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VL PGothic" svg:font-family="'VL PGothic'" style:font-family-generic="swiss" style:font-pitch="variable"/>
    <style:font-face style:name="DejaVu Sans" svg:font-family="'DejaVu Sans'" style:font-family-generic="system" style:font-pitch="variable"/>
    <style:font-face style:name="VL PGothic1" svg:font-family="'VL PGothic'" style:font-family-generic="system" style:font-pitch="variable"/>
  </office:font-face-decls>
  <office:automatic-styles>
    <style:style style:name="co1" style:family="table-column">
      <style:table-column-properties fo:break-before="auto" style:column-width="1.69cm"/>
    </style:style>
    <style:style style:name="co2" style:family="table-column">
      <style:table-column-properties fo:break-before="auto" style:column-width="9.407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7.30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199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1.207cm"/>
    </style:style>
    <style:style style:name="co9" style:family="table-column">
      <style:table-column-properties fo:break-before="auto" style:column-width="2.235cm"/>
    </style:style>
    <style:style style:name="co10" style:family="table-column">
      <style:table-column-properties fo:break-before="auto" style:column-width="2.163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489cm"/>
    </style:style>
    <style:style style:name="co13" style:family="table-column">
      <style:table-column-properties fo:break-before="auto" style:column-width="0.926cm"/>
    </style:style>
    <style:style style:name="co14" style:family="table-column">
      <style:table-column-properties fo:break-before="auto" style:column-width="2.589cm"/>
    </style:style>
    <style:style style:name="co15" style:family="table-column">
      <style:table-column-properties fo:break-before="auto" style:column-width="2.535cm"/>
    </style:style>
    <style:style style:name="co16" style:family="table-column">
      <style:table-column-properties fo:break-before="auto" style:column-width="0.845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8" style:family="table-cell" style:parent-style-name="Default">
      <style:text-properties fo:color="#0000ff" fo:font-weight="bold" style:font-weight-asian="bold" style:font-weight-complex="bold"/>
    </style:style>
    <style:style style:name="ce9" style:family="table-cell" style:parent-style-name="Default">
      <style:text-properties fo:color="#0000ff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>
      <style:text-properties fo:color="#ff0000" style:text-underline-style="none"/>
    </style:style>
    <style:style style:name="ce12" style:family="table-cell" style:parent-style-name="Default">
      <style:text-properties fo:color="#800000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>
      <style:text-properties style:use-window-font-color="true" style:text-underline-style="none"/>
    </style:style>
    <style:style style:name="ce15" style:family="table-cell" style:parent-style-name="Default">
      <style:text-properties fo:color="#800000" style:text-underline-style="none"/>
    </style:style>
    <style:style style:name="ce16" style:family="table-cell" style:parent-style-name="Default">
      <style:text-properties style:use-window-font-color="true" style:text-underline-style="solid" style:text-underline-width="auto" style:text-underline-color="font-color"/>
    </style:style>
    <style:style style:name="ce17" style:family="table-cell" style:parent-style-name="Default">
      <style:text-properties style:use-window-font-color="true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bou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6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>
            <text:p>Spanish Conjugations</text:p>
          </table:table-cell>
          <table:table-cell office:value-type="string">
            <text:p>Key To Verb Irregulariti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oger Keays, 2011</text:p>
          </table:table-cell>
          <table:table-cell office:value-type="string">
            <text:p>“</text:p>
          </table:table-cell>
          <table:table-cell office:value-type="string">
            <text:p>harmonic changes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1">
          <table:table-cell/>
          <table:table-cell office:value-type="string">
            <text:p><text:a xlink:href="http://www.mylanguagenotes.org/">MyLanguageNotes.org</text:a></text:p>
          </table:table-cell>
          <table:table-cell office:value-type="string">
            <text:p>/</text:p>
          </table:table-cell>
          <table:table-cell office:value-type="string">
            <text:p>diphthongization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1">
          <table:table-cell table:number-columns-repeated="2"/>
          <table:table-cell table:style-name="ce4" office:value-type="string">
            <text:p>^</text:p>
          </table:table-cell>
          <table:table-cell office:value-type="string">
            <text:p>vowel raising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1">
          <table:table-cell/>
          <table:table-cell office:value-type="string">
            <text:p>Licensed under</text:p>
          </table:table-cell>
          <table:table-cell office:value-type="string">
            <text:p>g</text:p>
          </table:table-cell>
          <table:table-cell office:value-type="string">
            <text:p>-g- insertion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1">
          <table:table-cell/>
          <table:table-cell table:style-name="ce2" office:value-type="string">
            <text:p><text:a xlink:href="http://creativecommons.org/licenses/by-nc/3.0/">Creative Commons Attribution-NonCommercial</text:a></text:p>
          </table:table-cell>
          <table:table-cell office:value-type="string">
            <text:p>&lt;</text:p>
          </table:table-cell>
          <table:table-cell office:value-type="string">
            <text:p>preterite and subjunctive stems change</text:p>
          </table:table-cell>
          <table:table-cell table:style-name="ce6" table:number-columns-repeated="4"/>
          <table:table-cell table:style-name="ce1" table:number-columns-repeated="2"/>
        </table:table-row>
        <table:table-row table:style-name="ro1">
          <table:table-cell table:number-columns-repeated="2"/>
          <table:table-cell office:value-type="string">
            <text:p>&gt;</text:p>
          </table:table-cell>
          <table:table-cell office:value-type="string">
            <text:p>future and conditional stems chang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lease send corrections to <text:a xlink:href="mailto:roger@ilikespam.com">roger@ilikespam.com</text:a></text:p>
          </table:table-cell>
          <table:table-cell office:value-type="string">
            <text:p>=</text:p>
          </table:table-cell>
          <table:table-cell office:value-type="string">
            <text:p>present subjunctive changes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office:value-type="string">
            <text:p>~</text:p>
          </table:table-cell>
          <table:table-cell table:style-name="ce5" office:value-type="string">
            <text:p>imperfect stem changes</text:p>
          </table:table-cell>
          <table:table-cell table:number-columns-repeated="6"/>
        </table:table-row>
      </table:table>
      <table:table table:name="presente" table:style-name="ta1" table:print="false">
        <table:table-column table:style-name="co6" table:default-cell-style-name="ce7"/>
        <table:table-column table:style-name="co5" table:default-cell-style-name="ce9"/>
        <table:table-column table:style-name="co7" table:default-cell-style-name="ce10"/>
        <table:table-column table:style-name="co7" table:number-columns-repeated="5" table:default-cell-style-name="ce13"/>
        <table:table-row table:style-name="ro1">
          <table:table-cell/>
          <table:table-cell table:style-name="ce1"/>
          <table:table-cell table:style-name="Default" table:number-columns-repeated="6"/>
        </table:table-row>
        <table:table-row table:style-name="ro1">
          <table:table-cell/>
          <table:table-cell table:style-name="ce8"/>
          <table:table-cell table:style-name="ce1" office:value-type="string">
            <text:p>yo</text:p>
          </table:table-cell>
          <table:table-cell table:style-name="ce1" office:value-type="string">
            <text:p>tú</text:p>
          </table:table-cell>
          <table:table-cell table:style-name="ce1" office:value-type="string">
            <text:p>vos</text:p>
          </table:table-cell>
          <table:table-cell table:style-name="ce1" office:value-type="string">
            <text:p>él</text:p>
          </table:table-cell>
          <table:table-cell table:style-name="ce1" office:value-type="string">
            <text:p>nosotros</text:p>
          </table:table-cell>
          <table:table-cell table:style-name="ce1" office:value-type="string">
            <text:p>ellos / Uds</text:p>
          </table:table-cell>
        </table:table-row>
        <table:table-row table:style-name="ro1">
          <table:table-cell/>
          <table:table-cell office:value-type="string">
            <text:p>hablar</text:p>
          </table:table-cell>
          <table:table-cell table:style-name="Default" office:value-type="string">
            <text:p>hablo</text:p>
          </table:table-cell>
          <table:table-cell office:value-type="string">
            <text:p>hablas</text:p>
          </table:table-cell>
          <table:table-cell office:value-type="string">
            <text:p>hablás</text:p>
          </table:table-cell>
          <table:table-cell office:value-type="string">
            <text:p>habla</text:p>
          </table:table-cell>
          <table:table-cell office:value-type="string">
            <text:p>hablamos</text:p>
          </table:table-cell>
          <table:table-cell office:value-type="string">
            <text:p>hablan</text:p>
          </table:table-cell>
        </table:table-row>
        <table:table-row table:style-name="ro1">
          <table:table-cell/>
          <table:table-cell office:value-type="string">
            <text:p>necesitar</text:p>
          </table:table-cell>
          <table:table-cell table:style-name="Default" office:value-type="string">
            <text:p>necesito</text:p>
          </table:table-cell>
          <table:table-cell office:value-type="string">
            <text:p>necesitas</text:p>
          </table:table-cell>
          <table:table-cell office:value-type="string">
            <text:p>necesitás</text:p>
          </table:table-cell>
          <table:table-cell office:value-type="string">
            <text:p>necesita</text:p>
          </table:table-cell>
          <table:table-cell office:value-type="string">
            <text:p>necesitamos</text:p>
          </table:table-cell>
          <table:table-cell office:value-type="string">
            <text:p>necesitan</text:p>
          </table:table-cell>
        </table:table-row>
        <table:table-row table:style-name="ro1">
          <table:table-cell/>
          <table:table-cell office:value-type="string">
            <text:p>usar</text:p>
          </table:table-cell>
          <table:table-cell table:style-name="Default" office:value-type="string">
            <text:p>uso</text:p>
          </table:table-cell>
          <table:table-cell office:value-type="string">
            <text:p>usas</text:p>
          </table:table-cell>
          <table:table-cell office:value-type="string">
            <text:p>usás</text:p>
          </table:table-cell>
          <table:table-cell office:value-type="string">
            <text:p>usa</text:p>
          </table:table-cell>
          <table:table-cell office:value-type="string">
            <text:p>usamos</text:p>
          </table:table-cell>
          <table:table-cell office:value-type="string">
            <text:p>usan</text:p>
          </table:table-cell>
        </table:table-row>
        <table:table-row table:style-name="ro1">
          <table:table-cell/>
          <table:table-cell office:value-type="string">
            <text:p>mirar</text:p>
          </table:table-cell>
          <table:table-cell table:style-name="Default" office:value-type="string">
            <text:p>miro</text:p>
          </table:table-cell>
          <table:table-cell office:value-type="string">
            <text:p>miras</text:p>
          </table:table-cell>
          <table:table-cell office:value-type="string">
            <text:p>mirás</text:p>
          </table:table-cell>
          <table:table-cell office:value-type="string">
            <text:p>mira</text:p>
          </table:table-cell>
          <table:table-cell office:value-type="string">
            <text:p>miramos</text:p>
          </table:table-cell>
          <table:table-cell office:value-type="string">
            <text:p>miran</text:p>
          </table:table-cell>
        </table:table-row>
        <table:table-row table:style-name="ro1">
          <table:table-cell/>
          <table:table-cell office:value-type="string">
            <text:p>estudiar</text:p>
          </table:table-cell>
          <table:table-cell table:style-name="Default" office:value-type="string">
            <text:p>estudio</text:p>
          </table:table-cell>
          <table:table-cell office:value-type="string">
            <text:p>estudias</text:p>
          </table:table-cell>
          <table:table-cell office:value-type="string">
            <text:p>estudiás</text:p>
          </table:table-cell>
          <table:table-cell office:value-type="string">
            <text:p>estudia</text:p>
          </table:table-cell>
          <table:table-cell office:value-type="string">
            <text:p>estudiamos</text:p>
          </table:table-cell>
          <table:table-cell office:value-type="string">
            <text:p>estudian</text:p>
          </table:table-cell>
        </table:table-row>
        <table:table-row table:style-name="ro1">
          <table:table-cell/>
          <table:table-cell office:value-type="string">
            <text:p>llevar</text:p>
          </table:table-cell>
          <table:table-cell table:style-name="Default" office:value-type="string">
            <text:p>llevo</text:p>
          </table:table-cell>
          <table:table-cell office:value-type="string">
            <text:p>llevas</text:p>
          </table:table-cell>
          <table:table-cell office:value-type="string">
            <text:p>llevás</text:p>
          </table:table-cell>
          <table:table-cell office:value-type="string">
            <text:p>lleva</text:p>
          </table:table-cell>
          <table:table-cell office:value-type="string">
            <text:p>llevamos</text:p>
          </table:table-cell>
          <table:table-cell office:value-type="string">
            <text:p>llevan</text:p>
          </table:table-cell>
        </table:table-row>
        <table:table-row table:style-name="ro1">
          <table:table-cell/>
          <table:table-cell office:value-type="string">
            <text:p>amar</text:p>
          </table:table-cell>
          <table:table-cell table:style-name="Default" office:value-type="string">
            <text:p>amo</text:p>
          </table:table-cell>
          <table:table-cell office:value-type="string">
            <text:p>amas</text:p>
          </table:table-cell>
          <table:table-cell office:value-type="string">
            <text:p>amás</text:p>
          </table:table-cell>
          <table:table-cell office:value-type="string">
            <text:p>ama</text:p>
          </table:table-cell>
          <table:table-cell office:value-type="string">
            <text:p>amamos</text:p>
          </table:table-cell>
          <table:table-cell office:value-type="string">
            <text:p>aman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llegar</text:p>
          </table:table-cell>
          <table:table-cell table:style-name="Default" office:value-type="string">
            <text:p>llego</text:p>
          </table:table-cell>
          <table:table-cell office:value-type="string">
            <text:p>llegas</text:p>
          </table:table-cell>
          <table:table-cell office:value-type="string">
            <text:p>llegás</text:p>
          </table:table-cell>
          <table:table-cell office:value-type="string">
            <text:p>llega</text:p>
          </table:table-cell>
          <table:table-cell office:value-type="string">
            <text:p>llegamos</text:p>
          </table:table-cell>
          <table:table-cell office:value-type="string">
            <text:p>llegan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string">
            <text:p>pensar</text:p>
          </table:table-cell>
          <table:table-cell office:value-type="string">
            <text:p>pienso /</text:p>
          </table:table-cell>
          <table:table-cell table:style-name="ce10" office:value-type="string">
            <text:p>piensas /</text:p>
          </table:table-cell>
          <table:table-cell office:value-type="string">
            <text:p>pensás</text:p>
          </table:table-cell>
          <table:table-cell table:style-name="ce10" office:value-type="string">
            <text:p>piensa /</text:p>
          </table:table-cell>
          <table:table-cell office:value-type="string">
            <text:p>pensamos</text:p>
          </table:table-cell>
          <table:table-cell table:style-name="ce10" office:value-type="string">
            <text:p>piensan /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string">
            <text:p>encontrar</text:p>
          </table:table-cell>
          <table:table-cell office:value-type="string">
            <text:p>encuentro /</text:p>
          </table:table-cell>
          <table:table-cell table:style-name="ce10" office:value-type="string">
            <text:p>encuentras /</text:p>
          </table:table-cell>
          <table:table-cell office:value-type="string">
            <text:p>encontrás</text:p>
          </table:table-cell>
          <table:table-cell table:style-name="ce10" office:value-type="string">
            <text:p>encuentra /</text:p>
          </table:table-cell>
          <table:table-cell office:value-type="string">
            <text:p>encontramos</text:p>
          </table:table-cell>
          <table:table-cell table:style-name="ce10" office:value-type="string">
            <text:p>encuentran /</text:p>
          </table:table-cell>
        </table:table-row>
        <table:table-row table:style-name="ro1">
          <table:table-cell office:value-type="string">
            <text:p>&lt;"</text:p>
          </table:table-cell>
          <table:table-cell office:value-type="string">
            <text:p>dar</text:p>
          </table:table-cell>
          <table:table-cell table:style-name="ce11" office:value-type="string">
            <text:p>doy *</text:p>
          </table:table-cell>
          <table:table-cell table:style-name="ce14" office:value-type="string">
            <text:p>das</text:p>
          </table:table-cell>
          <table:table-cell table:style-name="ce15" office:value-type="string">
            <text:p>das “</text:p>
          </table:table-cell>
          <table:table-cell table:style-name="ce14" office:value-type="string">
            <text:p>da</text:p>
          </table:table-cell>
          <table:table-cell table:style-name="ce14" office:value-type="string">
            <text:p>damos</text:p>
          </table:table-cell>
          <table:table-cell table:style-name="ce14" office:value-type="string">
            <text:p>dan</text:p>
          </table:table-cell>
        </table:table-row>
        <table:table-row table:style-name="ro1">
          <table:table-cell office:value-type="string">
            <text:p>&lt;"</text:p>
          </table:table-cell>
          <table:table-cell office:value-type="string">
            <text:p>estar</text:p>
          </table:table-cell>
          <table:table-cell office:value-type="string">
            <text:p>estoy *</text:p>
          </table:table-cell>
          <table:table-cell table:style-name="ce12" office:value-type="string">
            <text:p>estás “</text:p>
          </table:table-cell>
          <table:table-cell office:value-type="string">
            <text:p>estás</text:p>
          </table:table-cell>
          <table:table-cell table:style-name="ce12" office:value-type="string">
            <text:p>está “</text:p>
          </table:table-cell>
          <table:table-cell office:value-type="string">
            <text:p>estamos</text:p>
          </table:table-cell>
          <table:table-cell office:value-type="string">
            <text:p>están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deber</text:p>
          </table:table-cell>
          <table:table-cell table:style-name="Default" office:value-type="string">
            <text:p>debo</text:p>
          </table:table-cell>
          <table:table-cell office:value-type="string">
            <text:p>debes</text:p>
          </table:table-cell>
          <table:table-cell office:value-type="string">
            <text:p>debés</text:p>
          </table:table-cell>
          <table:table-cell office:value-type="string">
            <text:p>debe</text:p>
          </table:table-cell>
          <table:table-cell office:value-type="string">
            <text:p>debemos</text:p>
          </table:table-cell>
          <table:table-cell office:value-type="string">
            <text:p>deben</text:p>
          </table:table-cell>
        </table:table-row>
        <table:table-row table:style-name="ro1">
          <table:table-cell/>
          <table:table-cell office:value-type="string">
            <text:p>comer</text:p>
          </table:table-cell>
          <table:table-cell table:style-name="Default" office:value-type="string">
            <text:p>como</text:p>
          </table:table-cell>
          <table:table-cell office:value-type="string">
            <text:p>comes</text:p>
          </table:table-cell>
          <table:table-cell office:value-type="string">
            <text:p>comés</text:p>
          </table:table-cell>
          <table:table-cell office:value-type="string">
            <text:p>come</text:p>
          </table:table-cell>
          <table:table-cell office:value-type="string">
            <text:p>comemos</text:p>
          </table:table-cell>
          <table:table-cell office:value-type="string">
            <text:p>comen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conocer</text:p>
          </table:table-cell>
          <table:table-cell table:style-name="ce12" office:value-type="string">
            <text:p>conozco “</text:p>
          </table:table-cell>
          <table:table-cell office:value-type="string">
            <text:p>conoces</text:p>
          </table:table-cell>
          <table:table-cell office:value-type="string">
            <text:p>conocés</text:p>
          </table:table-cell>
          <table:table-cell office:value-type="string">
            <text:p>conoce</text:p>
          </table:table-cell>
          <table:table-cell office:value-type="string">
            <text:p>conocemos</text:p>
          </table:table-cell>
          <table:table-cell office:value-type="string">
            <text:p>conocen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parecer</text:p>
          </table:table-cell>
          <table:table-cell table:style-name="ce12" office:value-type="string">
            <text:p>parezco “</text:p>
          </table:table-cell>
          <table:table-cell office:value-type="string">
            <text:p>pareces</text:p>
          </table:table-cell>
          <table:table-cell office:value-type="string">
            <text:p>parecés</text:p>
          </table:table-cell>
          <table:table-cell office:value-type="string">
            <text:p>parece</text:p>
          </table:table-cell>
          <table:table-cell office:value-type="string">
            <text:p>parecemos</text:p>
          </table:table-cell>
          <table:table-cell office:value-type="string">
            <text:p>parecen</text:p>
          </table:table-cell>
        </table:table-row>
        <table:table-row table:style-name="ro1">
          <table:table-cell office:value-type="string">
            <text:p>&lt;&gt;/</text:p>
          </table:table-cell>
          <table:table-cell office:value-type="string">
            <text:p>querer</text:p>
          </table:table-cell>
          <table:table-cell office:value-type="string">
            <text:p>quiero /</text:p>
          </table:table-cell>
          <table:table-cell table:style-name="ce10" office:value-type="string">
            <text:p>quieres /</text:p>
          </table:table-cell>
          <table:table-cell office:value-type="string">
            <text:p>querés</text:p>
          </table:table-cell>
          <table:table-cell table:style-name="ce10" office:value-type="string">
            <text:p>quiere /</text:p>
          </table:table-cell>
          <table:table-cell office:value-type="string">
            <text:p>queremos</text:p>
          </table:table-cell>
          <table:table-cell table:style-name="ce10" office:value-type="string">
            <text:p>quieren /</text:p>
          </table:table-cell>
        </table:table-row>
        <table:table-row table:style-name="ro1">
          <table:table-cell office:value-type="string">
            <text:p>&lt;&gt;/</text:p>
          </table:table-cell>
          <table:table-cell office:value-type="string">
            <text:p>poder</text:p>
          </table:table-cell>
          <table:table-cell office:value-type="string">
            <text:p>puedo /</text:p>
          </table:table-cell>
          <table:table-cell table:style-name="ce10" office:value-type="string">
            <text:p>puedes /</text:p>
          </table:table-cell>
          <table:table-cell office:value-type="string">
            <text:p>podés</text:p>
          </table:table-cell>
          <table:table-cell table:style-name="ce10" office:value-type="string">
            <text:p>puede /</text:p>
          </table:table-cell>
          <table:table-cell office:value-type="string">
            <text:p>podemos</text:p>
          </table:table-cell>
          <table:table-cell table:style-name="ce10" office:value-type="string">
            <text:p>pueden /</text:p>
          </table:table-cell>
        </table:table-row>
        <table:table-row table:style-name="ro1">
          <table:table-cell office:value-type="string">
            <text:p>&lt;&gt;g/</text:p>
          </table:table-cell>
          <table:table-cell office:value-type="string">
            <text:p>tener</text:p>
          </table:table-cell>
          <table:table-cell office:value-type="string">
            <text:p>tengo g</text:p>
          </table:table-cell>
          <table:table-cell table:style-name="ce10" office:value-type="string">
            <text:p>tienes /</text:p>
          </table:table-cell>
          <table:table-cell office:value-type="string">
            <text:p>tenés</text:p>
          </table:table-cell>
          <table:table-cell table:style-name="ce10" office:value-type="string">
            <text:p>tiene /</text:p>
          </table:table-cell>
          <table:table-cell office:value-type="string">
            <text:p>tenemos</text:p>
          </table:table-cell>
          <table:table-cell table:style-name="ce10" office:value-type="string">
            <text:p>tienen /</text:p>
          </table:table-cell>
        </table:table-row>
        <table:table-row table:style-name="ro1">
          <table:table-cell office:value-type="string">
            <text:p>&lt;&gt;g</text:p>
          </table:table-cell>
          <table:table-cell office:value-type="string">
            <text:p>poner</text:p>
          </table:table-cell>
          <table:table-cell office:value-type="string">
            <text:p>pongo g</text:p>
          </table:table-cell>
          <table:table-cell office:value-type="string">
            <text:p>pones</text:p>
          </table:table-cell>
          <table:table-cell office:value-type="string">
            <text:p>ponés</text:p>
          </table:table-cell>
          <table:table-cell office:value-type="string">
            <text:p>pone</text:p>
          </table:table-cell>
          <table:table-cell office:value-type="string">
            <text:p>ponemos</text:p>
          </table:table-cell>
          <table:table-cell office:value-type="string">
            <text:p>ponen</text:p>
          </table:table-cell>
        </table:table-row>
        <table:table-row table:style-name="ro1">
          <table:table-cell office:value-type="string">
            <text:p>&lt;&gt;g</text:p>
          </table:table-cell>
          <table:table-cell office:value-type="string">
            <text:p>hacer</text:p>
          </table:table-cell>
          <table:table-cell office:value-type="string">
            <text:p>hago g</text:p>
          </table:table-cell>
          <table:table-cell office:value-type="string">
            <text:p>haces</text:p>
          </table:table-cell>
          <table:table-cell office:value-type="string">
            <text:p>hacés</text:p>
          </table:table-cell>
          <table:table-cell office:value-type="string">
            <text:p>hace</text:p>
          </table:table-cell>
          <table:table-cell office:value-type="string">
            <text:p>hacemos</text:p>
          </table:table-cell>
          <table:table-cell office:value-type="string">
            <text:p>hacen</text:p>
          </table:table-cell>
        </table:table-row>
        <table:table-row table:style-name="ro1">
          <table:table-cell office:value-type="string">
            <text:p>=&lt;&gt;</text:p>
          </table:table-cell>
          <table:table-cell office:value-type="string">
            <text:p>haber</text:p>
          </table:table-cell>
          <table:table-cell office:value-type="string">
            <text:p>he *</text:p>
          </table:table-cell>
          <table:table-cell table:style-name="ce10" office:value-type="string">
            <text:p>has *</text:p>
          </table:table-cell>
          <table:table-cell office:value-type="string">
            <text:p>habés</text:p>
          </table:table-cell>
          <table:table-cell table:style-name="ce10" office:value-type="string">
            <text:p>ha *</text:p>
          </table:table-cell>
          <table:table-cell table:style-name="ce10" office:value-type="string">
            <text:p>hemos *</text:p>
          </table:table-cell>
          <table:table-cell table:style-name="ce10" office:value-type="string">
            <text:p>han *</text:p>
          </table:table-cell>
        </table:table-row>
        <table:table-row table:style-name="ro1">
          <table:table-cell office:value-type="string">
            <text:p>=&lt;&gt;</text:p>
          </table:table-cell>
          <table:table-cell office:value-type="string">
            <text:p>saber</text:p>
          </table:table-cell>
          <table:table-cell office:value-type="string">
            <text:p>sé *</text:p>
          </table:table-cell>
          <table:table-cell office:value-type="string">
            <text:p>sabes</text:p>
          </table:table-cell>
          <table:table-cell office:value-type="string">
            <text:p>sabés</text:p>
          </table:table-cell>
          <table:table-cell office:value-type="string">
            <text:p>sabe</text:p>
          </table:table-cell>
          <table:table-cell office:value-type="string">
            <text:p>sabemos</text:p>
          </table:table-cell>
          <table:table-cell office:value-type="string">
            <text:p>saben</text:p>
          </table:table-cell>
        </table:table-row>
        <table:table-row table:style-name="ro1">
          <table:table-cell office:value-type="string">
            <text:p>=&lt;~"</text:p>
          </table:table-cell>
          <table:table-cell office:value-type="string">
            <text:p>ser</text:p>
          </table:table-cell>
          <table:table-cell office:value-type="string">
            <text:p>soy *</text:p>
          </table:table-cell>
          <table:table-cell table:style-name="ce10" office:value-type="string">
            <text:p>eres *</text:p>
          </table:table-cell>
          <table:table-cell table:style-name="ce10" office:value-type="string">
            <text:p>sos *</text:p>
          </table:table-cell>
          <table:table-cell table:style-name="ce10" office:value-type="string">
            <text:p>es *</text:p>
          </table:table-cell>
          <table:table-cell table:style-name="ce10" office:value-type="string">
            <text:p>somos *</text:p>
          </table:table-cell>
          <table:table-cell table:style-name="ce10" office:value-type="string">
            <text:p>son *</text:p>
          </table:table-cell>
        </table:table-row>
        <table:table-row table:style-name="ro1">
          <table:table-cell office:value-type="string">
            <text:p>=~</text:p>
          </table:table-cell>
          <table:table-cell office:value-type="string">
            <text:p>ver</text:p>
          </table:table-cell>
          <table:table-cell office:value-type="string">
            <text:p>veo *</text:p>
          </table:table-cell>
          <table:table-cell office:value-type="string">
            <text:p>ves</text:p>
          </table:table-cell>
          <table:table-cell table:style-name="ce12" office:value-type="string">
            <text:p>ves “</text:p>
          </table:table-cell>
          <table:table-cell office:value-type="string">
            <text:p>ve</text:p>
          </table:table-cell>
          <table:table-cell office:value-type="string">
            <text:p>vemos</text:p>
          </table:table-cell>
          <table:table-cell office:value-type="string">
            <text:p>ven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vivir</text:p>
          </table:table-cell>
          <table:table-cell table:style-name="Default" office:value-type="string">
            <text:p>vivo</text:p>
          </table:table-cell>
          <table:table-cell office:value-type="string">
            <text:p>vives</text:p>
          </table:table-cell>
          <table:table-cell office:value-type="string">
            <text:p>vivís</text:p>
          </table:table-cell>
          <table:table-cell office:value-type="string">
            <text:p>vive</text:p>
          </table:table-cell>
          <table:table-cell office:value-type="string">
            <text:p>vivimos</text:p>
          </table:table-cell>
          <table:table-cell office:value-type="string">
            <text:p>viven</text:p>
          </table:table-cell>
        </table:table-row>
        <table:table-row table:style-name="ro1">
          <table:table-cell/>
          <table:table-cell office:value-type="string">
            <text:p>escribir</text:p>
          </table:table-cell>
          <table:table-cell table:style-name="Default" office:value-type="string">
            <text:p>escribo</text:p>
          </table:table-cell>
          <table:table-cell office:value-type="string">
            <text:p>escribes</text:p>
          </table:table-cell>
          <table:table-cell office:value-type="string">
            <text:p>escribís</text:p>
          </table:table-cell>
          <table:table-cell office:value-type="string">
            <text:p>escribe</text:p>
          </table:table-cell>
          <table:table-cell office:value-type="string">
            <text:p>escribimos</text:p>
          </table:table-cell>
          <table:table-cell office:value-type="string">
            <text:p>escriben</text:p>
          </table:table-cell>
        </table:table-row>
        <table:table-row table:style-name="ro1">
          <table:table-cell/>
          <table:table-cell office:value-type="string">
            <text:p>abrir</text:p>
          </table:table-cell>
          <table:table-cell table:style-name="Default" office:value-type="string">
            <text:p>abro</text:p>
          </table:table-cell>
          <table:table-cell office:value-type="string">
            <text:p>abres</text:p>
          </table:table-cell>
          <table:table-cell office:value-type="string">
            <text:p>abrís</text:p>
          </table:table-cell>
          <table:table-cell office:value-type="string">
            <text:p>abre</text:p>
          </table:table-cell>
          <table:table-cell office:value-type="string">
            <text:p>abrimos</text:p>
          </table:table-cell>
          <table:table-cell office:value-type="string">
            <text:p>abren</text:p>
          </table:table-cell>
        </table:table-row>
        <table:table-row table:style-name="ro1">
          <table:table-cell/>
          <table:table-cell office:value-type="string">
            <text:p>existir</text:p>
          </table:table-cell>
          <table:table-cell table:style-name="Default" office:value-type="string">
            <text:p>existo</text:p>
          </table:table-cell>
          <table:table-cell office:value-type="string">
            <text:p>existes</text:p>
          </table:table-cell>
          <table:table-cell office:value-type="string">
            <text:p>existís</text:p>
          </table:table-cell>
          <table:table-cell office:value-type="string">
            <text:p>existe</text:p>
          </table:table-cell>
          <table:table-cell office:value-type="string">
            <text:p>existimos</text:p>
          </table:table-cell>
          <table:table-cell office:value-type="string">
            <text:p>existen</text:p>
          </table:table-cell>
        </table:table-row>
        <table:table-row table:style-name="ro1">
          <table:table-cell/>
          <table:table-cell office:value-type="string">
            <text:p>cumplir</text:p>
          </table:table-cell>
          <table:table-cell table:style-name="Default" office:value-type="string">
            <text:p>cumplo</text:p>
          </table:table-cell>
          <table:table-cell office:value-type="string">
            <text:p>cumples</text:p>
          </table:table-cell>
          <table:table-cell office:value-type="string">
            <text:p>cumplís</text:p>
          </table:table-cell>
          <table:table-cell office:value-type="string">
            <text:p>cumple</text:p>
          </table:table-cell>
          <table:table-cell office:value-type="string">
            <text:p>cumplimos</text:p>
          </table:table-cell>
          <table:table-cell office:value-type="string">
            <text:p>cumplen</text:p>
          </table:table-cell>
        </table:table-row>
        <table:table-row table:style-name="ro1">
          <table:table-cell office:value-type="string">
            <text:p>^</text:p>
          </table:table-cell>
          <table:table-cell office:value-type="string">
            <text:p>vestir</text:p>
          </table:table-cell>
          <table:table-cell office:value-type="string">
            <text:p>visto ^</text:p>
          </table:table-cell>
          <table:table-cell table:style-name="ce10" office:value-type="string">
            <text:p>vistes ^</text:p>
          </table:table-cell>
          <table:table-cell office:value-type="string">
            <text:p>vestís</text:p>
          </table:table-cell>
          <table:table-cell table:style-name="ce10" office:value-type="string">
            <text:p>viste ^</text:p>
          </table:table-cell>
          <table:table-cell office:value-type="string">
            <text:p>vestimos</text:p>
          </table:table-cell>
          <table:table-cell table:style-name="ce10" office:value-type="string">
            <text:p>visten ^</text:p>
          </table:table-cell>
        </table:table-row>
        <table:table-row table:style-name="ro1">
          <table:table-cell office:value-type="string">
            <text:p>^</text:p>
          </table:table-cell>
          <table:table-cell office:value-type="string">
            <text:p>pedir</text:p>
          </table:table-cell>
          <table:table-cell office:value-type="string">
            <text:p>pido ^</text:p>
          </table:table-cell>
          <table:table-cell table:style-name="ce10" office:value-type="string">
            <text:p>pides ^</text:p>
          </table:table-cell>
          <table:table-cell office:value-type="string">
            <text:p>pedís</text:p>
          </table:table-cell>
          <table:table-cell table:style-name="ce10" office:value-type="string">
            <text:p>pide ^</text:p>
          </table:table-cell>
          <table:table-cell office:value-type="string">
            <text:p>pedimos</text:p>
          </table:table-cell>
          <table:table-cell table:style-name="ce10" office:value-type="string">
            <text:p>piden ^</text:p>
          </table:table-cell>
        </table:table-row>
        <table:table-row table:style-name="ro1">
          <table:table-cell office:value-type="string">
            <text:p>^”</text:p>
          </table:table-cell>
          <table:table-cell office:value-type="string">
            <text:p>seguir</text:p>
          </table:table-cell>
          <table:table-cell office:value-type="string">
            <text:p>sigo ^</text:p>
          </table:table-cell>
          <table:table-cell table:style-name="ce10" office:value-type="string">
            <text:p>sigues ^</text:p>
          </table:table-cell>
          <table:table-cell office:value-type="string">
            <text:p>seguís</text:p>
          </table:table-cell>
          <table:table-cell table:style-name="ce10" office:value-type="string">
            <text:p>sigue ^</text:p>
          </table:table-cell>
          <table:table-cell office:value-type="string">
            <text:p>seguimos</text:p>
          </table:table-cell>
          <table:table-cell table:style-name="ce10" office:value-type="string">
            <text:p>siguen ^</text:p>
          </table:table-cell>
        </table:table-row>
        <table:table-row table:style-name="ro1">
          <table:table-cell office:value-type="string">
            <text:p>/^</text:p>
          </table:table-cell>
          <table:table-cell office:value-type="string">
            <text:p>sentir</text:p>
          </table:table-cell>
          <table:table-cell office:value-type="string">
            <text:p>siento /</text:p>
          </table:table-cell>
          <table:table-cell table:style-name="ce10" office:value-type="string">
            <text:p>sientes /</text:p>
          </table:table-cell>
          <table:table-cell office:value-type="string">
            <text:p>sentís</text:p>
          </table:table-cell>
          <table:table-cell table:style-name="ce10" office:value-type="string">
            <text:p>siente /</text:p>
          </table:table-cell>
          <table:table-cell office:value-type="string">
            <text:p>sentimos</text:p>
          </table:table-cell>
          <table:table-cell table:style-name="ce10" office:value-type="string">
            <text:p>sienten /</text:p>
          </table:table-cell>
        </table:table-row>
        <table:table-row table:style-name="ro1">
          <table:table-cell office:value-type="string">
            <text:p>/^</text:p>
          </table:table-cell>
          <table:table-cell office:value-type="string">
            <text:p>preferir</text:p>
          </table:table-cell>
          <table:table-cell office:value-type="string">
            <text:p>prefiero /</text:p>
          </table:table-cell>
          <table:table-cell table:style-name="ce10" office:value-type="string">
            <text:p>prefieres /</text:p>
          </table:table-cell>
          <table:table-cell office:value-type="string">
            <text:p>preferís</text:p>
          </table:table-cell>
          <table:table-cell table:style-name="ce10" office:value-type="string">
            <text:p>prefiere /</text:p>
          </table:table-cell>
          <table:table-cell office:value-type="string">
            <text:p>preferimos</text:p>
          </table:table-cell>
          <table:table-cell table:style-name="ce10" office:value-type="string">
            <text:p>prefieren /</text:p>
          </table:table-cell>
        </table:table-row>
        <table:table-row table:style-name="ro1">
          <table:table-cell office:value-type="string">
            <text:p>g”</text:p>
          </table:table-cell>
          <table:table-cell office:value-type="string">
            <text:p>oír</text:p>
          </table:table-cell>
          <table:table-cell office:value-type="string">
            <text:p>oigo g</text:p>
          </table:table-cell>
          <table:table-cell table:style-name="ce12" office:value-type="string">
            <text:p>oyes “</text:p>
          </table:table-cell>
          <table:table-cell office:value-type="string">
            <text:p>oís</text:p>
          </table:table-cell>
          <table:table-cell table:style-name="ce12" office:value-type="string">
            <text:p>oye “</text:p>
          </table:table-cell>
          <table:table-cell table:style-name="ce12" office:value-type="string">
            <text:p>oímos “</text:p>
          </table:table-cell>
          <table:table-cell table:style-name="ce12" office:value-type="string">
            <text:p>oyen “</text:p>
          </table:table-cell>
        </table:table-row>
        <table:table-row table:style-name="ro1">
          <table:table-cell office:value-type="string">
            <text:p>&gt;g</text:p>
          </table:table-cell>
          <table:table-cell office:value-type="string">
            <text:p>salir</text:p>
          </table:table-cell>
          <table:table-cell office:value-type="string">
            <text:p>salgo g</text:p>
          </table:table-cell>
          <table:table-cell office:value-type="string">
            <text:p>sales</text:p>
          </table:table-cell>
          <table:table-cell office:value-type="string">
            <text:p>salís</text:p>
          </table:table-cell>
          <table:table-cell office:value-type="string">
            <text:p>sale</text:p>
          </table:table-cell>
          <table:table-cell office:value-type="string">
            <text:p>salimos</text:p>
          </table:table-cell>
          <table:table-cell office:value-type="string">
            <text:p>salen</text:p>
          </table:table-cell>
        </table:table-row>
        <table:table-row table:style-name="ro1">
          <table:table-cell office:value-type="string">
            <text:p>&lt;&gt;g/</text:p>
          </table:table-cell>
          <table:table-cell office:value-type="string">
            <text:p>venir</text:p>
          </table:table-cell>
          <table:table-cell office:value-type="string">
            <text:p>vengo g</text:p>
          </table:table-cell>
          <table:table-cell table:style-name="ce10" office:value-type="string">
            <text:p>vienes /</text:p>
          </table:table-cell>
          <table:table-cell office:value-type="string">
            <text:p>venís</text:p>
          </table:table-cell>
          <table:table-cell table:style-name="ce10" office:value-type="string">
            <text:p>viene /</text:p>
          </table:table-cell>
          <table:table-cell office:value-type="string">
            <text:p>venimos</text:p>
          </table:table-cell>
          <table:table-cell table:style-name="ce10" office:value-type="string">
            <text:p>vienen /</text:p>
          </table:table-cell>
        </table:table-row>
        <table:table-row table:style-name="ro1">
          <table:table-cell office:value-type="string">
            <text:p>&lt;&gt;g^</text:p>
          </table:table-cell>
          <table:table-cell office:value-type="string">
            <text:p>decir</text:p>
          </table:table-cell>
          <table:table-cell office:value-type="string">
            <text:p>digo g^</text:p>
          </table:table-cell>
          <table:table-cell table:style-name="ce10" office:value-type="string">
            <text:p>dices ^</text:p>
          </table:table-cell>
          <table:table-cell office:value-type="string">
            <text:p>decís</text:p>
          </table:table-cell>
          <table:table-cell table:style-name="ce10" office:value-type="string">
            <text:p>dice ^</text:p>
          </table:table-cell>
          <table:table-cell office:value-type="string">
            <text:p>decimos</text:p>
          </table:table-cell>
          <table:table-cell table:style-name="ce10" office:value-type="string">
            <text:p>dicen ^</text:p>
          </table:table-cell>
        </table:table-row>
        <table:table-row table:style-name="ro1">
          <table:table-cell office:value-type="string">
            <text:p>=&lt;~</text:p>
          </table:table-cell>
          <table:table-cell office:value-type="string">
            <text:p>ir</text:p>
          </table:table-cell>
          <table:table-cell office:value-type="string">
            <text:p>voy *</text:p>
          </table:table-cell>
          <table:table-cell table:style-name="ce10" office:value-type="string">
            <text:p>vas *</text:p>
          </table:table-cell>
          <table:table-cell table:style-name="ce10" office:value-type="string">
            <text:p>vas *</text:p>
          </table:table-cell>
          <table:table-cell table:style-name="ce10" office:value-type="string">
            <text:p>va *</text:p>
          </table:table-cell>
          <table:table-cell table:style-name="ce10" office:value-type="string">
            <text:p>vamos *</text:p>
          </table:table-cell>
          <table:table-cell table:style-name="ce10" office:value-type="string">
            <text:p>van *</text:p>
          </table:table-cell>
        </table:table-row>
      </table:table>
      <table:table table:name="imperfecto" table:style-name="ta1" table:print="false">
        <table:table-column table:style-name="co6" table:default-cell-style-name="ce7"/>
        <table:table-column table:style-name="co5" table:default-cell-style-name="ce9"/>
        <table:table-column table:style-name="co7" table:default-cell-style-name="Default"/>
        <table:table-column table:style-name="co7" table:number-columns-repeated="5" table:default-cell-style-name="ce13"/>
        <table:table-row table:style-name="ro1">
          <table:table-cell/>
          <table:table-cell table:style-name="ce1"/>
          <table:table-cell/>
          <table:table-cell table:style-name="Default" table:number-columns-repeated="5"/>
        </table:table-row>
        <table:table-row table:style-name="ro1">
          <table:table-cell/>
          <table:table-cell table:style-name="ce8"/>
          <table:table-cell table:style-name="ce1" office:value-type="string">
            <text:p>yo</text:p>
          </table:table-cell>
          <table:table-cell table:style-name="ce1" office:value-type="string">
            <text:p>tú</text:p>
          </table:table-cell>
          <table:table-cell table:style-name="ce1" office:value-type="string">
            <text:p>vos</text:p>
          </table:table-cell>
          <table:table-cell table:style-name="ce1" office:value-type="string">
            <text:p>él</text:p>
          </table:table-cell>
          <table:table-cell table:style-name="ce1" office:value-type="string">
            <text:p>nosotros</text:p>
          </table:table-cell>
          <table:table-cell table:style-name="ce1" office:value-type="string">
            <text:p>ellos / Uds</text:p>
          </table:table-cell>
        </table:table-row>
        <table:table-row table:style-name="ro1">
          <table:table-cell/>
          <table:table-cell office:value-type="string">
            <text:p>hablar</text:p>
          </table:table-cell>
          <table:table-cell office:value-type="string">
            <text:p>hablaba</text:p>
          </table:table-cell>
          <table:table-cell table:number-columns-repeated="2" office:value-type="string">
            <text:p>hablabas</text:p>
          </table:table-cell>
          <table:table-cell office:value-type="string">
            <text:p>hablaba</text:p>
          </table:table-cell>
          <table:table-cell office:value-type="string">
            <text:p>hablábamos</text:p>
          </table:table-cell>
          <table:table-cell office:value-type="string">
            <text:p>hablaban</text:p>
          </table:table-cell>
        </table:table-row>
        <table:table-row table:style-name="ro1">
          <table:table-cell/>
          <table:table-cell office:value-type="string">
            <text:p>necesitar</text:p>
          </table:table-cell>
          <table:table-cell office:value-type="string">
            <text:p>necesitaba</text:p>
          </table:table-cell>
          <table:table-cell table:number-columns-repeated="2" office:value-type="string">
            <text:p>necesitabas</text:p>
          </table:table-cell>
          <table:table-cell office:value-type="string">
            <text:p>necesitaba</text:p>
          </table:table-cell>
          <table:table-cell office:value-type="string">
            <text:p>necesitábamos</text:p>
          </table:table-cell>
          <table:table-cell office:value-type="string">
            <text:p>necesitaban</text:p>
          </table:table-cell>
        </table:table-row>
        <table:table-row table:style-name="ro1">
          <table:table-cell/>
          <table:table-cell office:value-type="string">
            <text:p>usar</text:p>
          </table:table-cell>
          <table:table-cell office:value-type="string">
            <text:p>usaba</text:p>
          </table:table-cell>
          <table:table-cell table:number-columns-repeated="2" office:value-type="string">
            <text:p>usabas</text:p>
          </table:table-cell>
          <table:table-cell office:value-type="string">
            <text:p>usaba</text:p>
          </table:table-cell>
          <table:table-cell office:value-type="string">
            <text:p>usábamos</text:p>
          </table:table-cell>
          <table:table-cell office:value-type="string">
            <text:p>usaban</text:p>
          </table:table-cell>
        </table:table-row>
        <table:table-row table:style-name="ro1">
          <table:table-cell/>
          <table:table-cell office:value-type="string">
            <text:p>mirar</text:p>
          </table:table-cell>
          <table:table-cell office:value-type="string">
            <text:p>miraba</text:p>
          </table:table-cell>
          <table:table-cell table:number-columns-repeated="2" office:value-type="string">
            <text:p>mirabas</text:p>
          </table:table-cell>
          <table:table-cell office:value-type="string">
            <text:p>miraba</text:p>
          </table:table-cell>
          <table:table-cell office:value-type="string">
            <text:p>mirábamos</text:p>
          </table:table-cell>
          <table:table-cell office:value-type="string">
            <text:p>miraban</text:p>
          </table:table-cell>
        </table:table-row>
        <table:table-row table:style-name="ro1">
          <table:table-cell/>
          <table:table-cell office:value-type="string">
            <text:p>estudiar</text:p>
          </table:table-cell>
          <table:table-cell office:value-type="string">
            <text:p>estudiaba</text:p>
          </table:table-cell>
          <table:table-cell table:number-columns-repeated="2" office:value-type="string">
            <text:p>estudiabas</text:p>
          </table:table-cell>
          <table:table-cell office:value-type="string">
            <text:p>estudiaba</text:p>
          </table:table-cell>
          <table:table-cell office:value-type="string">
            <text:p>estudiábamos</text:p>
          </table:table-cell>
          <table:table-cell office:value-type="string">
            <text:p>estudiaban</text:p>
          </table:table-cell>
        </table:table-row>
        <table:table-row table:style-name="ro1">
          <table:table-cell/>
          <table:table-cell office:value-type="string">
            <text:p>llevar</text:p>
          </table:table-cell>
          <table:table-cell office:value-type="string">
            <text:p>llevaba</text:p>
          </table:table-cell>
          <table:table-cell table:number-columns-repeated="2" office:value-type="string">
            <text:p>llevabas</text:p>
          </table:table-cell>
          <table:table-cell office:value-type="string">
            <text:p>llevaba</text:p>
          </table:table-cell>
          <table:table-cell office:value-type="string">
            <text:p>llevábamos</text:p>
          </table:table-cell>
          <table:table-cell office:value-type="string">
            <text:p>llevaban</text:p>
          </table:table-cell>
        </table:table-row>
        <table:table-row table:style-name="ro1">
          <table:table-cell/>
          <table:table-cell office:value-type="string">
            <text:p>amar</text:p>
          </table:table-cell>
          <table:table-cell office:value-type="string">
            <text:p>amaba</text:p>
          </table:table-cell>
          <table:table-cell table:number-columns-repeated="2" office:value-type="string">
            <text:p>amabas</text:p>
          </table:table-cell>
          <table:table-cell office:value-type="string">
            <text:p>amaba</text:p>
          </table:table-cell>
          <table:table-cell office:value-type="string">
            <text:p>amábamos</text:p>
          </table:table-cell>
          <table:table-cell office:value-type="string">
            <text:p>amaban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llegar</text:p>
          </table:table-cell>
          <table:table-cell office:value-type="string">
            <text:p>llegaba</text:p>
          </table:table-cell>
          <table:table-cell table:number-columns-repeated="2" office:value-type="string">
            <text:p>llegabas</text:p>
          </table:table-cell>
          <table:table-cell office:value-type="string">
            <text:p>llegaba</text:p>
          </table:table-cell>
          <table:table-cell office:value-type="string">
            <text:p>llegábamos</text:p>
          </table:table-cell>
          <table:table-cell office:value-type="string">
            <text:p>llegaban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string">
            <text:p>pensar</text:p>
          </table:table-cell>
          <table:table-cell office:value-type="string">
            <text:p>pensaba</text:p>
          </table:table-cell>
          <table:table-cell table:number-columns-repeated="2" office:value-type="string">
            <text:p>pensabas</text:p>
          </table:table-cell>
          <table:table-cell office:value-type="string">
            <text:p>pensaba</text:p>
          </table:table-cell>
          <table:table-cell office:value-type="string">
            <text:p>pensábamos</text:p>
          </table:table-cell>
          <table:table-cell office:value-type="string">
            <text:p>pensaban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string">
            <text:p>encontrar</text:p>
          </table:table-cell>
          <table:table-cell office:value-type="string">
            <text:p>encontraba</text:p>
          </table:table-cell>
          <table:table-cell table:number-columns-repeated="2" office:value-type="string">
            <text:p>encontrabas</text:p>
          </table:table-cell>
          <table:table-cell office:value-type="string">
            <text:p>encontraba</text:p>
          </table:table-cell>
          <table:table-cell office:value-type="string">
            <text:p>encontrábamos</text:p>
          </table:table-cell>
          <table:table-cell office:value-type="string">
            <text:p>encontraban</text:p>
          </table:table-cell>
        </table:table-row>
        <table:table-row table:style-name="ro1">
          <table:table-cell office:value-type="string">
            <text:p>&lt;"</text:p>
          </table:table-cell>
          <table:table-cell office:value-type="string">
            <text:p>dar</text:p>
          </table:table-cell>
          <table:table-cell office:value-type="string">
            <text:p>daba</text:p>
          </table:table-cell>
          <table:table-cell table:number-columns-repeated="2" office:value-type="string">
            <text:p>dabas</text:p>
          </table:table-cell>
          <table:table-cell office:value-type="string">
            <text:p>daba</text:p>
          </table:table-cell>
          <table:table-cell office:value-type="string">
            <text:p>dábamos</text:p>
          </table:table-cell>
          <table:table-cell office:value-type="string">
            <text:p>daban</text:p>
          </table:table-cell>
        </table:table-row>
        <table:table-row table:style-name="ro1">
          <table:table-cell office:value-type="string">
            <text:p>&lt;"</text:p>
          </table:table-cell>
          <table:table-cell office:value-type="string">
            <text:p>estar</text:p>
          </table:table-cell>
          <table:table-cell office:value-type="string">
            <text:p>estaba</text:p>
          </table:table-cell>
          <table:table-cell table:number-columns-repeated="2" office:value-type="string">
            <text:p>estabas</text:p>
          </table:table-cell>
          <table:table-cell office:value-type="string">
            <text:p>estaba</text:p>
          </table:table-cell>
          <table:table-cell office:value-type="string">
            <text:p>estábamos</text:p>
          </table:table-cell>
          <table:table-cell office:value-type="string">
            <text:p>estaba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eber</text:p>
          </table:table-cell>
          <table:table-cell office:value-type="string">
            <text:p>debía</text:p>
          </table:table-cell>
          <table:table-cell table:number-columns-repeated="2" office:value-type="string">
            <text:p>debías</text:p>
          </table:table-cell>
          <table:table-cell office:value-type="string">
            <text:p>debía</text:p>
          </table:table-cell>
          <table:table-cell office:value-type="string">
            <text:p>debíamos</text:p>
          </table:table-cell>
          <table:table-cell office:value-type="string">
            <text:p>debían</text:p>
          </table:table-cell>
        </table:table-row>
        <table:table-row table:style-name="ro1">
          <table:table-cell/>
          <table:table-cell office:value-type="string">
            <text:p>comer</text:p>
          </table:table-cell>
          <table:table-cell office:value-type="string">
            <text:p>comía</text:p>
          </table:table-cell>
          <table:table-cell table:number-columns-repeated="2" office:value-type="string">
            <text:p>comías</text:p>
          </table:table-cell>
          <table:table-cell office:value-type="string">
            <text:p>comía</text:p>
          </table:table-cell>
          <table:table-cell office:value-type="string">
            <text:p>comíamos</text:p>
          </table:table-cell>
          <table:table-cell office:value-type="string">
            <text:p>comían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conocer</text:p>
          </table:table-cell>
          <table:table-cell office:value-type="string">
            <text:p>conocía</text:p>
          </table:table-cell>
          <table:table-cell table:number-columns-repeated="2" office:value-type="string">
            <text:p>conocías</text:p>
          </table:table-cell>
          <table:table-cell office:value-type="string">
            <text:p>conocía</text:p>
          </table:table-cell>
          <table:table-cell office:value-type="string">
            <text:p>conocíamos</text:p>
          </table:table-cell>
          <table:table-cell office:value-type="string">
            <text:p>conocían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parecer</text:p>
          </table:table-cell>
          <table:table-cell office:value-type="string">
            <text:p>parecía</text:p>
          </table:table-cell>
          <table:table-cell table:number-columns-repeated="2" office:value-type="string">
            <text:p>perecías</text:p>
          </table:table-cell>
          <table:table-cell office:value-type="string">
            <text:p>parecía</text:p>
          </table:table-cell>
          <table:table-cell office:value-type="string">
            <text:p>parecíamos</text:p>
          </table:table-cell>
          <table:table-cell office:value-type="string">
            <text:p>parecían</text:p>
          </table:table-cell>
        </table:table-row>
        <table:table-row table:style-name="ro1">
          <table:table-cell office:value-type="string">
            <text:p>&lt;&gt;/</text:p>
          </table:table-cell>
          <table:table-cell office:value-type="string">
            <text:p>querer</text:p>
          </table:table-cell>
          <table:table-cell office:value-type="string">
            <text:p>quería</text:p>
          </table:table-cell>
          <table:table-cell table:number-columns-repeated="2" office:value-type="string">
            <text:p>querías</text:p>
          </table:table-cell>
          <table:table-cell office:value-type="string">
            <text:p>quería</text:p>
          </table:table-cell>
          <table:table-cell office:value-type="string">
            <text:p>queríamos</text:p>
          </table:table-cell>
          <table:table-cell office:value-type="string">
            <text:p>querían</text:p>
          </table:table-cell>
        </table:table-row>
        <table:table-row table:style-name="ro1">
          <table:table-cell office:value-type="string">
            <text:p>&lt;&gt;/</text:p>
          </table:table-cell>
          <table:table-cell office:value-type="string">
            <text:p>poder</text:p>
          </table:table-cell>
          <table:table-cell office:value-type="string">
            <text:p>podía</text:p>
          </table:table-cell>
          <table:table-cell table:number-columns-repeated="2" office:value-type="string">
            <text:p>podías</text:p>
          </table:table-cell>
          <table:table-cell office:value-type="string">
            <text:p>podía</text:p>
          </table:table-cell>
          <table:table-cell office:value-type="string">
            <text:p>podíamos</text:p>
          </table:table-cell>
          <table:table-cell office:value-type="string">
            <text:p>podían</text:p>
          </table:table-cell>
        </table:table-row>
        <table:table-row table:style-name="ro1">
          <table:table-cell office:value-type="string">
            <text:p>&lt;&gt;g/</text:p>
          </table:table-cell>
          <table:table-cell office:value-type="string">
            <text:p>tener</text:p>
          </table:table-cell>
          <table:table-cell office:value-type="string">
            <text:p>tenía</text:p>
          </table:table-cell>
          <table:table-cell table:number-columns-repeated="2" office:value-type="string">
            <text:p>tenías</text:p>
          </table:table-cell>
          <table:table-cell office:value-type="string">
            <text:p>tenía</text:p>
          </table:table-cell>
          <table:table-cell office:value-type="string">
            <text:p>teníamos</text:p>
          </table:table-cell>
          <table:table-cell office:value-type="string">
            <text:p>tenían</text:p>
          </table:table-cell>
        </table:table-row>
        <table:table-row table:style-name="ro1">
          <table:table-cell office:value-type="string">
            <text:p>&lt;&gt;g</text:p>
          </table:table-cell>
          <table:table-cell office:value-type="string">
            <text:p>poner</text:p>
          </table:table-cell>
          <table:table-cell office:value-type="string">
            <text:p>ponía</text:p>
          </table:table-cell>
          <table:table-cell table:number-columns-repeated="2" office:value-type="string">
            <text:p>ponías</text:p>
          </table:table-cell>
          <table:table-cell office:value-type="string">
            <text:p>ponía</text:p>
          </table:table-cell>
          <table:table-cell office:value-type="string">
            <text:p>poníamos</text:p>
          </table:table-cell>
          <table:table-cell office:value-type="string">
            <text:p>ponían</text:p>
          </table:table-cell>
        </table:table-row>
        <table:table-row table:style-name="ro1">
          <table:table-cell office:value-type="string">
            <text:p>&lt;&gt;g</text:p>
          </table:table-cell>
          <table:table-cell office:value-type="string">
            <text:p>hacer</text:p>
          </table:table-cell>
          <table:table-cell office:value-type="string">
            <text:p>hacía</text:p>
          </table:table-cell>
          <table:table-cell table:number-columns-repeated="2" office:value-type="string">
            <text:p>hacías</text:p>
          </table:table-cell>
          <table:table-cell office:value-type="string">
            <text:p>hacía</text:p>
          </table:table-cell>
          <table:table-cell office:value-type="string">
            <text:p>hacíamos</text:p>
          </table:table-cell>
          <table:table-cell office:value-type="string">
            <text:p>hacían</text:p>
          </table:table-cell>
        </table:table-row>
        <table:table-row table:style-name="ro1">
          <table:table-cell office:value-type="string">
            <text:p>=&lt;&gt;</text:p>
          </table:table-cell>
          <table:table-cell office:value-type="string">
            <text:p>haber</text:p>
          </table:table-cell>
          <table:table-cell office:value-type="string">
            <text:p>había</text:p>
          </table:table-cell>
          <table:table-cell table:number-columns-repeated="2" office:value-type="string">
            <text:p>habías</text:p>
          </table:table-cell>
          <table:table-cell office:value-type="string">
            <text:p>había</text:p>
          </table:table-cell>
          <table:table-cell office:value-type="string">
            <text:p>habíamos</text:p>
          </table:table-cell>
          <table:table-cell office:value-type="string">
            <text:p>habían</text:p>
          </table:table-cell>
        </table:table-row>
        <table:table-row table:style-name="ro1">
          <table:table-cell office:value-type="string">
            <text:p>=&lt;&gt;</text:p>
          </table:table-cell>
          <table:table-cell office:value-type="string">
            <text:p>saber</text:p>
          </table:table-cell>
          <table:table-cell office:value-type="string">
            <text:p>sabía</text:p>
          </table:table-cell>
          <table:table-cell table:number-columns-repeated="2" office:value-type="string">
            <text:p>sabías</text:p>
          </table:table-cell>
          <table:table-cell office:value-type="string">
            <text:p>sabía</text:p>
          </table:table-cell>
          <table:table-cell office:value-type="string">
            <text:p>sabíamos</text:p>
          </table:table-cell>
          <table:table-cell office:value-type="string">
            <text:p>sabían</text:p>
          </table:table-cell>
        </table:table-row>
        <table:table-row table:style-name="ro1">
          <table:table-cell office:value-type="string">
            <text:p>=&lt;~"</text:p>
          </table:table-cell>
          <table:table-cell office:value-type="string">
            <text:p>ser</text:p>
          </table:table-cell>
          <table:table-cell table:style-name="ce10" office:value-type="string">
            <text:p>era ~</text:p>
          </table:table-cell>
          <table:table-cell table:style-name="ce10" office:value-type="string">
            <text:p>eras ~</text:p>
          </table:table-cell>
          <table:table-cell table:style-name="ce10" office:value-type="string">
            <text:p>eras ~</text:p>
          </table:table-cell>
          <table:table-cell table:style-name="ce10" office:value-type="string">
            <text:p>era ~</text:p>
          </table:table-cell>
          <table:table-cell table:style-name="ce10" office:value-type="string">
            <text:p>eramos ~</text:p>
          </table:table-cell>
          <table:table-cell table:style-name="ce10" office:value-type="string">
            <text:p>eran ~</text:p>
          </table:table-cell>
        </table:table-row>
        <table:table-row table:style-name="ro1">
          <table:table-cell office:value-type="string">
            <text:p>=~</text:p>
          </table:table-cell>
          <table:table-cell office:value-type="string">
            <text:p>ver</text:p>
          </table:table-cell>
          <table:table-cell table:style-name="ce10" office:value-type="string">
            <text:p>veía ~</text:p>
          </table:table-cell>
          <table:table-cell table:style-name="ce10" office:value-type="string">
            <text:p>veías ~</text:p>
          </table:table-cell>
          <table:table-cell table:style-name="ce10" office:value-type="string">
            <text:p>veías ~</text:p>
          </table:table-cell>
          <table:table-cell table:style-name="ce10" office:value-type="string">
            <text:p>veía ~</text:p>
          </table:table-cell>
          <table:table-cell table:style-name="ce10" office:value-type="string">
            <text:p>veíamos ~</text:p>
          </table:table-cell>
          <table:table-cell table:style-name="ce10" office:value-type="string">
            <text:p>veían ~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vivir</text:p>
          </table:table-cell>
          <table:table-cell office:value-type="string">
            <text:p>vivía</text:p>
          </table:table-cell>
          <table:table-cell table:number-columns-repeated="2" office:value-type="string">
            <text:p>vivías</text:p>
          </table:table-cell>
          <table:table-cell office:value-type="string">
            <text:p>vivía</text:p>
          </table:table-cell>
          <table:table-cell office:value-type="string">
            <text:p>vivíamos</text:p>
          </table:table-cell>
          <table:table-cell office:value-type="string">
            <text:p>vivían</text:p>
          </table:table-cell>
        </table:table-row>
        <table:table-row table:style-name="ro1">
          <table:table-cell/>
          <table:table-cell office:value-type="string">
            <text:p>escribir</text:p>
          </table:table-cell>
          <table:table-cell office:value-type="string">
            <text:p>escribía</text:p>
          </table:table-cell>
          <table:table-cell table:number-columns-repeated="2" office:value-type="string">
            <text:p>escribías</text:p>
          </table:table-cell>
          <table:table-cell office:value-type="string">
            <text:p>escribía</text:p>
          </table:table-cell>
          <table:table-cell office:value-type="string">
            <text:p>escribíamos</text:p>
          </table:table-cell>
          <table:table-cell office:value-type="string">
            <text:p>escribían</text:p>
          </table:table-cell>
        </table:table-row>
        <table:table-row table:style-name="ro1">
          <table:table-cell/>
          <table:table-cell office:value-type="string">
            <text:p>abrir</text:p>
          </table:table-cell>
          <table:table-cell office:value-type="string">
            <text:p>abría</text:p>
          </table:table-cell>
          <table:table-cell table:number-columns-repeated="2" office:value-type="string">
            <text:p>abrías</text:p>
          </table:table-cell>
          <table:table-cell office:value-type="string">
            <text:p>abría</text:p>
          </table:table-cell>
          <table:table-cell office:value-type="string">
            <text:p>abríamos</text:p>
          </table:table-cell>
          <table:table-cell office:value-type="string">
            <text:p>abrían</text:p>
          </table:table-cell>
        </table:table-row>
        <table:table-row table:style-name="ro1">
          <table:table-cell/>
          <table:table-cell office:value-type="string">
            <text:p>existir</text:p>
          </table:table-cell>
          <table:table-cell office:value-type="string">
            <text:p>existía</text:p>
          </table:table-cell>
          <table:table-cell table:number-columns-repeated="2" office:value-type="string">
            <text:p>existías</text:p>
          </table:table-cell>
          <table:table-cell office:value-type="string">
            <text:p>existía</text:p>
          </table:table-cell>
          <table:table-cell office:value-type="string">
            <text:p>existíamos</text:p>
          </table:table-cell>
          <table:table-cell office:value-type="string">
            <text:p>existían</text:p>
          </table:table-cell>
        </table:table-row>
        <table:table-row table:style-name="ro1">
          <table:table-cell/>
          <table:table-cell office:value-type="string">
            <text:p>cumplir</text:p>
          </table:table-cell>
          <table:table-cell office:value-type="string">
            <text:p>cumplía</text:p>
          </table:table-cell>
          <table:table-cell table:number-columns-repeated="2" office:value-type="string">
            <text:p>cumplías</text:p>
          </table:table-cell>
          <table:table-cell office:value-type="string">
            <text:p>cumplía</text:p>
          </table:table-cell>
          <table:table-cell office:value-type="string">
            <text:p>cumplíamos</text:p>
          </table:table-cell>
          <table:table-cell office:value-type="string">
            <text:p>cumplían</text:p>
          </table:table-cell>
        </table:table-row>
        <table:table-row table:style-name="ro1">
          <table:table-cell office:value-type="string">
            <text:p>^</text:p>
          </table:table-cell>
          <table:table-cell office:value-type="string">
            <text:p>vestir</text:p>
          </table:table-cell>
          <table:table-cell office:value-type="string">
            <text:p>vestía</text:p>
          </table:table-cell>
          <table:table-cell table:number-columns-repeated="2" office:value-type="string">
            <text:p>vestías</text:p>
          </table:table-cell>
          <table:table-cell office:value-type="string">
            <text:p>vestía</text:p>
          </table:table-cell>
          <table:table-cell office:value-type="string">
            <text:p>vestíamos</text:p>
          </table:table-cell>
          <table:table-cell office:value-type="string">
            <text:p>vestían</text:p>
          </table:table-cell>
        </table:table-row>
        <table:table-row table:style-name="ro1">
          <table:table-cell office:value-type="string">
            <text:p>^</text:p>
          </table:table-cell>
          <table:table-cell office:value-type="string">
            <text:p>pedir</text:p>
          </table:table-cell>
          <table:table-cell office:value-type="string">
            <text:p>pedía</text:p>
          </table:table-cell>
          <table:table-cell table:number-columns-repeated="2" office:value-type="string">
            <text:p>pedías</text:p>
          </table:table-cell>
          <table:table-cell office:value-type="string">
            <text:p>pedía</text:p>
          </table:table-cell>
          <table:table-cell office:value-type="string">
            <text:p>pedíamos</text:p>
          </table:table-cell>
          <table:table-cell office:value-type="string">
            <text:p>pedían</text:p>
          </table:table-cell>
        </table:table-row>
        <table:table-row table:style-name="ro1">
          <table:table-cell office:value-type="string">
            <text:p>^”</text:p>
          </table:table-cell>
          <table:table-cell office:value-type="string">
            <text:p>seguir</text:p>
          </table:table-cell>
          <table:table-cell office:value-type="string">
            <text:p>seguía</text:p>
          </table:table-cell>
          <table:table-cell table:number-columns-repeated="2" office:value-type="string">
            <text:p>seguías</text:p>
          </table:table-cell>
          <table:table-cell office:value-type="string">
            <text:p>seguía</text:p>
          </table:table-cell>
          <table:table-cell office:value-type="string">
            <text:p>seguíamos</text:p>
          </table:table-cell>
          <table:table-cell office:value-type="string">
            <text:p>seguían</text:p>
          </table:table-cell>
        </table:table-row>
        <table:table-row table:style-name="ro1">
          <table:table-cell office:value-type="string">
            <text:p>/^</text:p>
          </table:table-cell>
          <table:table-cell office:value-type="string">
            <text:p>sentir</text:p>
          </table:table-cell>
          <table:table-cell office:value-type="string">
            <text:p>sentía</text:p>
          </table:table-cell>
          <table:table-cell table:number-columns-repeated="2" office:value-type="string">
            <text:p>sentías</text:p>
          </table:table-cell>
          <table:table-cell office:value-type="string">
            <text:p>sentía</text:p>
          </table:table-cell>
          <table:table-cell office:value-type="string">
            <text:p>sentíamos</text:p>
          </table:table-cell>
          <table:table-cell office:value-type="string">
            <text:p>sentían</text:p>
          </table:table-cell>
        </table:table-row>
        <table:table-row table:style-name="ro1">
          <table:table-cell office:value-type="string">
            <text:p>/^</text:p>
          </table:table-cell>
          <table:table-cell office:value-type="string">
            <text:p>preferir</text:p>
          </table:table-cell>
          <table:table-cell office:value-type="string">
            <text:p>prefería</text:p>
          </table:table-cell>
          <table:table-cell table:number-columns-repeated="2" office:value-type="string">
            <text:p>preferías</text:p>
          </table:table-cell>
          <table:table-cell office:value-type="string">
            <text:p>prefería</text:p>
          </table:table-cell>
          <table:table-cell office:value-type="string">
            <text:p>preferíamos</text:p>
          </table:table-cell>
          <table:table-cell office:value-type="string">
            <text:p>preferían</text:p>
          </table:table-cell>
        </table:table-row>
        <table:table-row table:style-name="ro1">
          <table:table-cell office:value-type="string">
            <text:p>g”</text:p>
          </table:table-cell>
          <table:table-cell office:value-type="string">
            <text:p>oír</text:p>
          </table:table-cell>
          <table:table-cell office:value-type="string">
            <text:p>oía</text:p>
          </table:table-cell>
          <table:table-cell table:number-columns-repeated="2" office:value-type="string">
            <text:p>oías</text:p>
          </table:table-cell>
          <table:table-cell office:value-type="string">
            <text:p>oía</text:p>
          </table:table-cell>
          <table:table-cell office:value-type="string">
            <text:p>oíamos</text:p>
          </table:table-cell>
          <table:table-cell office:value-type="string">
            <text:p>oían</text:p>
          </table:table-cell>
        </table:table-row>
        <table:table-row table:style-name="ro1">
          <table:table-cell office:value-type="string">
            <text:p>&gt;g</text:p>
          </table:table-cell>
          <table:table-cell office:value-type="string">
            <text:p>salir</text:p>
          </table:table-cell>
          <table:table-cell office:value-type="string">
            <text:p>salía</text:p>
          </table:table-cell>
          <table:table-cell table:number-columns-repeated="2" office:value-type="string">
            <text:p>salías</text:p>
          </table:table-cell>
          <table:table-cell office:value-type="string">
            <text:p>salía</text:p>
          </table:table-cell>
          <table:table-cell office:value-type="string">
            <text:p>salíamos</text:p>
          </table:table-cell>
          <table:table-cell office:value-type="string">
            <text:p>salían</text:p>
          </table:table-cell>
        </table:table-row>
        <table:table-row table:style-name="ro1">
          <table:table-cell office:value-type="string">
            <text:p>&lt;&gt;g/</text:p>
          </table:table-cell>
          <table:table-cell office:value-type="string">
            <text:p>venir</text:p>
          </table:table-cell>
          <table:table-cell office:value-type="string">
            <text:p>venía</text:p>
          </table:table-cell>
          <table:table-cell table:number-columns-repeated="2" office:value-type="string">
            <text:p>venías</text:p>
          </table:table-cell>
          <table:table-cell office:value-type="string">
            <text:p>venía</text:p>
          </table:table-cell>
          <table:table-cell office:value-type="string">
            <text:p>veníamos</text:p>
          </table:table-cell>
          <table:table-cell office:value-type="string">
            <text:p>venían</text:p>
          </table:table-cell>
        </table:table-row>
        <table:table-row table:style-name="ro1">
          <table:table-cell office:value-type="string">
            <text:p>&lt;&gt;g^</text:p>
          </table:table-cell>
          <table:table-cell office:value-type="string">
            <text:p>decir</text:p>
          </table:table-cell>
          <table:table-cell office:value-type="string">
            <text:p>decía</text:p>
          </table:table-cell>
          <table:table-cell table:number-columns-repeated="2" office:value-type="string">
            <text:p>decías</text:p>
          </table:table-cell>
          <table:table-cell office:value-type="string">
            <text:p>decía</text:p>
          </table:table-cell>
          <table:table-cell office:value-type="string">
            <text:p>decíamos</text:p>
          </table:table-cell>
          <table:table-cell office:value-type="string">
            <text:p>decían</text:p>
          </table:table-cell>
        </table:table-row>
        <table:table-row table:style-name="ro1">
          <table:table-cell office:value-type="string">
            <text:p>=&lt;~</text:p>
          </table:table-cell>
          <table:table-cell office:value-type="string">
            <text:p>ir</text:p>
          </table:table-cell>
          <table:table-cell table:style-name="ce10" office:value-type="string">
            <text:p>iba ~</text:p>
          </table:table-cell>
          <table:table-cell table:style-name="ce10" office:value-type="string">
            <text:p>ibas ~</text:p>
          </table:table-cell>
          <table:table-cell table:style-name="ce10" office:value-type="string">
            <text:p>ibas ~</text:p>
          </table:table-cell>
          <table:table-cell table:style-name="ce10" office:value-type="string">
            <text:p>iba ~</text:p>
          </table:table-cell>
          <table:table-cell table:style-name="ce10" office:value-type="string">
            <text:p>íbamos ~</text:p>
          </table:table-cell>
          <table:table-cell table:style-name="ce10" office:value-type="string">
            <text:p>iban ~</text:p>
          </table:table-cell>
        </table:table-row>
      </table:table>
      <table:table table:name="preterite" table:style-name="ta1" table:print="false">
        <table:table-column table:style-name="co6" table:default-cell-style-name="ce7"/>
        <table:table-column table:style-name="co5" table:default-cell-style-name="ce9"/>
        <table:table-column table:style-name="co7" table:default-cell-style-name="Default"/>
        <table:table-column table:style-name="co7" table:number-columns-repeated="5" table:default-cell-style-name="ce13"/>
        <table:table-row table:style-name="ro1">
          <table:table-cell/>
          <table:table-cell table:style-name="ce1"/>
          <table:table-cell/>
          <table:table-cell table:style-name="Default" table:number-columns-repeated="5"/>
        </table:table-row>
        <table:table-row table:style-name="ro1">
          <table:table-cell/>
          <table:table-cell table:style-name="ce8"/>
          <table:table-cell table:style-name="ce1" office:value-type="string">
            <text:p>yo</text:p>
          </table:table-cell>
          <table:table-cell table:style-name="ce1" office:value-type="string">
            <text:p>tú</text:p>
          </table:table-cell>
          <table:table-cell table:style-name="ce1" office:value-type="string">
            <text:p>vos</text:p>
          </table:table-cell>
          <table:table-cell table:style-name="ce1" office:value-type="string">
            <text:p>él</text:p>
          </table:table-cell>
          <table:table-cell table:style-name="ce1" office:value-type="string">
            <text:p>nosotros</text:p>
          </table:table-cell>
          <table:table-cell table:style-name="ce1" office:value-type="string">
            <text:p>ellos / Uds</text:p>
          </table:table-cell>
        </table:table-row>
        <table:table-row table:style-name="ro1">
          <table:table-cell/>
          <table:table-cell office:value-type="string">
            <text:p>hablar</text:p>
          </table:table-cell>
          <table:table-cell office:value-type="string">
            <text:p>hablé</text:p>
          </table:table-cell>
          <table:table-cell table:number-columns-repeated="2" office:value-type="string">
            <text:p>hablaste</text:p>
          </table:table-cell>
          <table:table-cell office:value-type="string">
            <text:p>habló</text:p>
          </table:table-cell>
          <table:table-cell office:value-type="string">
            <text:p>hablamos</text:p>
          </table:table-cell>
          <table:table-cell office:value-type="string">
            <text:p>hablaron</text:p>
          </table:table-cell>
        </table:table-row>
        <table:table-row table:style-name="ro1">
          <table:table-cell/>
          <table:table-cell office:value-type="string">
            <text:p>necesitar</text:p>
          </table:table-cell>
          <table:table-cell office:value-type="string">
            <text:p>necesité</text:p>
          </table:table-cell>
          <table:table-cell table:number-columns-repeated="2" office:value-type="string">
            <text:p>necesitaste</text:p>
          </table:table-cell>
          <table:table-cell office:value-type="string">
            <text:p>necesitó</text:p>
          </table:table-cell>
          <table:table-cell office:value-type="string">
            <text:p>necesitamos</text:p>
          </table:table-cell>
          <table:table-cell office:value-type="string">
            <text:p>necesitaron</text:p>
          </table:table-cell>
        </table:table-row>
        <table:table-row table:style-name="ro1">
          <table:table-cell/>
          <table:table-cell office:value-type="string">
            <text:p>usar</text:p>
          </table:table-cell>
          <table:table-cell office:value-type="string">
            <text:p>usé</text:p>
          </table:table-cell>
          <table:table-cell table:number-columns-repeated="2" office:value-type="string">
            <text:p>usaste</text:p>
          </table:table-cell>
          <table:table-cell office:value-type="string">
            <text:p>usó</text:p>
          </table:table-cell>
          <table:table-cell office:value-type="string">
            <text:p>usamos</text:p>
          </table:table-cell>
          <table:table-cell office:value-type="string">
            <text:p>usaron</text:p>
          </table:table-cell>
        </table:table-row>
        <table:table-row table:style-name="ro1">
          <table:table-cell/>
          <table:table-cell office:value-type="string">
            <text:p>mirar</text:p>
          </table:table-cell>
          <table:table-cell office:value-type="string">
            <text:p>miré</text:p>
          </table:table-cell>
          <table:table-cell table:number-columns-repeated="2" office:value-type="string">
            <text:p>miraste</text:p>
          </table:table-cell>
          <table:table-cell office:value-type="string">
            <text:p>miró</text:p>
          </table:table-cell>
          <table:table-cell office:value-type="string">
            <text:p>miramos</text:p>
          </table:table-cell>
          <table:table-cell office:value-type="string">
            <text:p>miraron</text:p>
          </table:table-cell>
        </table:table-row>
        <table:table-row table:style-name="ro1">
          <table:table-cell/>
          <table:table-cell office:value-type="string">
            <text:p>estudiar</text:p>
          </table:table-cell>
          <table:table-cell office:value-type="string">
            <text:p>estudié</text:p>
          </table:table-cell>
          <table:table-cell table:number-columns-repeated="2" office:value-type="string">
            <text:p>estudiaste</text:p>
          </table:table-cell>
          <table:table-cell office:value-type="string">
            <text:p>estudió</text:p>
          </table:table-cell>
          <table:table-cell office:value-type="string">
            <text:p>estudiamos</text:p>
          </table:table-cell>
          <table:table-cell office:value-type="string">
            <text:p>estudiaron</text:p>
          </table:table-cell>
        </table:table-row>
        <table:table-row table:style-name="ro1">
          <table:table-cell/>
          <table:table-cell office:value-type="string">
            <text:p>llevar</text:p>
          </table:table-cell>
          <table:table-cell office:value-type="string">
            <text:p>llevé</text:p>
          </table:table-cell>
          <table:table-cell table:number-columns-repeated="2" office:value-type="string">
            <text:p>llevaste</text:p>
          </table:table-cell>
          <table:table-cell office:value-type="string">
            <text:p>llevó</text:p>
          </table:table-cell>
          <table:table-cell office:value-type="string">
            <text:p>llevamos</text:p>
          </table:table-cell>
          <table:table-cell office:value-type="string">
            <text:p>llevaron</text:p>
          </table:table-cell>
        </table:table-row>
        <table:table-row table:style-name="ro1">
          <table:table-cell/>
          <table:table-cell office:value-type="string">
            <text:p>amar</text:p>
          </table:table-cell>
          <table:table-cell office:value-type="string">
            <text:p>amé</text:p>
          </table:table-cell>
          <table:table-cell table:number-columns-repeated="2" office:value-type="string">
            <text:p>amaste</text:p>
          </table:table-cell>
          <table:table-cell office:value-type="string">
            <text:p>amó</text:p>
          </table:table-cell>
          <table:table-cell office:value-type="string">
            <text:p>amamos</text:p>
          </table:table-cell>
          <table:table-cell office:value-type="string">
            <text:p>amaron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llegar</text:p>
          </table:table-cell>
          <table:table-cell table:style-name="ce12" office:value-type="string">
            <text:p>llegué “</text:p>
          </table:table-cell>
          <table:table-cell table:number-columns-repeated="2" office:value-type="string">
            <text:p>llegaste</text:p>
          </table:table-cell>
          <table:table-cell office:value-type="string">
            <text:p>llegó</text:p>
          </table:table-cell>
          <table:table-cell office:value-type="string">
            <text:p>llegamos</text:p>
          </table:table-cell>
          <table:table-cell office:value-type="string">
            <text:p>llegaron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string">
            <text:p>pensar</text:p>
          </table:table-cell>
          <table:table-cell office:value-type="string">
            <text:p>pensé</text:p>
          </table:table-cell>
          <table:table-cell table:number-columns-repeated="2" office:value-type="string">
            <text:p>pensaste</text:p>
          </table:table-cell>
          <table:table-cell office:value-type="string">
            <text:p>pensó</text:p>
          </table:table-cell>
          <table:table-cell office:value-type="string">
            <text:p>pensamos</text:p>
          </table:table-cell>
          <table:table-cell office:value-type="string">
            <text:p>pensaron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string">
            <text:p>encontrar</text:p>
          </table:table-cell>
          <table:table-cell office:value-type="string">
            <text:p>encontré</text:p>
          </table:table-cell>
          <table:table-cell table:number-columns-repeated="2" office:value-type="string">
            <text:p>encontraste</text:p>
          </table:table-cell>
          <table:table-cell office:value-type="string">
            <text:p>encontró</text:p>
          </table:table-cell>
          <table:table-cell office:value-type="string">
            <text:p>encontramos</text:p>
          </table:table-cell>
          <table:table-cell office:value-type="string">
            <text:p>encontraron</text:p>
          </table:table-cell>
        </table:table-row>
        <table:table-row table:style-name="ro1">
          <table:table-cell office:value-type="string">
            <text:p>&lt;"</text:p>
          </table:table-cell>
          <table:table-cell office:value-type="string">
            <text:p>dar</text:p>
          </table:table-cell>
          <table:table-cell table:style-name="ce10" office:value-type="string">
            <text:p>di &lt;</text:p>
          </table:table-cell>
          <table:table-cell table:style-name="ce10" office:value-type="string">
            <text:p>diste &lt;</text:p>
          </table:table-cell>
          <table:table-cell table:style-name="ce10" office:value-type="string">
            <text:p>diste &lt;</text:p>
          </table:table-cell>
          <table:table-cell table:style-name="ce10" office:value-type="string">
            <text:p>dio &lt;</text:p>
          </table:table-cell>
          <table:table-cell table:style-name="ce10" office:value-type="string">
            <text:p>dimos &lt;</text:p>
          </table:table-cell>
          <table:table-cell table:style-name="ce10" office:value-type="string">
            <text:p>dieron &lt;</text:p>
          </table:table-cell>
        </table:table-row>
        <table:table-row table:style-name="ro1">
          <table:table-cell office:value-type="string">
            <text:p>&lt;"</text:p>
          </table:table-cell>
          <table:table-cell office:value-type="string">
            <text:p>estar</text:p>
          </table:table-cell>
          <table:table-cell table:style-name="ce10" office:value-type="string">
            <text:p>estuve &lt;</text:p>
          </table:table-cell>
          <table:table-cell table:style-name="ce10" office:value-type="string">
            <text:p>estuviste &lt;</text:p>
          </table:table-cell>
          <table:table-cell table:style-name="ce10" office:value-type="string">
            <text:p>estuviste &lt;</text:p>
          </table:table-cell>
          <table:table-cell table:style-name="ce10" office:value-type="string">
            <text:p>estuvo &lt;</text:p>
          </table:table-cell>
          <table:table-cell table:style-name="ce10" office:value-type="string">
            <text:p>estuvimos &lt;</text:p>
          </table:table-cell>
          <table:table-cell table:style-name="ce10" office:value-type="string">
            <text:p>estuvieron &lt;</text:p>
          </table:table-cell>
        </table:table-row>
        <table:table-row table:style-name="ro1">
          <table:table-cell table:number-columns-repeated="7"/>
          <table:table-cell table:style-name="ce16"/>
        </table:table-row>
        <table:table-row table:style-name="ro1">
          <table:table-cell/>
          <table:table-cell office:value-type="string">
            <text:p>deber</text:p>
          </table:table-cell>
          <table:table-cell office:value-type="string">
            <text:p>debí</text:p>
          </table:table-cell>
          <table:table-cell table:number-columns-repeated="2" office:value-type="string">
            <text:p>debiste</text:p>
          </table:table-cell>
          <table:table-cell office:value-type="string">
            <text:p>debió</text:p>
          </table:table-cell>
          <table:table-cell office:value-type="string">
            <text:p>debimos</text:p>
          </table:table-cell>
          <table:table-cell office:value-type="string">
            <text:p>debieron</text:p>
          </table:table-cell>
        </table:table-row>
        <table:table-row table:style-name="ro1">
          <table:table-cell/>
          <table:table-cell office:value-type="string">
            <text:p>comer</text:p>
          </table:table-cell>
          <table:table-cell office:value-type="string">
            <text:p>comí</text:p>
          </table:table-cell>
          <table:table-cell table:number-columns-repeated="2" office:value-type="string">
            <text:p>comiste</text:p>
          </table:table-cell>
          <table:table-cell office:value-type="string">
            <text:p>comió</text:p>
          </table:table-cell>
          <table:table-cell office:value-type="string">
            <text:p>comimos</text:p>
          </table:table-cell>
          <table:table-cell office:value-type="string">
            <text:p>comieron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conocer</text:p>
          </table:table-cell>
          <table:table-cell office:value-type="string">
            <text:p>conocí</text:p>
          </table:table-cell>
          <table:table-cell table:number-columns-repeated="2" office:value-type="string">
            <text:p>conociste</text:p>
          </table:table-cell>
          <table:table-cell office:value-type="string">
            <text:p>conoció</text:p>
          </table:table-cell>
          <table:table-cell office:value-type="string">
            <text:p>conocimos</text:p>
          </table:table-cell>
          <table:table-cell office:value-type="string">
            <text:p>conocieron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parecer</text:p>
          </table:table-cell>
          <table:table-cell office:value-type="string">
            <text:p>parecí</text:p>
          </table:table-cell>
          <table:table-cell table:number-columns-repeated="2" office:value-type="string">
            <text:p>pareciste</text:p>
          </table:table-cell>
          <table:table-cell office:value-type="string">
            <text:p>pareció</text:p>
          </table:table-cell>
          <table:table-cell office:value-type="string">
            <text:p>parecimos</text:p>
          </table:table-cell>
          <table:table-cell office:value-type="string">
            <text:p>parecieron</text:p>
          </table:table-cell>
        </table:table-row>
        <table:table-row table:style-name="ro1">
          <table:table-cell office:value-type="string">
            <text:p>&lt;&gt;/</text:p>
          </table:table-cell>
          <table:table-cell office:value-type="string">
            <text:p>querer</text:p>
          </table:table-cell>
          <table:table-cell table:style-name="ce10" office:value-type="string">
            <text:p>quise &lt;</text:p>
          </table:table-cell>
          <table:table-cell table:style-name="ce10" office:value-type="string">
            <text:p>quisiste &lt;</text:p>
          </table:table-cell>
          <table:table-cell table:style-name="ce10" office:value-type="string">
            <text:p>quisiste &lt;</text:p>
          </table:table-cell>
          <table:table-cell table:style-name="ce10" office:value-type="string">
            <text:p>quiso &lt;</text:p>
          </table:table-cell>
          <table:table-cell table:style-name="ce10" office:value-type="string">
            <text:p>quisimos &lt;</text:p>
          </table:table-cell>
          <table:table-cell table:style-name="ce10" office:value-type="string">
            <text:p>quisieron &lt;</text:p>
          </table:table-cell>
        </table:table-row>
        <table:table-row table:style-name="ro1">
          <table:table-cell office:value-type="string">
            <text:p>&lt;&gt;/</text:p>
          </table:table-cell>
          <table:table-cell office:value-type="string">
            <text:p>poder</text:p>
          </table:table-cell>
          <table:table-cell table:style-name="ce10" office:value-type="string">
            <text:p>pude &lt;</text:p>
          </table:table-cell>
          <table:table-cell table:style-name="ce10" office:value-type="string">
            <text:p>pudiste &lt;</text:p>
          </table:table-cell>
          <table:table-cell table:style-name="ce10" office:value-type="string">
            <text:p>pudiste &lt;</text:p>
          </table:table-cell>
          <table:table-cell table:style-name="ce10" office:value-type="string">
            <text:p>pudo &lt;</text:p>
          </table:table-cell>
          <table:table-cell table:style-name="ce10" office:value-type="string">
            <text:p>pudimos &lt;</text:p>
          </table:table-cell>
          <table:table-cell table:style-name="ce10" office:value-type="string">
            <text:p>pudieron &lt;</text:p>
          </table:table-cell>
        </table:table-row>
        <table:table-row table:style-name="ro1">
          <table:table-cell office:value-type="string">
            <text:p>&lt;&gt;g/</text:p>
          </table:table-cell>
          <table:table-cell office:value-type="string">
            <text:p>tener</text:p>
          </table:table-cell>
          <table:table-cell table:style-name="ce10" office:value-type="string">
            <text:p>tuve &lt;</text:p>
          </table:table-cell>
          <table:table-cell table:style-name="ce10" office:value-type="string">
            <text:p>tuviste &lt;</text:p>
          </table:table-cell>
          <table:table-cell table:style-name="ce10" office:value-type="string">
            <text:p>tuviste &lt;</text:p>
          </table:table-cell>
          <table:table-cell table:style-name="ce10" office:value-type="string">
            <text:p>tuvo &lt;</text:p>
          </table:table-cell>
          <table:table-cell table:style-name="ce10" office:value-type="string">
            <text:p>tuvimos &lt;</text:p>
          </table:table-cell>
          <table:table-cell table:style-name="ce10" office:value-type="string">
            <text:p>tuvieron &lt;</text:p>
          </table:table-cell>
        </table:table-row>
        <table:table-row table:style-name="ro1">
          <table:table-cell office:value-type="string">
            <text:p>&lt;&gt;g</text:p>
          </table:table-cell>
          <table:table-cell office:value-type="string">
            <text:p>poner</text:p>
          </table:table-cell>
          <table:table-cell table:style-name="ce10" office:value-type="string">
            <text:p>puse &lt;</text:p>
          </table:table-cell>
          <table:table-cell table:style-name="ce10" office:value-type="string">
            <text:p>pusiste &lt;</text:p>
          </table:table-cell>
          <table:table-cell table:style-name="ce10" office:value-type="string">
            <text:p>pusiste &lt;</text:p>
          </table:table-cell>
          <table:table-cell table:style-name="ce10" office:value-type="string">
            <text:p>puso &lt;</text:p>
          </table:table-cell>
          <table:table-cell table:style-name="ce10" office:value-type="string">
            <text:p>pusimos &lt;</text:p>
          </table:table-cell>
          <table:table-cell table:style-name="ce10" office:value-type="string">
            <text:p>pusieron &lt;</text:p>
          </table:table-cell>
        </table:table-row>
        <table:table-row table:style-name="ro1">
          <table:table-cell office:value-type="string">
            <text:p>&lt;&gt;g</text:p>
          </table:table-cell>
          <table:table-cell office:value-type="string">
            <text:p>hacer</text:p>
          </table:table-cell>
          <table:table-cell table:style-name="ce10" office:value-type="string">
            <text:p>hice &lt;</text:p>
          </table:table-cell>
          <table:table-cell table:style-name="ce10" office:value-type="string">
            <text:p>hiciste &lt;</text:p>
          </table:table-cell>
          <table:table-cell table:style-name="ce10" office:value-type="string">
            <text:p>hiciste &lt;</text:p>
          </table:table-cell>
          <table:table-cell table:style-name="ce10" office:value-type="string">
            <text:p>hizo &lt;”</text:p>
          </table:table-cell>
          <table:table-cell table:style-name="ce10" office:value-type="string">
            <text:p>hicimos &lt;</text:p>
          </table:table-cell>
          <table:table-cell table:style-name="ce10" office:value-type="string">
            <text:p>hicieron &lt;</text:p>
          </table:table-cell>
        </table:table-row>
        <table:table-row table:style-name="ro1">
          <table:table-cell office:value-type="string">
            <text:p>=&lt;&gt;</text:p>
          </table:table-cell>
          <table:table-cell office:value-type="string">
            <text:p>haber</text:p>
          </table:table-cell>
          <table:table-cell table:style-name="ce10" office:value-type="string">
            <text:p>hube &lt;</text:p>
          </table:table-cell>
          <table:table-cell table:style-name="ce10" office:value-type="string">
            <text:p>hubiste &lt;</text:p>
          </table:table-cell>
          <table:table-cell table:style-name="ce10" office:value-type="string">
            <text:p>hubiste &lt;</text:p>
          </table:table-cell>
          <table:table-cell table:style-name="ce10" office:value-type="string">
            <text:p>hubo &lt;</text:p>
          </table:table-cell>
          <table:table-cell table:style-name="ce10" office:value-type="string">
            <text:p>hubimos &lt;</text:p>
          </table:table-cell>
          <table:table-cell table:style-name="ce10" office:value-type="string">
            <text:p>hubieron &lt;</text:p>
          </table:table-cell>
        </table:table-row>
        <table:table-row table:style-name="ro1">
          <table:table-cell office:value-type="string">
            <text:p>=&lt;&gt;</text:p>
          </table:table-cell>
          <table:table-cell office:value-type="string">
            <text:p>saber</text:p>
          </table:table-cell>
          <table:table-cell table:style-name="ce10" office:value-type="string">
            <text:p>supe &lt;</text:p>
          </table:table-cell>
          <table:table-cell table:style-name="ce10" office:value-type="string">
            <text:p>supiste &lt;</text:p>
          </table:table-cell>
          <table:table-cell table:style-name="ce10" office:value-type="string">
            <text:p>supiste &lt;</text:p>
          </table:table-cell>
          <table:table-cell table:style-name="ce10" office:value-type="string">
            <text:p>supo &lt;</text:p>
          </table:table-cell>
          <table:table-cell table:style-name="ce10" office:value-type="string">
            <text:p>supimos &lt;</text:p>
          </table:table-cell>
          <table:table-cell table:style-name="ce10" office:value-type="string">
            <text:p>supieron &lt;</text:p>
          </table:table-cell>
        </table:table-row>
        <table:table-row table:style-name="ro1">
          <table:table-cell office:value-type="string">
            <text:p>=&lt;~"</text:p>
          </table:table-cell>
          <table:table-cell office:value-type="string">
            <text:p>ser</text:p>
          </table:table-cell>
          <table:table-cell table:style-name="ce10" office:value-type="string">
            <text:p>fui &lt;</text:p>
          </table:table-cell>
          <table:table-cell table:style-name="ce10" office:value-type="string">
            <text:p>fuiste &lt;</text:p>
          </table:table-cell>
          <table:table-cell table:style-name="ce10" office:value-type="string">
            <text:p>fuiste &lt;</text:p>
          </table:table-cell>
          <table:table-cell table:style-name="ce10" office:value-type="string">
            <text:p>fue &lt;</text:p>
          </table:table-cell>
          <table:table-cell table:style-name="ce10" office:value-type="string">
            <text:p>fuimos &lt;</text:p>
          </table:table-cell>
          <table:table-cell table:style-name="ce10" office:value-type="string">
            <text:p>fueron &lt;</text:p>
          </table:table-cell>
        </table:table-row>
        <table:table-row table:style-name="ro1">
          <table:table-cell office:value-type="string">
            <text:p>=~</text:p>
          </table:table-cell>
          <table:table-cell office:value-type="string">
            <text:p>ver</text:p>
          </table:table-cell>
          <table:table-cell table:style-name="ce12" office:value-type="string">
            <text:p>vi “</text:p>
          </table:table-cell>
          <table:table-cell table:number-columns-repeated="2" office:value-type="string">
            <text:p>viste</text:p>
          </table:table-cell>
          <table:table-cell table:style-name="ce12" office:value-type="string">
            <text:p>vio “</text:p>
          </table:table-cell>
          <table:table-cell office:value-type="string">
            <text:p>vimos</text:p>
          </table:table-cell>
          <table:table-cell office:value-type="string">
            <text:p>vier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vivir</text:p>
          </table:table-cell>
          <table:table-cell office:value-type="string">
            <text:p>viví</text:p>
          </table:table-cell>
          <table:table-cell table:number-columns-repeated="2" office:value-type="string">
            <text:p>viviste</text:p>
          </table:table-cell>
          <table:table-cell office:value-type="string">
            <text:p>vivió</text:p>
          </table:table-cell>
          <table:table-cell office:value-type="string">
            <text:p>vivimos</text:p>
          </table:table-cell>
          <table:table-cell office:value-type="string">
            <text:p>vivieron</text:p>
          </table:table-cell>
        </table:table-row>
        <table:table-row table:style-name="ro1">
          <table:table-cell/>
          <table:table-cell office:value-type="string">
            <text:p>escribir</text:p>
          </table:table-cell>
          <table:table-cell office:value-type="string">
            <text:p>escribí</text:p>
          </table:table-cell>
          <table:table-cell table:number-columns-repeated="2" office:value-type="string">
            <text:p>escribiste</text:p>
          </table:table-cell>
          <table:table-cell office:value-type="string">
            <text:p>escribió</text:p>
          </table:table-cell>
          <table:table-cell office:value-type="string">
            <text:p>escribimos</text:p>
          </table:table-cell>
          <table:table-cell office:value-type="string">
            <text:p>escribieron</text:p>
          </table:table-cell>
        </table:table-row>
        <table:table-row table:style-name="ro1">
          <table:table-cell/>
          <table:table-cell office:value-type="string">
            <text:p>abrir</text:p>
          </table:table-cell>
          <table:table-cell office:value-type="string">
            <text:p>abrí</text:p>
          </table:table-cell>
          <table:table-cell table:number-columns-repeated="2" office:value-type="string">
            <text:p>abriste</text:p>
          </table:table-cell>
          <table:table-cell office:value-type="string">
            <text:p>abrió</text:p>
          </table:table-cell>
          <table:table-cell office:value-type="string">
            <text:p>abrimos</text:p>
          </table:table-cell>
          <table:table-cell office:value-type="string">
            <text:p>abrieron</text:p>
          </table:table-cell>
        </table:table-row>
        <table:table-row table:style-name="ro1">
          <table:table-cell/>
          <table:table-cell office:value-type="string">
            <text:p>existir</text:p>
          </table:table-cell>
          <table:table-cell office:value-type="string">
            <text:p>existí</text:p>
          </table:table-cell>
          <table:table-cell table:number-columns-repeated="2" office:value-type="string">
            <text:p>exististe</text:p>
          </table:table-cell>
          <table:table-cell office:value-type="string">
            <text:p>existió</text:p>
          </table:table-cell>
          <table:table-cell office:value-type="string">
            <text:p>existimos</text:p>
          </table:table-cell>
          <table:table-cell office:value-type="string">
            <text:p>existieron</text:p>
          </table:table-cell>
        </table:table-row>
        <table:table-row table:style-name="ro1">
          <table:table-cell/>
          <table:table-cell office:value-type="string">
            <text:p>cumplir</text:p>
          </table:table-cell>
          <table:table-cell office:value-type="string">
            <text:p>cumplí</text:p>
          </table:table-cell>
          <table:table-cell table:number-columns-repeated="2" office:value-type="string">
            <text:p>cumpliste</text:p>
          </table:table-cell>
          <table:table-cell office:value-type="string">
            <text:p>cumplió</text:p>
          </table:table-cell>
          <table:table-cell office:value-type="string">
            <text:p>cumplimos</text:p>
          </table:table-cell>
          <table:table-cell office:value-type="string">
            <text:p>cumplieron</text:p>
          </table:table-cell>
        </table:table-row>
        <table:table-row table:style-name="ro1">
          <table:table-cell office:value-type="string">
            <text:p>^</text:p>
          </table:table-cell>
          <table:table-cell office:value-type="string">
            <text:p>vestir</text:p>
          </table:table-cell>
          <table:table-cell office:value-type="string">
            <text:p>vestí</text:p>
          </table:table-cell>
          <table:table-cell table:number-columns-repeated="2" office:value-type="string">
            <text:p>vestiste</text:p>
          </table:table-cell>
          <table:table-cell table:style-name="ce10" office:value-type="string">
            <text:p>vistió ^</text:p>
          </table:table-cell>
          <table:table-cell office:value-type="string">
            <text:p>vestimos</text:p>
          </table:table-cell>
          <table:table-cell table:style-name="ce10" office:value-type="string">
            <text:p>vistieron ^</text:p>
          </table:table-cell>
        </table:table-row>
        <table:table-row table:style-name="ro1">
          <table:table-cell office:value-type="string">
            <text:p>^</text:p>
          </table:table-cell>
          <table:table-cell office:value-type="string">
            <text:p>pedir</text:p>
          </table:table-cell>
          <table:table-cell office:value-type="string">
            <text:p>pedí</text:p>
          </table:table-cell>
          <table:table-cell table:number-columns-repeated="2" office:value-type="string">
            <text:p>pediste</text:p>
          </table:table-cell>
          <table:table-cell table:style-name="ce10" office:value-type="string">
            <text:p>pidió ^</text:p>
          </table:table-cell>
          <table:table-cell office:value-type="string">
            <text:p>pedimos</text:p>
          </table:table-cell>
          <table:table-cell table:style-name="ce10" office:value-type="string">
            <text:p>pidieron ^</text:p>
          </table:table-cell>
        </table:table-row>
        <table:table-row table:style-name="ro1">
          <table:table-cell office:value-type="string">
            <text:p>^”</text:p>
          </table:table-cell>
          <table:table-cell office:value-type="string">
            <text:p>seguir</text:p>
          </table:table-cell>
          <table:table-cell office:value-type="string">
            <text:p>seguí</text:p>
          </table:table-cell>
          <table:table-cell table:number-columns-repeated="2" office:value-type="string">
            <text:p>seguiste</text:p>
          </table:table-cell>
          <table:table-cell table:style-name="ce10" office:value-type="string">
            <text:p>siguió ^</text:p>
          </table:table-cell>
          <table:table-cell office:value-type="string">
            <text:p>seguimos</text:p>
          </table:table-cell>
          <table:table-cell table:style-name="ce10" office:value-type="string">
            <text:p>siguieron ^</text:p>
          </table:table-cell>
        </table:table-row>
        <table:table-row table:style-name="ro1">
          <table:table-cell office:value-type="string">
            <text:p>/^</text:p>
          </table:table-cell>
          <table:table-cell office:value-type="string">
            <text:p>sentir</text:p>
          </table:table-cell>
          <table:table-cell office:value-type="string">
            <text:p>sentí</text:p>
          </table:table-cell>
          <table:table-cell table:number-columns-repeated="2" office:value-type="string">
            <text:p>sentiste</text:p>
          </table:table-cell>
          <table:table-cell table:style-name="ce10" office:value-type="string">
            <text:p>sintió ^</text:p>
          </table:table-cell>
          <table:table-cell office:value-type="string">
            <text:p>sentimos</text:p>
          </table:table-cell>
          <table:table-cell table:style-name="ce10" office:value-type="string">
            <text:p>sintieron ^</text:p>
          </table:table-cell>
        </table:table-row>
        <table:table-row table:style-name="ro1">
          <table:table-cell office:value-type="string">
            <text:p>/^</text:p>
          </table:table-cell>
          <table:table-cell office:value-type="string">
            <text:p>preferir</text:p>
          </table:table-cell>
          <table:table-cell office:value-type="string">
            <text:p>preferí</text:p>
          </table:table-cell>
          <table:table-cell table:number-columns-repeated="2" office:value-type="string">
            <text:p>preferiste</text:p>
          </table:table-cell>
          <table:table-cell table:style-name="ce10" office:value-type="string">
            <text:p>prefirió ^</text:p>
          </table:table-cell>
          <table:table-cell office:value-type="string">
            <text:p>preferimos</text:p>
          </table:table-cell>
          <table:table-cell table:style-name="ce10" office:value-type="string">
            <text:p>prefirieron ^</text:p>
          </table:table-cell>
        </table:table-row>
        <table:table-row table:style-name="ro1">
          <table:table-cell office:value-type="string">
            <text:p>g”</text:p>
          </table:table-cell>
          <table:table-cell office:value-type="string">
            <text:p>oír</text:p>
          </table:table-cell>
          <table:table-cell office:value-type="string">
            <text:p>oí</text:p>
          </table:table-cell>
          <table:table-cell table:style-name="ce12" office:value-type="string">
            <text:p>oíste “</text:p>
          </table:table-cell>
          <table:table-cell table:style-name="ce12" office:value-type="string">
            <text:p>oíste “</text:p>
          </table:table-cell>
          <table:table-cell table:style-name="ce12" office:value-type="string">
            <text:p>oyó “</text:p>
          </table:table-cell>
          <table:table-cell table:style-name="ce12" office:value-type="string">
            <text:p>oímos “</text:p>
          </table:table-cell>
          <table:table-cell table:style-name="ce12" office:value-type="string">
            <text:p>oyeron “</text:p>
          </table:table-cell>
        </table:table-row>
        <table:table-row table:style-name="ro1">
          <table:table-cell office:value-type="string">
            <text:p>&gt;g</text:p>
          </table:table-cell>
          <table:table-cell office:value-type="string">
            <text:p>salir</text:p>
          </table:table-cell>
          <table:table-cell office:value-type="string">
            <text:p>salí</text:p>
          </table:table-cell>
          <table:table-cell table:number-columns-repeated="2" office:value-type="string">
            <text:p>saliste</text:p>
          </table:table-cell>
          <table:table-cell office:value-type="string">
            <text:p>salió</text:p>
          </table:table-cell>
          <table:table-cell office:value-type="string">
            <text:p>salimos</text:p>
          </table:table-cell>
          <table:table-cell office:value-type="string">
            <text:p>salieron</text:p>
          </table:table-cell>
        </table:table-row>
        <table:table-row table:style-name="ro1">
          <table:table-cell office:value-type="string">
            <text:p>&lt;&gt;g/</text:p>
          </table:table-cell>
          <table:table-cell office:value-type="string">
            <text:p>venir</text:p>
          </table:table-cell>
          <table:table-cell table:style-name="ce10" office:value-type="string">
            <text:p>vine &lt;</text:p>
          </table:table-cell>
          <table:table-cell table:style-name="ce10" office:value-type="string">
            <text:p>viniste &lt;</text:p>
          </table:table-cell>
          <table:table-cell table:style-name="ce10" office:value-type="string">
            <text:p>viniste &lt;</text:p>
          </table:table-cell>
          <table:table-cell table:style-name="ce10" office:value-type="string">
            <text:p>vino &lt;</text:p>
          </table:table-cell>
          <table:table-cell table:style-name="ce10" office:value-type="string">
            <text:p>vinimos &lt;</text:p>
          </table:table-cell>
          <table:table-cell table:style-name="ce10" office:value-type="string">
            <text:p>vinieron &lt;</text:p>
          </table:table-cell>
        </table:table-row>
        <table:table-row table:style-name="ro1">
          <table:table-cell office:value-type="string">
            <text:p>&lt;&gt;g^</text:p>
          </table:table-cell>
          <table:table-cell office:value-type="string">
            <text:p>decir</text:p>
          </table:table-cell>
          <table:table-cell table:style-name="ce10" office:value-type="string">
            <text:p>dije &lt;</text:p>
          </table:table-cell>
          <table:table-cell table:style-name="ce10" office:value-type="string">
            <text:p>dijiste &lt;</text:p>
          </table:table-cell>
          <table:table-cell table:style-name="ce10" office:value-type="string">
            <text:p>dijiste &lt;</text:p>
          </table:table-cell>
          <table:table-cell table:style-name="ce10" office:value-type="string">
            <text:p>dijo &lt;</text:p>
          </table:table-cell>
          <table:table-cell table:style-name="ce10" office:value-type="string">
            <text:p>dijimos &lt;</text:p>
          </table:table-cell>
          <table:table-cell table:style-name="ce10" office:value-type="string">
            <text:p>dijeron &lt;</text:p>
          </table:table-cell>
        </table:table-row>
        <table:table-row table:style-name="ro1">
          <table:table-cell office:value-type="string">
            <text:p>=&lt;~</text:p>
          </table:table-cell>
          <table:table-cell office:value-type="string">
            <text:p>ir</text:p>
          </table:table-cell>
          <table:table-cell table:style-name="ce10" office:value-type="string">
            <text:p>fui &lt;</text:p>
          </table:table-cell>
          <table:table-cell table:style-name="ce10" office:value-type="string">
            <text:p>fuiste &lt;</text:p>
          </table:table-cell>
          <table:table-cell table:style-name="ce10" office:value-type="string">
            <text:p>fuiste &lt;</text:p>
          </table:table-cell>
          <table:table-cell table:style-name="ce10" office:value-type="string">
            <text:p>fue &lt;</text:p>
          </table:table-cell>
          <table:table-cell table:style-name="ce10" office:value-type="string">
            <text:p>fuimos &lt;</text:p>
          </table:table-cell>
          <table:table-cell table:style-name="ce10" office:value-type="string">
            <text:p>fueron &lt;</text:p>
          </table:table-cell>
        </table:table-row>
      </table:table>
      <table:table table:name="futuro" table:style-name="ta1" table:print="false">
        <table:table-column table:style-name="co6" table:default-cell-style-name="ce7"/>
        <table:table-column table:style-name="co5" table:default-cell-style-name="ce9"/>
        <table:table-column table:style-name="co7" table:default-cell-style-name="Default"/>
        <table:table-column table:style-name="co7" table:number-columns-repeated="5" table:default-cell-style-name="ce13"/>
        <table:table-row table:style-name="ro1">
          <table:table-cell/>
          <table:table-cell table:style-name="ce1"/>
          <table:table-cell/>
          <table:table-cell table:style-name="Default" table:number-columns-repeated="5"/>
        </table:table-row>
        <table:table-row table:style-name="ro1">
          <table:table-cell/>
          <table:table-cell table:style-name="ce8"/>
          <table:table-cell table:style-name="ce1" office:value-type="string">
            <text:p>yo</text:p>
          </table:table-cell>
          <table:table-cell table:style-name="ce1" office:value-type="string">
            <text:p>tú</text:p>
          </table:table-cell>
          <table:table-cell table:style-name="ce1" office:value-type="string">
            <text:p>vos</text:p>
          </table:table-cell>
          <table:table-cell table:style-name="ce1" office:value-type="string">
            <text:p>él</text:p>
          </table:table-cell>
          <table:table-cell table:style-name="ce1" office:value-type="string">
            <text:p>nosotros</text:p>
          </table:table-cell>
          <table:table-cell table:style-name="ce1" office:value-type="string">
            <text:p>ellos / Uds</text:p>
          </table:table-cell>
        </table:table-row>
        <table:table-row table:style-name="ro1">
          <table:table-cell/>
          <table:table-cell office:value-type="string">
            <text:p>hablar</text:p>
          </table:table-cell>
          <table:table-cell office:value-type="string">
            <text:p>hablaré</text:p>
          </table:table-cell>
          <table:table-cell table:number-columns-repeated="2" office:value-type="string">
            <text:p>hablarás</text:p>
          </table:table-cell>
          <table:table-cell office:value-type="string">
            <text:p>hablará</text:p>
          </table:table-cell>
          <table:table-cell office:value-type="string">
            <text:p>hablaremos</text:p>
          </table:table-cell>
          <table:table-cell office:value-type="string">
            <text:p>hablarán</text:p>
          </table:table-cell>
        </table:table-row>
        <table:table-row table:style-name="ro1">
          <table:table-cell/>
          <table:table-cell office:value-type="string">
            <text:p>necesitar</text:p>
          </table:table-cell>
          <table:table-cell office:value-type="string">
            <text:p>necesitaré</text:p>
          </table:table-cell>
          <table:table-cell table:number-columns-repeated="2" office:value-type="string">
            <text:p>necesitarás</text:p>
          </table:table-cell>
          <table:table-cell office:value-type="string">
            <text:p>necesitará</text:p>
          </table:table-cell>
          <table:table-cell office:value-type="string">
            <text:p>necesitaremos</text:p>
          </table:table-cell>
          <table:table-cell office:value-type="string">
            <text:p>necesitarán</text:p>
          </table:table-cell>
        </table:table-row>
        <table:table-row table:style-name="ro1">
          <table:table-cell/>
          <table:table-cell office:value-type="string">
            <text:p>usar</text:p>
          </table:table-cell>
          <table:table-cell office:value-type="string">
            <text:p>usaré</text:p>
          </table:table-cell>
          <table:table-cell table:number-columns-repeated="2" office:value-type="string">
            <text:p>usarás</text:p>
          </table:table-cell>
          <table:table-cell office:value-type="string">
            <text:p>usará</text:p>
          </table:table-cell>
          <table:table-cell office:value-type="string">
            <text:p>usaremos</text:p>
          </table:table-cell>
          <table:table-cell office:value-type="string">
            <text:p>usarán</text:p>
          </table:table-cell>
        </table:table-row>
        <table:table-row table:style-name="ro1">
          <table:table-cell/>
          <table:table-cell office:value-type="string">
            <text:p>mirar</text:p>
          </table:table-cell>
          <table:table-cell office:value-type="string">
            <text:p>miraré</text:p>
          </table:table-cell>
          <table:table-cell table:number-columns-repeated="2" office:value-type="string">
            <text:p>mirarás</text:p>
          </table:table-cell>
          <table:table-cell office:value-type="string">
            <text:p>mirará</text:p>
          </table:table-cell>
          <table:table-cell office:value-type="string">
            <text:p>miraremos</text:p>
          </table:table-cell>
          <table:table-cell office:value-type="string">
            <text:p>mirarán</text:p>
          </table:table-cell>
        </table:table-row>
        <table:table-row table:style-name="ro1">
          <table:table-cell/>
          <table:table-cell office:value-type="string">
            <text:p>estudiar</text:p>
          </table:table-cell>
          <table:table-cell office:value-type="string">
            <text:p>estudiaré</text:p>
          </table:table-cell>
          <table:table-cell table:number-columns-repeated="2" office:value-type="string">
            <text:p>estudiarás</text:p>
          </table:table-cell>
          <table:table-cell office:value-type="string">
            <text:p>estudiará</text:p>
          </table:table-cell>
          <table:table-cell office:value-type="string">
            <text:p>estudiaremos</text:p>
          </table:table-cell>
          <table:table-cell office:value-type="string">
            <text:p>estudiarán</text:p>
          </table:table-cell>
        </table:table-row>
        <table:table-row table:style-name="ro1">
          <table:table-cell/>
          <table:table-cell office:value-type="string">
            <text:p>llevar</text:p>
          </table:table-cell>
          <table:table-cell office:value-type="string">
            <text:p>llevaré</text:p>
          </table:table-cell>
          <table:table-cell table:number-columns-repeated="2" office:value-type="string">
            <text:p>llevarás</text:p>
          </table:table-cell>
          <table:table-cell office:value-type="string">
            <text:p>llevará</text:p>
          </table:table-cell>
          <table:table-cell office:value-type="string">
            <text:p>llevaremos</text:p>
          </table:table-cell>
          <table:table-cell office:value-type="string">
            <text:p>llevarán</text:p>
          </table:table-cell>
        </table:table-row>
        <table:table-row table:style-name="ro1">
          <table:table-cell/>
          <table:table-cell office:value-type="string">
            <text:p>amar</text:p>
          </table:table-cell>
          <table:table-cell office:value-type="string">
            <text:p>amaré</text:p>
          </table:table-cell>
          <table:table-cell table:number-columns-repeated="2" office:value-type="string">
            <text:p>amarás</text:p>
          </table:table-cell>
          <table:table-cell office:value-type="string">
            <text:p>amará</text:p>
          </table:table-cell>
          <table:table-cell office:value-type="string">
            <text:p>amaremos</text:p>
          </table:table-cell>
          <table:table-cell office:value-type="string">
            <text:p>amarán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llegar</text:p>
          </table:table-cell>
          <table:table-cell office:value-type="string">
            <text:p>llegaré</text:p>
          </table:table-cell>
          <table:table-cell table:number-columns-repeated="2" office:value-type="string">
            <text:p>llegarás</text:p>
          </table:table-cell>
          <table:table-cell office:value-type="string">
            <text:p>llegará</text:p>
          </table:table-cell>
          <table:table-cell office:value-type="string">
            <text:p>llegaremos</text:p>
          </table:table-cell>
          <table:table-cell office:value-type="string">
            <text:p>llegarán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string">
            <text:p>pensar</text:p>
          </table:table-cell>
          <table:table-cell office:value-type="string">
            <text:p>pensaré</text:p>
          </table:table-cell>
          <table:table-cell table:number-columns-repeated="2" office:value-type="string">
            <text:p>pensarás</text:p>
          </table:table-cell>
          <table:table-cell office:value-type="string">
            <text:p>pensará</text:p>
          </table:table-cell>
          <table:table-cell office:value-type="string">
            <text:p>pensaremos</text:p>
          </table:table-cell>
          <table:table-cell office:value-type="string">
            <text:p>pensarán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string">
            <text:p>encontrar</text:p>
          </table:table-cell>
          <table:table-cell office:value-type="string">
            <text:p>encontraré</text:p>
          </table:table-cell>
          <table:table-cell table:number-columns-repeated="2" office:value-type="string">
            <text:p>encontrarás</text:p>
          </table:table-cell>
          <table:table-cell office:value-type="string">
            <text:p>encontrará</text:p>
          </table:table-cell>
          <table:table-cell office:value-type="string">
            <text:p>encontraremos</text:p>
          </table:table-cell>
          <table:table-cell office:value-type="string">
            <text:p>encontrarán</text:p>
          </table:table-cell>
        </table:table-row>
        <table:table-row table:style-name="ro1">
          <table:table-cell office:value-type="string">
            <text:p>&lt;"</text:p>
          </table:table-cell>
          <table:table-cell office:value-type="string">
            <text:p>dar</text:p>
          </table:table-cell>
          <table:table-cell office:value-type="string">
            <text:p>daré</text:p>
          </table:table-cell>
          <table:table-cell table:number-columns-repeated="2" office:value-type="string">
            <text:p>darás</text:p>
          </table:table-cell>
          <table:table-cell office:value-type="string">
            <text:p>dará</text:p>
          </table:table-cell>
          <table:table-cell office:value-type="string">
            <text:p>daremos</text:p>
          </table:table-cell>
          <table:table-cell office:value-type="string">
            <text:p>darán</text:p>
          </table:table-cell>
        </table:table-row>
        <table:table-row table:style-name="ro1">
          <table:table-cell office:value-type="string">
            <text:p>&lt;"</text:p>
          </table:table-cell>
          <table:table-cell office:value-type="string">
            <text:p>estar</text:p>
          </table:table-cell>
          <table:table-cell office:value-type="string">
            <text:p>estaré</text:p>
          </table:table-cell>
          <table:table-cell table:number-columns-repeated="2" office:value-type="string">
            <text:p>estarás</text:p>
          </table:table-cell>
          <table:table-cell office:value-type="string">
            <text:p>estará</text:p>
          </table:table-cell>
          <table:table-cell office:value-type="string">
            <text:p>estaremos</text:p>
          </table:table-cell>
          <table:table-cell office:value-type="string">
            <text:p>estará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eber</text:p>
          </table:table-cell>
          <table:table-cell office:value-type="string">
            <text:p>deberé</text:p>
          </table:table-cell>
          <table:table-cell table:number-columns-repeated="2" office:value-type="string">
            <text:p>deberás</text:p>
          </table:table-cell>
          <table:table-cell office:value-type="string">
            <text:p>deberá</text:p>
          </table:table-cell>
          <table:table-cell office:value-type="string">
            <text:p>deberemos</text:p>
          </table:table-cell>
          <table:table-cell office:value-type="string">
            <text:p>deberán</text:p>
          </table:table-cell>
        </table:table-row>
        <table:table-row table:style-name="ro1">
          <table:table-cell/>
          <table:table-cell office:value-type="string">
            <text:p>comer</text:p>
          </table:table-cell>
          <table:table-cell office:value-type="string">
            <text:p>comeré</text:p>
          </table:table-cell>
          <table:table-cell table:number-columns-repeated="2" office:value-type="string">
            <text:p>comerás</text:p>
          </table:table-cell>
          <table:table-cell office:value-type="string">
            <text:p>comerá</text:p>
          </table:table-cell>
          <table:table-cell office:value-type="string">
            <text:p>comeremos</text:p>
          </table:table-cell>
          <table:table-cell office:value-type="string">
            <text:p>comerán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conocer</text:p>
          </table:table-cell>
          <table:table-cell office:value-type="string">
            <text:p>conoceré</text:p>
          </table:table-cell>
          <table:table-cell table:number-columns-repeated="2" office:value-type="string">
            <text:p>conocerás</text:p>
          </table:table-cell>
          <table:table-cell office:value-type="string">
            <text:p>conocerá</text:p>
          </table:table-cell>
          <table:table-cell office:value-type="string">
            <text:p>conoceremos</text:p>
          </table:table-cell>
          <table:table-cell office:value-type="string">
            <text:p>conocerán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parecer</text:p>
          </table:table-cell>
          <table:table-cell office:value-type="string">
            <text:p>pareceré</text:p>
          </table:table-cell>
          <table:table-cell table:number-columns-repeated="2" office:value-type="string">
            <text:p>parecerás</text:p>
          </table:table-cell>
          <table:table-cell office:value-type="string">
            <text:p>parecerá</text:p>
          </table:table-cell>
          <table:table-cell office:value-type="string">
            <text:p>pareceremos</text:p>
          </table:table-cell>
          <table:table-cell office:value-type="string">
            <text:p>parecerán</text:p>
          </table:table-cell>
        </table:table-row>
        <table:table-row table:style-name="ro1">
          <table:table-cell office:value-type="string">
            <text:p>&lt;&gt;/</text:p>
          </table:table-cell>
          <table:table-cell office:value-type="string">
            <text:p>querer</text:p>
          </table:table-cell>
          <table:table-cell table:style-name="ce10" office:value-type="string">
            <text:p>querré &gt;</text:p>
          </table:table-cell>
          <table:table-cell table:style-name="ce10" office:value-type="string">
            <text:p>querrás &gt;</text:p>
          </table:table-cell>
          <table:table-cell table:style-name="ce10" office:value-type="string">
            <text:p>querrás &gt;</text:p>
          </table:table-cell>
          <table:table-cell table:style-name="ce10" office:value-type="string">
            <text:p>querrá &gt;</text:p>
          </table:table-cell>
          <table:table-cell table:style-name="ce10" office:value-type="string">
            <text:p>querremos &gt;</text:p>
          </table:table-cell>
          <table:table-cell table:style-name="ce10" office:value-type="string">
            <text:p>querrán &gt;</text:p>
          </table:table-cell>
        </table:table-row>
        <table:table-row table:style-name="ro1">
          <table:table-cell office:value-type="string">
            <text:p>&lt;&gt;/</text:p>
          </table:table-cell>
          <table:table-cell office:value-type="string">
            <text:p>poder</text:p>
          </table:table-cell>
          <table:table-cell table:style-name="ce10" office:value-type="string">
            <text:p>podré &gt;</text:p>
          </table:table-cell>
          <table:table-cell table:style-name="ce10" office:value-type="string">
            <text:p>podrás &gt;</text:p>
          </table:table-cell>
          <table:table-cell table:style-name="ce10" office:value-type="string">
            <text:p>podrás &gt;</text:p>
          </table:table-cell>
          <table:table-cell table:style-name="ce10" office:value-type="string">
            <text:p>podrá &gt;</text:p>
          </table:table-cell>
          <table:table-cell table:style-name="ce10" office:value-type="string">
            <text:p>podremos &gt;</text:p>
          </table:table-cell>
          <table:table-cell table:style-name="ce10" office:value-type="string">
            <text:p>podrán &gt;</text:p>
          </table:table-cell>
        </table:table-row>
        <table:table-row table:style-name="ro1">
          <table:table-cell office:value-type="string">
            <text:p>&lt;&gt;g/</text:p>
          </table:table-cell>
          <table:table-cell office:value-type="string">
            <text:p>tener</text:p>
          </table:table-cell>
          <table:table-cell table:style-name="ce10" office:value-type="string">
            <text:p>tendré &gt;</text:p>
          </table:table-cell>
          <table:table-cell table:style-name="ce10" office:value-type="string">
            <text:p>tendrás &gt;</text:p>
          </table:table-cell>
          <table:table-cell table:style-name="ce10" office:value-type="string">
            <text:p>tendrás &gt;</text:p>
          </table:table-cell>
          <table:table-cell table:style-name="ce10" office:value-type="string">
            <text:p>tendrá &gt;</text:p>
          </table:table-cell>
          <table:table-cell table:style-name="ce10" office:value-type="string">
            <text:p>tendremos &gt;</text:p>
          </table:table-cell>
          <table:table-cell table:style-name="ce10" office:value-type="string">
            <text:p>tendrán &gt;</text:p>
          </table:table-cell>
        </table:table-row>
        <table:table-row table:style-name="ro1">
          <table:table-cell office:value-type="string">
            <text:p>&lt;&gt;g</text:p>
          </table:table-cell>
          <table:table-cell office:value-type="string">
            <text:p>poner</text:p>
          </table:table-cell>
          <table:table-cell table:style-name="ce10" office:value-type="string">
            <text:p>pondré &gt;</text:p>
          </table:table-cell>
          <table:table-cell table:style-name="ce10" office:value-type="string">
            <text:p>pondrás &gt;</text:p>
          </table:table-cell>
          <table:table-cell table:style-name="ce10" office:value-type="string">
            <text:p>pondrás &gt;</text:p>
          </table:table-cell>
          <table:table-cell table:style-name="ce10" office:value-type="string">
            <text:p>pondrá &gt;</text:p>
          </table:table-cell>
          <table:table-cell table:style-name="ce10" office:value-type="string">
            <text:p>pondremos &gt;</text:p>
          </table:table-cell>
          <table:table-cell table:style-name="ce10" office:value-type="string">
            <text:p>pondrán &gt;</text:p>
          </table:table-cell>
        </table:table-row>
        <table:table-row table:style-name="ro1">
          <table:table-cell office:value-type="string">
            <text:p>&lt;&gt;g</text:p>
          </table:table-cell>
          <table:table-cell office:value-type="string">
            <text:p>hacer</text:p>
          </table:table-cell>
          <table:table-cell table:style-name="ce10" office:value-type="string">
            <text:p>haré &gt;</text:p>
          </table:table-cell>
          <table:table-cell table:style-name="ce10" office:value-type="string">
            <text:p>harás &gt;</text:p>
          </table:table-cell>
          <table:table-cell table:style-name="ce10" office:value-type="string">
            <text:p>harás &gt;</text:p>
          </table:table-cell>
          <table:table-cell table:style-name="ce10" office:value-type="string">
            <text:p>hará &gt;</text:p>
          </table:table-cell>
          <table:table-cell table:style-name="ce10" office:value-type="string">
            <text:p>haremos &gt;</text:p>
          </table:table-cell>
          <table:table-cell table:style-name="ce10" office:value-type="string">
            <text:p>harán &gt;</text:p>
          </table:table-cell>
        </table:table-row>
        <table:table-row table:style-name="ro1">
          <table:table-cell office:value-type="string">
            <text:p>=&lt;&gt;</text:p>
          </table:table-cell>
          <table:table-cell office:value-type="string">
            <text:p>haber</text:p>
          </table:table-cell>
          <table:table-cell table:style-name="ce10" office:value-type="string">
            <text:p>habré &gt;</text:p>
          </table:table-cell>
          <table:table-cell table:style-name="ce10" office:value-type="string">
            <text:p>habrás &gt;</text:p>
          </table:table-cell>
          <table:table-cell table:style-name="ce10" office:value-type="string">
            <text:p>habrás &gt;</text:p>
          </table:table-cell>
          <table:table-cell table:style-name="ce10" office:value-type="string">
            <text:p>habrá &gt;</text:p>
          </table:table-cell>
          <table:table-cell table:style-name="ce10" office:value-type="string">
            <text:p>habremos &gt;</text:p>
          </table:table-cell>
          <table:table-cell table:style-name="ce10" office:value-type="string">
            <text:p>habrán &gt;</text:p>
          </table:table-cell>
        </table:table-row>
        <table:table-row table:style-name="ro1">
          <table:table-cell office:value-type="string">
            <text:p>=&lt;&gt;</text:p>
          </table:table-cell>
          <table:table-cell office:value-type="string">
            <text:p>saber</text:p>
          </table:table-cell>
          <table:table-cell table:style-name="ce10" office:value-type="string">
            <text:p>sabré &gt;</text:p>
          </table:table-cell>
          <table:table-cell table:style-name="ce10" office:value-type="string">
            <text:p>sabrás &gt;</text:p>
          </table:table-cell>
          <table:table-cell table:style-name="ce10" office:value-type="string">
            <text:p>sabrás &gt;</text:p>
          </table:table-cell>
          <table:table-cell table:style-name="ce10" office:value-type="string">
            <text:p>sabrá &gt;</text:p>
          </table:table-cell>
          <table:table-cell table:style-name="ce10" office:value-type="string">
            <text:p>sabremos &gt;</text:p>
          </table:table-cell>
          <table:table-cell table:style-name="ce10" office:value-type="string">
            <text:p>sabrán &gt;</text:p>
          </table:table-cell>
        </table:table-row>
        <table:table-row table:style-name="ro1">
          <table:table-cell office:value-type="string">
            <text:p>=&lt;~"</text:p>
          </table:table-cell>
          <table:table-cell office:value-type="string">
            <text:p>ser</text:p>
          </table:table-cell>
          <table:table-cell table:style-name="ce13" office:value-type="string">
            <text:p>seré</text:p>
          </table:table-cell>
          <table:table-cell table:number-columns-repeated="2" office:value-type="string">
            <text:p>serás</text:p>
          </table:table-cell>
          <table:table-cell office:value-type="string">
            <text:p>será</text:p>
          </table:table-cell>
          <table:table-cell office:value-type="string">
            <text:p>seremos</text:p>
          </table:table-cell>
          <table:table-cell office:value-type="string">
            <text:p>serán</text:p>
          </table:table-cell>
        </table:table-row>
        <table:table-row table:style-name="ro1">
          <table:table-cell office:value-type="string">
            <text:p>=~</text:p>
          </table:table-cell>
          <table:table-cell office:value-type="string">
            <text:p>ver</text:p>
          </table:table-cell>
          <table:table-cell table:style-name="ce13" office:value-type="string">
            <text:p>veré</text:p>
          </table:table-cell>
          <table:table-cell table:number-columns-repeated="2" office:value-type="string">
            <text:p>verás</text:p>
          </table:table-cell>
          <table:table-cell office:value-type="string">
            <text:p>verá</text:p>
          </table:table-cell>
          <table:table-cell office:value-type="string">
            <text:p>veremos</text:p>
          </table:table-cell>
          <table:table-cell office:value-type="string">
            <text:p>verá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vivir</text:p>
          </table:table-cell>
          <table:table-cell office:value-type="string">
            <text:p>viviré</text:p>
          </table:table-cell>
          <table:table-cell table:number-columns-repeated="2" office:value-type="string">
            <text:p>vivirás</text:p>
          </table:table-cell>
          <table:table-cell office:value-type="string">
            <text:p>vivirá</text:p>
          </table:table-cell>
          <table:table-cell office:value-type="string">
            <text:p>viviremos</text:p>
          </table:table-cell>
          <table:table-cell office:value-type="string">
            <text:p>vivirán</text:p>
          </table:table-cell>
        </table:table-row>
        <table:table-row table:style-name="ro1">
          <table:table-cell/>
          <table:table-cell office:value-type="string">
            <text:p>escribir</text:p>
          </table:table-cell>
          <table:table-cell office:value-type="string">
            <text:p>escribiré</text:p>
          </table:table-cell>
          <table:table-cell table:number-columns-repeated="2" office:value-type="string">
            <text:p>escribirás</text:p>
          </table:table-cell>
          <table:table-cell office:value-type="string">
            <text:p>escribirá</text:p>
          </table:table-cell>
          <table:table-cell office:value-type="string">
            <text:p>escribiremos</text:p>
          </table:table-cell>
          <table:table-cell office:value-type="string">
            <text:p>escribirán</text:p>
          </table:table-cell>
        </table:table-row>
        <table:table-row table:style-name="ro1">
          <table:table-cell/>
          <table:table-cell office:value-type="string">
            <text:p>abrir</text:p>
          </table:table-cell>
          <table:table-cell office:value-type="string">
            <text:p>abriré</text:p>
          </table:table-cell>
          <table:table-cell table:number-columns-repeated="2" office:value-type="string">
            <text:p>abrirás</text:p>
          </table:table-cell>
          <table:table-cell office:value-type="string">
            <text:p>abrirá</text:p>
          </table:table-cell>
          <table:table-cell office:value-type="string">
            <text:p>abriremos</text:p>
          </table:table-cell>
          <table:table-cell office:value-type="string">
            <text:p>abrirán</text:p>
          </table:table-cell>
        </table:table-row>
        <table:table-row table:style-name="ro1">
          <table:table-cell/>
          <table:table-cell office:value-type="string">
            <text:p>existir</text:p>
          </table:table-cell>
          <table:table-cell office:value-type="string">
            <text:p>existiré</text:p>
          </table:table-cell>
          <table:table-cell table:number-columns-repeated="2" office:value-type="string">
            <text:p>existirás</text:p>
          </table:table-cell>
          <table:table-cell office:value-type="string">
            <text:p>existirá</text:p>
          </table:table-cell>
          <table:table-cell table:style-name="ce14" office:value-type="string">
            <text:p>existiremos</text:p>
          </table:table-cell>
          <table:table-cell office:value-type="string">
            <text:p>existirán</text:p>
          </table:table-cell>
        </table:table-row>
        <table:table-row table:style-name="ro1">
          <table:table-cell/>
          <table:table-cell office:value-type="string">
            <text:p>cumplir</text:p>
          </table:table-cell>
          <table:table-cell office:value-type="string">
            <text:p>cumpliré</text:p>
          </table:table-cell>
          <table:table-cell table:number-columns-repeated="2" office:value-type="string">
            <text:p>cumplirás</text:p>
          </table:table-cell>
          <table:table-cell office:value-type="string">
            <text:p>cumplirá</text:p>
          </table:table-cell>
          <table:table-cell office:value-type="string">
            <text:p>cumpliremos</text:p>
          </table:table-cell>
          <table:table-cell office:value-type="string">
            <text:p>cumplirán</text:p>
          </table:table-cell>
        </table:table-row>
        <table:table-row table:style-name="ro1">
          <table:table-cell office:value-type="string">
            <text:p>^</text:p>
          </table:table-cell>
          <table:table-cell office:value-type="string">
            <text:p>vestir</text:p>
          </table:table-cell>
          <table:table-cell office:value-type="string">
            <text:p>vestiré</text:p>
          </table:table-cell>
          <table:table-cell table:number-columns-repeated="2" office:value-type="string">
            <text:p>vestirás</text:p>
          </table:table-cell>
          <table:table-cell office:value-type="string">
            <text:p>vestirá</text:p>
          </table:table-cell>
          <table:table-cell office:value-type="string">
            <text:p>vestiremos</text:p>
          </table:table-cell>
          <table:table-cell office:value-type="string">
            <text:p>vestirán</text:p>
          </table:table-cell>
        </table:table-row>
        <table:table-row table:style-name="ro1">
          <table:table-cell office:value-type="string">
            <text:p>^</text:p>
          </table:table-cell>
          <table:table-cell office:value-type="string">
            <text:p>pedir</text:p>
          </table:table-cell>
          <table:table-cell office:value-type="string">
            <text:p>pediré</text:p>
          </table:table-cell>
          <table:table-cell table:number-columns-repeated="2" office:value-type="string">
            <text:p>pedirás</text:p>
          </table:table-cell>
          <table:table-cell office:value-type="string">
            <text:p>pedirá</text:p>
          </table:table-cell>
          <table:table-cell office:value-type="string">
            <text:p>pediremos</text:p>
          </table:table-cell>
          <table:table-cell office:value-type="string">
            <text:p>pedirán</text:p>
          </table:table-cell>
        </table:table-row>
        <table:table-row table:style-name="ro1">
          <table:table-cell office:value-type="string">
            <text:p>^”</text:p>
          </table:table-cell>
          <table:table-cell office:value-type="string">
            <text:p>seguir</text:p>
          </table:table-cell>
          <table:table-cell office:value-type="string">
            <text:p>seguiré</text:p>
          </table:table-cell>
          <table:table-cell table:number-columns-repeated="2" office:value-type="string">
            <text:p>seguirás</text:p>
          </table:table-cell>
          <table:table-cell office:value-type="string">
            <text:p>seguirá</text:p>
          </table:table-cell>
          <table:table-cell office:value-type="string">
            <text:p>seguiremos</text:p>
          </table:table-cell>
          <table:table-cell office:value-type="string">
            <text:p>seguirán</text:p>
          </table:table-cell>
        </table:table-row>
        <table:table-row table:style-name="ro1">
          <table:table-cell office:value-type="string">
            <text:p>/^</text:p>
          </table:table-cell>
          <table:table-cell office:value-type="string">
            <text:p>sentir</text:p>
          </table:table-cell>
          <table:table-cell office:value-type="string">
            <text:p>sentiré</text:p>
          </table:table-cell>
          <table:table-cell table:number-columns-repeated="2" office:value-type="string">
            <text:p>sentirás</text:p>
          </table:table-cell>
          <table:table-cell office:value-type="string">
            <text:p>sentirá</text:p>
          </table:table-cell>
          <table:table-cell office:value-type="string">
            <text:p>sentiremos</text:p>
          </table:table-cell>
          <table:table-cell office:value-type="string">
            <text:p>sentirán</text:p>
          </table:table-cell>
        </table:table-row>
        <table:table-row table:style-name="ro1">
          <table:table-cell office:value-type="string">
            <text:p>/^</text:p>
          </table:table-cell>
          <table:table-cell office:value-type="string">
            <text:p>preferir</text:p>
          </table:table-cell>
          <table:table-cell office:value-type="string">
            <text:p>preferiré</text:p>
          </table:table-cell>
          <table:table-cell table:number-columns-repeated="2" office:value-type="string">
            <text:p>preferirás</text:p>
          </table:table-cell>
          <table:table-cell office:value-type="string">
            <text:p>preferirá</text:p>
          </table:table-cell>
          <table:table-cell office:value-type="string">
            <text:p>preferiremos</text:p>
          </table:table-cell>
          <table:table-cell office:value-type="string">
            <text:p>preferirán</text:p>
          </table:table-cell>
        </table:table-row>
        <table:table-row table:style-name="ro1">
          <table:table-cell office:value-type="string">
            <text:p>g”</text:p>
          </table:table-cell>
          <table:table-cell office:value-type="string">
            <text:p>oír</text:p>
          </table:table-cell>
          <table:table-cell office:value-type="string">
            <text:p>oiré</text:p>
          </table:table-cell>
          <table:table-cell table:number-columns-repeated="2" office:value-type="string">
            <text:p>oirás</text:p>
          </table:table-cell>
          <table:table-cell office:value-type="string">
            <text:p>oirá</text:p>
          </table:table-cell>
          <table:table-cell office:value-type="string">
            <text:p>oiremos</text:p>
          </table:table-cell>
          <table:table-cell office:value-type="string">
            <text:p>oirán</text:p>
          </table:table-cell>
        </table:table-row>
        <table:table-row table:style-name="ro1">
          <table:table-cell office:value-type="string">
            <text:p>&gt;g</text:p>
          </table:table-cell>
          <table:table-cell office:value-type="string">
            <text:p>salir</text:p>
          </table:table-cell>
          <table:table-cell table:style-name="ce10" office:value-type="string">
            <text:p>saldré &gt;</text:p>
          </table:table-cell>
          <table:table-cell table:style-name="ce10" office:value-type="string">
            <text:p>saldrás &gt;</text:p>
          </table:table-cell>
          <table:table-cell table:style-name="ce10" office:value-type="string">
            <text:p>saldrás &gt;</text:p>
          </table:table-cell>
          <table:table-cell table:style-name="ce10" office:value-type="string">
            <text:p>saldrá &gt;</text:p>
          </table:table-cell>
          <table:table-cell table:style-name="ce10" office:value-type="string">
            <text:p>saldremos &gt;</text:p>
          </table:table-cell>
          <table:table-cell table:style-name="ce10" office:value-type="string">
            <text:p>saldrán &gt;</text:p>
          </table:table-cell>
        </table:table-row>
        <table:table-row table:style-name="ro1">
          <table:table-cell office:value-type="string">
            <text:p>&lt;&gt;g/</text:p>
          </table:table-cell>
          <table:table-cell office:value-type="string">
            <text:p>venir</text:p>
          </table:table-cell>
          <table:table-cell table:style-name="ce10" office:value-type="string">
            <text:p>vendré &gt;</text:p>
          </table:table-cell>
          <table:table-cell table:style-name="ce10" office:value-type="string">
            <text:p>vendrás &gt;</text:p>
          </table:table-cell>
          <table:table-cell table:style-name="ce10" office:value-type="string">
            <text:p>vendrás &gt;</text:p>
          </table:table-cell>
          <table:table-cell table:style-name="ce10" office:value-type="string">
            <text:p>vendrá &gt;</text:p>
          </table:table-cell>
          <table:table-cell table:style-name="ce10" office:value-type="string">
            <text:p>vendremos &gt;</text:p>
          </table:table-cell>
          <table:table-cell table:style-name="ce10" office:value-type="string">
            <text:p>vendrán &gt;</text:p>
          </table:table-cell>
        </table:table-row>
        <table:table-row table:style-name="ro1">
          <table:table-cell office:value-type="string">
            <text:p>&lt;&gt;g^</text:p>
          </table:table-cell>
          <table:table-cell office:value-type="string">
            <text:p>decir</text:p>
          </table:table-cell>
          <table:table-cell table:style-name="ce10" office:value-type="string">
            <text:p>diré &gt;</text:p>
          </table:table-cell>
          <table:table-cell table:style-name="ce10" office:value-type="string">
            <text:p>dirás &gt;</text:p>
          </table:table-cell>
          <table:table-cell table:style-name="ce10" office:value-type="string">
            <text:p>dirás &gt;</text:p>
          </table:table-cell>
          <table:table-cell table:style-name="ce10" office:value-type="string">
            <text:p>dirá &gt;</text:p>
          </table:table-cell>
          <table:table-cell table:style-name="ce10" office:value-type="string">
            <text:p>diremos &gt;</text:p>
          </table:table-cell>
          <table:table-cell table:style-name="ce10" office:value-type="string">
            <text:p>dirán &gt;</text:p>
          </table:table-cell>
        </table:table-row>
        <table:table-row table:style-name="ro1">
          <table:table-cell office:value-type="string">
            <text:p>=&lt;~</text:p>
          </table:table-cell>
          <table:table-cell office:value-type="string">
            <text:p>ir</text:p>
          </table:table-cell>
          <table:table-cell office:value-type="string">
            <text:p>iré</text:p>
          </table:table-cell>
          <table:table-cell table:number-columns-repeated="2" office:value-type="string">
            <text:p>irás</text:p>
          </table:table-cell>
          <table:table-cell office:value-type="string">
            <text:p>irá</text:p>
          </table:table-cell>
          <table:table-cell office:value-type="string">
            <text:p>iremos</text:p>
          </table:table-cell>
          <table:table-cell office:value-type="string">
            <text:p>irán</text:p>
          </table:table-cell>
        </table:table-row>
      </table:table>
      <table:table table:name="condicional" table:style-name="ta1" table:print="false">
        <table:table-column table:style-name="co6" table:default-cell-style-name="ce7"/>
        <table:table-column table:style-name="co5" table:default-cell-style-name="ce9"/>
        <table:table-column table:style-name="co7" table:default-cell-style-name="Default"/>
        <table:table-column table:style-name="co7" table:number-columns-repeated="5" table:default-cell-style-name="ce13"/>
        <table:table-row table:style-name="ro1">
          <table:table-cell/>
          <table:table-cell table:style-name="ce1"/>
          <table:table-cell/>
          <table:table-cell table:style-name="Default" table:number-columns-repeated="5"/>
        </table:table-row>
        <table:table-row table:style-name="ro1">
          <table:table-cell/>
          <table:table-cell table:style-name="ce8"/>
          <table:table-cell table:style-name="ce1" office:value-type="string">
            <text:p>yo</text:p>
          </table:table-cell>
          <table:table-cell table:style-name="ce1" office:value-type="string">
            <text:p>tú</text:p>
          </table:table-cell>
          <table:table-cell table:style-name="ce1" office:value-type="string">
            <text:p>vos</text:p>
          </table:table-cell>
          <table:table-cell table:style-name="ce1" office:value-type="string">
            <text:p>él</text:p>
          </table:table-cell>
          <table:table-cell table:style-name="ce1" office:value-type="string">
            <text:p>nosotros</text:p>
          </table:table-cell>
          <table:table-cell table:style-name="ce1" office:value-type="string">
            <text:p>ellos / Uds</text:p>
          </table:table-cell>
        </table:table-row>
        <table:table-row table:style-name="ro1">
          <table:table-cell/>
          <table:table-cell office:value-type="string">
            <text:p>hablar</text:p>
          </table:table-cell>
          <table:table-cell office:value-type="string">
            <text:p>hablaría</text:p>
          </table:table-cell>
          <table:table-cell table:number-columns-repeated="2" office:value-type="string">
            <text:p>hablarías</text:p>
          </table:table-cell>
          <table:table-cell office:value-type="string">
            <text:p>hablaría</text:p>
          </table:table-cell>
          <table:table-cell office:value-type="string">
            <text:p>hablaríamos</text:p>
          </table:table-cell>
          <table:table-cell office:value-type="string">
            <text:p>hablarían</text:p>
          </table:table-cell>
        </table:table-row>
        <table:table-row table:style-name="ro1">
          <table:table-cell/>
          <table:table-cell office:value-type="string">
            <text:p>necesitar</text:p>
          </table:table-cell>
          <table:table-cell office:value-type="string">
            <text:p>necesitaría</text:p>
          </table:table-cell>
          <table:table-cell table:number-columns-repeated="2" office:value-type="string">
            <text:p>necesitarías</text:p>
          </table:table-cell>
          <table:table-cell office:value-type="string">
            <text:p>necesitaría</text:p>
          </table:table-cell>
          <table:table-cell office:value-type="string">
            <text:p>necesitaríamos</text:p>
          </table:table-cell>
          <table:table-cell office:value-type="string">
            <text:p>necesitarían</text:p>
          </table:table-cell>
        </table:table-row>
        <table:table-row table:style-name="ro1">
          <table:table-cell/>
          <table:table-cell office:value-type="string">
            <text:p>usar</text:p>
          </table:table-cell>
          <table:table-cell office:value-type="string">
            <text:p>usaría</text:p>
          </table:table-cell>
          <table:table-cell table:number-columns-repeated="2" office:value-type="string">
            <text:p>usarías</text:p>
          </table:table-cell>
          <table:table-cell office:value-type="string">
            <text:p>usaría</text:p>
          </table:table-cell>
          <table:table-cell office:value-type="string">
            <text:p>usaríamos</text:p>
          </table:table-cell>
          <table:table-cell office:value-type="string">
            <text:p>usarían</text:p>
          </table:table-cell>
        </table:table-row>
        <table:table-row table:style-name="ro1">
          <table:table-cell/>
          <table:table-cell office:value-type="string">
            <text:p>mirar</text:p>
          </table:table-cell>
          <table:table-cell office:value-type="string">
            <text:p>miraría</text:p>
          </table:table-cell>
          <table:table-cell table:number-columns-repeated="2" office:value-type="string">
            <text:p>mirarías</text:p>
          </table:table-cell>
          <table:table-cell office:value-type="string">
            <text:p>miraría</text:p>
          </table:table-cell>
          <table:table-cell office:value-type="string">
            <text:p>miraríamos</text:p>
          </table:table-cell>
          <table:table-cell office:value-type="string">
            <text:p>mirarían</text:p>
          </table:table-cell>
        </table:table-row>
        <table:table-row table:style-name="ro1">
          <table:table-cell/>
          <table:table-cell office:value-type="string">
            <text:p>estudiar</text:p>
          </table:table-cell>
          <table:table-cell office:value-type="string">
            <text:p>estudiaría</text:p>
          </table:table-cell>
          <table:table-cell table:number-columns-repeated="2" office:value-type="string">
            <text:p>estudiarías</text:p>
          </table:table-cell>
          <table:table-cell office:value-type="string">
            <text:p>estudiaría</text:p>
          </table:table-cell>
          <table:table-cell office:value-type="string">
            <text:p>estudiaríamos</text:p>
          </table:table-cell>
          <table:table-cell office:value-type="string">
            <text:p>estudiarían</text:p>
          </table:table-cell>
        </table:table-row>
        <table:table-row table:style-name="ro1">
          <table:table-cell/>
          <table:table-cell office:value-type="string">
            <text:p>llevar</text:p>
          </table:table-cell>
          <table:table-cell office:value-type="string">
            <text:p>llevaría</text:p>
          </table:table-cell>
          <table:table-cell table:number-columns-repeated="2" office:value-type="string">
            <text:p>llevarías</text:p>
          </table:table-cell>
          <table:table-cell office:value-type="string">
            <text:p>llevaría</text:p>
          </table:table-cell>
          <table:table-cell office:value-type="string">
            <text:p>llevaríamos</text:p>
          </table:table-cell>
          <table:table-cell office:value-type="string">
            <text:p>llevarían</text:p>
          </table:table-cell>
        </table:table-row>
        <table:table-row table:style-name="ro1">
          <table:table-cell/>
          <table:table-cell office:value-type="string">
            <text:p>amar</text:p>
          </table:table-cell>
          <table:table-cell office:value-type="string">
            <text:p>amaría</text:p>
          </table:table-cell>
          <table:table-cell table:number-columns-repeated="2" office:value-type="string">
            <text:p>amarías</text:p>
          </table:table-cell>
          <table:table-cell office:value-type="string">
            <text:p>amaría</text:p>
          </table:table-cell>
          <table:table-cell office:value-type="string">
            <text:p>amaríamos</text:p>
          </table:table-cell>
          <table:table-cell office:value-type="string">
            <text:p>amarían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llegar</text:p>
          </table:table-cell>
          <table:table-cell office:value-type="string">
            <text:p>llegaría</text:p>
          </table:table-cell>
          <table:table-cell table:number-columns-repeated="2" office:value-type="string">
            <text:p>llegarías</text:p>
          </table:table-cell>
          <table:table-cell office:value-type="string">
            <text:p>llegaría</text:p>
          </table:table-cell>
          <table:table-cell office:value-type="string">
            <text:p>llegaríamos</text:p>
          </table:table-cell>
          <table:table-cell office:value-type="string">
            <text:p>llegarían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string">
            <text:p>pensar</text:p>
          </table:table-cell>
          <table:table-cell office:value-type="string">
            <text:p>pensaría</text:p>
          </table:table-cell>
          <table:table-cell table:number-columns-repeated="2" office:value-type="string">
            <text:p>pensarías</text:p>
          </table:table-cell>
          <table:table-cell office:value-type="string">
            <text:p>pensaría</text:p>
          </table:table-cell>
          <table:table-cell office:value-type="string">
            <text:p>pensaríamos</text:p>
          </table:table-cell>
          <table:table-cell office:value-type="string">
            <text:p>pensarían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string">
            <text:p>encontrar</text:p>
          </table:table-cell>
          <table:table-cell office:value-type="string">
            <text:p>encontraría</text:p>
          </table:table-cell>
          <table:table-cell table:number-columns-repeated="2" office:value-type="string">
            <text:p>encontrarías</text:p>
          </table:table-cell>
          <table:table-cell office:value-type="string">
            <text:p>encontraría</text:p>
          </table:table-cell>
          <table:table-cell office:value-type="string">
            <text:p>encontraríamos</text:p>
          </table:table-cell>
          <table:table-cell office:value-type="string">
            <text:p>encontrarían</text:p>
          </table:table-cell>
        </table:table-row>
        <table:table-row table:style-name="ro1">
          <table:table-cell office:value-type="string">
            <text:p>&lt;"</text:p>
          </table:table-cell>
          <table:table-cell office:value-type="string">
            <text:p>dar</text:p>
          </table:table-cell>
          <table:table-cell office:value-type="string">
            <text:p>daría</text:p>
          </table:table-cell>
          <table:table-cell table:number-columns-repeated="2" office:value-type="string">
            <text:p>darías</text:p>
          </table:table-cell>
          <table:table-cell office:value-type="string">
            <text:p>daría</text:p>
          </table:table-cell>
          <table:table-cell office:value-type="string">
            <text:p>daríamos</text:p>
          </table:table-cell>
          <table:table-cell office:value-type="string">
            <text:p>darían</text:p>
          </table:table-cell>
        </table:table-row>
        <table:table-row table:style-name="ro1">
          <table:table-cell office:value-type="string">
            <text:p>&lt;"</text:p>
          </table:table-cell>
          <table:table-cell office:value-type="string">
            <text:p>estar</text:p>
          </table:table-cell>
          <table:table-cell office:value-type="string">
            <text:p>estaría</text:p>
          </table:table-cell>
          <table:table-cell table:number-columns-repeated="2" office:value-type="string">
            <text:p>estarías</text:p>
          </table:table-cell>
          <table:table-cell office:value-type="string">
            <text:p>estaría</text:p>
          </table:table-cell>
          <table:table-cell office:value-type="string">
            <text:p>estaríamos</text:p>
          </table:table-cell>
          <table:table-cell office:value-type="string">
            <text:p>estaría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eber</text:p>
          </table:table-cell>
          <table:table-cell office:value-type="string">
            <text:p>debería</text:p>
          </table:table-cell>
          <table:table-cell table:number-columns-repeated="2" office:value-type="string">
            <text:p>deberías</text:p>
          </table:table-cell>
          <table:table-cell office:value-type="string">
            <text:p>debería</text:p>
          </table:table-cell>
          <table:table-cell office:value-type="string">
            <text:p>deberíamos</text:p>
          </table:table-cell>
          <table:table-cell office:value-type="string">
            <text:p>deberían</text:p>
          </table:table-cell>
        </table:table-row>
        <table:table-row table:style-name="ro1">
          <table:table-cell/>
          <table:table-cell office:value-type="string">
            <text:p>comer</text:p>
          </table:table-cell>
          <table:table-cell office:value-type="string">
            <text:p>comería</text:p>
          </table:table-cell>
          <table:table-cell table:number-columns-repeated="2" office:value-type="string">
            <text:p>comerías</text:p>
          </table:table-cell>
          <table:table-cell office:value-type="string">
            <text:p>comería</text:p>
          </table:table-cell>
          <table:table-cell office:value-type="string">
            <text:p>comeríamos</text:p>
          </table:table-cell>
          <table:table-cell office:value-type="string">
            <text:p>comerían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conocer</text:p>
          </table:table-cell>
          <table:table-cell office:value-type="string">
            <text:p>conocería</text:p>
          </table:table-cell>
          <table:table-cell table:number-columns-repeated="2" office:value-type="string">
            <text:p>conocerías</text:p>
          </table:table-cell>
          <table:table-cell office:value-type="string">
            <text:p>conocería</text:p>
          </table:table-cell>
          <table:table-cell office:value-type="string">
            <text:p>conoceríamos</text:p>
          </table:table-cell>
          <table:table-cell office:value-type="string">
            <text:p>conocerían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parecer</text:p>
          </table:table-cell>
          <table:table-cell office:value-type="string">
            <text:p>parecería</text:p>
          </table:table-cell>
          <table:table-cell table:number-columns-repeated="2" office:value-type="string">
            <text:p>parecerías</text:p>
          </table:table-cell>
          <table:table-cell office:value-type="string">
            <text:p>parecería</text:p>
          </table:table-cell>
          <table:table-cell office:value-type="string">
            <text:p>pareceríamos</text:p>
          </table:table-cell>
          <table:table-cell office:value-type="string">
            <text:p>parecerían</text:p>
          </table:table-cell>
        </table:table-row>
        <table:table-row table:style-name="ro1">
          <table:table-cell office:value-type="string">
            <text:p>&lt;&gt;/</text:p>
          </table:table-cell>
          <table:table-cell office:value-type="string">
            <text:p>querer</text:p>
          </table:table-cell>
          <table:table-cell table:style-name="ce10" office:value-type="string">
            <text:p>querría &gt;</text:p>
          </table:table-cell>
          <table:table-cell table:style-name="ce10" office:value-type="string">
            <text:p>querrías &gt;</text:p>
          </table:table-cell>
          <table:table-cell table:style-name="ce10" office:value-type="string">
            <text:p>querrías &gt;</text:p>
          </table:table-cell>
          <table:table-cell table:style-name="ce10" office:value-type="string">
            <text:p>querría &gt;</text:p>
          </table:table-cell>
          <table:table-cell table:style-name="ce10" office:value-type="string">
            <text:p>querríamos &gt;</text:p>
          </table:table-cell>
          <table:table-cell table:style-name="ce10" office:value-type="string">
            <text:p>querrían &gt;</text:p>
          </table:table-cell>
        </table:table-row>
        <table:table-row table:style-name="ro1">
          <table:table-cell office:value-type="string">
            <text:p>&lt;&gt;/</text:p>
          </table:table-cell>
          <table:table-cell office:value-type="string">
            <text:p>poder</text:p>
          </table:table-cell>
          <table:table-cell table:style-name="ce10" office:value-type="string">
            <text:p>podría &gt;</text:p>
          </table:table-cell>
          <table:table-cell table:style-name="ce10" office:value-type="string">
            <text:p>podrías &gt;</text:p>
          </table:table-cell>
          <table:table-cell table:style-name="ce10" office:value-type="string">
            <text:p>podrías &gt;</text:p>
          </table:table-cell>
          <table:table-cell table:style-name="ce10" office:value-type="string">
            <text:p>podría &gt;</text:p>
          </table:table-cell>
          <table:table-cell table:style-name="ce10" office:value-type="string">
            <text:p>podríamos &gt;</text:p>
          </table:table-cell>
          <table:table-cell table:style-name="ce10" office:value-type="string">
            <text:p>podrían &gt;</text:p>
          </table:table-cell>
        </table:table-row>
        <table:table-row table:style-name="ro1">
          <table:table-cell office:value-type="string">
            <text:p>&lt;&gt;g/</text:p>
          </table:table-cell>
          <table:table-cell office:value-type="string">
            <text:p>tener</text:p>
          </table:table-cell>
          <table:table-cell table:style-name="ce10" office:value-type="string">
            <text:p>tendría &gt;</text:p>
          </table:table-cell>
          <table:table-cell table:style-name="ce10" office:value-type="string">
            <text:p>tendrías &gt;</text:p>
          </table:table-cell>
          <table:table-cell table:style-name="ce10" office:value-type="string">
            <text:p>tendrías &gt;</text:p>
          </table:table-cell>
          <table:table-cell table:style-name="ce10" office:value-type="string">
            <text:p>tendría &gt;</text:p>
          </table:table-cell>
          <table:table-cell table:style-name="ce10" office:value-type="string">
            <text:p>tendríamos &gt;</text:p>
          </table:table-cell>
          <table:table-cell table:style-name="ce10" office:value-type="string">
            <text:p>tendrían &gt;</text:p>
          </table:table-cell>
        </table:table-row>
        <table:table-row table:style-name="ro1">
          <table:table-cell office:value-type="string">
            <text:p>&lt;&gt;g</text:p>
          </table:table-cell>
          <table:table-cell office:value-type="string">
            <text:p>poner</text:p>
          </table:table-cell>
          <table:table-cell table:style-name="ce10" office:value-type="string">
            <text:p>pondría &gt;</text:p>
          </table:table-cell>
          <table:table-cell table:style-name="ce10" office:value-type="string">
            <text:p>pondrías &gt;</text:p>
          </table:table-cell>
          <table:table-cell table:style-name="ce10" office:value-type="string">
            <text:p>pondrías &gt;</text:p>
          </table:table-cell>
          <table:table-cell table:style-name="ce10" office:value-type="string">
            <text:p>pondría &gt;</text:p>
          </table:table-cell>
          <table:table-cell table:style-name="ce10" office:value-type="string">
            <text:p>pondríamos &gt;</text:p>
          </table:table-cell>
          <table:table-cell table:style-name="ce10" office:value-type="string">
            <text:p>pondrían &gt;</text:p>
          </table:table-cell>
        </table:table-row>
        <table:table-row table:style-name="ro1">
          <table:table-cell office:value-type="string">
            <text:p>&lt;&gt;g</text:p>
          </table:table-cell>
          <table:table-cell office:value-type="string">
            <text:p>hacer</text:p>
          </table:table-cell>
          <table:table-cell table:style-name="ce10" office:value-type="string">
            <text:p>haría &gt;</text:p>
          </table:table-cell>
          <table:table-cell table:style-name="ce10" office:value-type="string">
            <text:p>harías &gt;</text:p>
          </table:table-cell>
          <table:table-cell table:style-name="ce10" office:value-type="string">
            <text:p>harías &gt;</text:p>
          </table:table-cell>
          <table:table-cell table:style-name="ce10" office:value-type="string">
            <text:p>haría &gt;</text:p>
          </table:table-cell>
          <table:table-cell table:style-name="ce10" office:value-type="string">
            <text:p>haríamos &gt;</text:p>
          </table:table-cell>
          <table:table-cell table:style-name="ce10" office:value-type="string">
            <text:p>harían &gt;</text:p>
          </table:table-cell>
        </table:table-row>
        <table:table-row table:style-name="ro1">
          <table:table-cell office:value-type="string">
            <text:p>=&lt;&gt;</text:p>
          </table:table-cell>
          <table:table-cell office:value-type="string">
            <text:p>haber</text:p>
          </table:table-cell>
          <table:table-cell table:style-name="ce10" office:value-type="string">
            <text:p>habría &gt;</text:p>
          </table:table-cell>
          <table:table-cell table:style-name="ce10" office:value-type="string">
            <text:p>habrías &gt;</text:p>
          </table:table-cell>
          <table:table-cell table:style-name="ce10" office:value-type="string">
            <text:p>habrías &gt;</text:p>
          </table:table-cell>
          <table:table-cell table:style-name="ce10" office:value-type="string">
            <text:p>habría &gt;</text:p>
          </table:table-cell>
          <table:table-cell table:style-name="ce10" office:value-type="string">
            <text:p>habríamos &gt;</text:p>
          </table:table-cell>
          <table:table-cell table:style-name="ce10" office:value-type="string">
            <text:p>habrían &gt;</text:p>
          </table:table-cell>
        </table:table-row>
        <table:table-row table:style-name="ro1">
          <table:table-cell office:value-type="string">
            <text:p>=&lt;&gt;</text:p>
          </table:table-cell>
          <table:table-cell office:value-type="string">
            <text:p>saber</text:p>
          </table:table-cell>
          <table:table-cell table:style-name="ce10" office:value-type="string">
            <text:p>sabría &gt;</text:p>
          </table:table-cell>
          <table:table-cell table:style-name="ce10" office:value-type="string">
            <text:p>sabrías &gt;</text:p>
          </table:table-cell>
          <table:table-cell table:style-name="ce10" office:value-type="string">
            <text:p>sabrías &gt;</text:p>
          </table:table-cell>
          <table:table-cell table:style-name="ce10" office:value-type="string">
            <text:p>sabría &gt;</text:p>
          </table:table-cell>
          <table:table-cell table:style-name="ce10" office:value-type="string">
            <text:p>sabríamos &gt;</text:p>
          </table:table-cell>
          <table:table-cell table:style-name="ce10" office:value-type="string">
            <text:p>sabrían &gt;</text:p>
          </table:table-cell>
        </table:table-row>
        <table:table-row table:style-name="ro1">
          <table:table-cell office:value-type="string">
            <text:p>=&lt;~"</text:p>
          </table:table-cell>
          <table:table-cell office:value-type="string">
            <text:p>ser</text:p>
          </table:table-cell>
          <table:table-cell table:style-name="ce13" office:value-type="string">
            <text:p>sería</text:p>
          </table:table-cell>
          <table:table-cell table:number-columns-repeated="2" office:value-type="string">
            <text:p>serías</text:p>
          </table:table-cell>
          <table:table-cell office:value-type="string">
            <text:p>sería</text:p>
          </table:table-cell>
          <table:table-cell office:value-type="string">
            <text:p>seríamos</text:p>
          </table:table-cell>
          <table:table-cell office:value-type="string">
            <text:p>serían</text:p>
          </table:table-cell>
        </table:table-row>
        <table:table-row table:style-name="ro1">
          <table:table-cell office:value-type="string">
            <text:p>=~</text:p>
          </table:table-cell>
          <table:table-cell office:value-type="string">
            <text:p>ver</text:p>
          </table:table-cell>
          <table:table-cell table:style-name="ce13" office:value-type="string">
            <text:p>vería</text:p>
          </table:table-cell>
          <table:table-cell table:number-columns-repeated="2" office:value-type="string">
            <text:p>verías</text:p>
          </table:table-cell>
          <table:table-cell office:value-type="string">
            <text:p>vería</text:p>
          </table:table-cell>
          <table:table-cell office:value-type="string">
            <text:p>veríamos</text:p>
          </table:table-cell>
          <table:table-cell office:value-type="string">
            <text:p>vería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vivir</text:p>
          </table:table-cell>
          <table:table-cell office:value-type="string">
            <text:p>viviría</text:p>
          </table:table-cell>
          <table:table-cell table:number-columns-repeated="2" office:value-type="string">
            <text:p>vivirías</text:p>
          </table:table-cell>
          <table:table-cell office:value-type="string">
            <text:p>viviría</text:p>
          </table:table-cell>
          <table:table-cell office:value-type="string">
            <text:p>viviríamos</text:p>
          </table:table-cell>
          <table:table-cell office:value-type="string">
            <text:p>vivirían</text:p>
          </table:table-cell>
        </table:table-row>
        <table:table-row table:style-name="ro1">
          <table:table-cell/>
          <table:table-cell office:value-type="string">
            <text:p>escribir</text:p>
          </table:table-cell>
          <table:table-cell office:value-type="string">
            <text:p>escribiría</text:p>
          </table:table-cell>
          <table:table-cell table:number-columns-repeated="2" office:value-type="string">
            <text:p>escribirías</text:p>
          </table:table-cell>
          <table:table-cell office:value-type="string">
            <text:p>escribiría</text:p>
          </table:table-cell>
          <table:table-cell office:value-type="string">
            <text:p>escribiríamos</text:p>
          </table:table-cell>
          <table:table-cell office:value-type="string">
            <text:p>escribirían</text:p>
          </table:table-cell>
        </table:table-row>
        <table:table-row table:style-name="ro1">
          <table:table-cell/>
          <table:table-cell office:value-type="string">
            <text:p>abrir</text:p>
          </table:table-cell>
          <table:table-cell office:value-type="string">
            <text:p>abriría</text:p>
          </table:table-cell>
          <table:table-cell table:number-columns-repeated="2" office:value-type="string">
            <text:p>abrirías</text:p>
          </table:table-cell>
          <table:table-cell office:value-type="string">
            <text:p>abriría</text:p>
          </table:table-cell>
          <table:table-cell office:value-type="string">
            <text:p>abriríamos</text:p>
          </table:table-cell>
          <table:table-cell office:value-type="string">
            <text:p>abrirían</text:p>
          </table:table-cell>
        </table:table-row>
        <table:table-row table:style-name="ro1">
          <table:table-cell/>
          <table:table-cell office:value-type="string">
            <text:p>existir</text:p>
          </table:table-cell>
          <table:table-cell office:value-type="string">
            <text:p>existiría</text:p>
          </table:table-cell>
          <table:table-cell table:number-columns-repeated="2" office:value-type="string">
            <text:p>existirías</text:p>
          </table:table-cell>
          <table:table-cell office:value-type="string">
            <text:p>existiría</text:p>
          </table:table-cell>
          <table:table-cell office:value-type="string">
            <text:p>existiríamos</text:p>
          </table:table-cell>
          <table:table-cell office:value-type="string">
            <text:p>existirían</text:p>
          </table:table-cell>
        </table:table-row>
        <table:table-row table:style-name="ro1">
          <table:table-cell/>
          <table:table-cell office:value-type="string">
            <text:p>cumplir</text:p>
          </table:table-cell>
          <table:table-cell office:value-type="string">
            <text:p>cumpliría</text:p>
          </table:table-cell>
          <table:table-cell table:number-columns-repeated="2" office:value-type="string">
            <text:p>cumplirías</text:p>
          </table:table-cell>
          <table:table-cell office:value-type="string">
            <text:p>cumpliría</text:p>
          </table:table-cell>
          <table:table-cell office:value-type="string">
            <text:p>cumpliríamos</text:p>
          </table:table-cell>
          <table:table-cell office:value-type="string">
            <text:p>cumplirían</text:p>
          </table:table-cell>
        </table:table-row>
        <table:table-row table:style-name="ro1">
          <table:table-cell office:value-type="string">
            <text:p>^</text:p>
          </table:table-cell>
          <table:table-cell office:value-type="string">
            <text:p>vestir</text:p>
          </table:table-cell>
          <table:table-cell office:value-type="string">
            <text:p>vestiría</text:p>
          </table:table-cell>
          <table:table-cell table:number-columns-repeated="2" office:value-type="string">
            <text:p>vestirías</text:p>
          </table:table-cell>
          <table:table-cell office:value-type="string">
            <text:p>vestiría</text:p>
          </table:table-cell>
          <table:table-cell office:value-type="string">
            <text:p>vestiríamos</text:p>
          </table:table-cell>
          <table:table-cell office:value-type="string">
            <text:p>vestirían</text:p>
          </table:table-cell>
        </table:table-row>
        <table:table-row table:style-name="ro1">
          <table:table-cell office:value-type="string">
            <text:p>^</text:p>
          </table:table-cell>
          <table:table-cell office:value-type="string">
            <text:p>pedir</text:p>
          </table:table-cell>
          <table:table-cell office:value-type="string">
            <text:p>pediría</text:p>
          </table:table-cell>
          <table:table-cell table:number-columns-repeated="2" office:value-type="string">
            <text:p>pedirías</text:p>
          </table:table-cell>
          <table:table-cell office:value-type="string">
            <text:p>pediría</text:p>
          </table:table-cell>
          <table:table-cell office:value-type="string">
            <text:p>pediríamos</text:p>
          </table:table-cell>
          <table:table-cell office:value-type="string">
            <text:p>pedirían</text:p>
          </table:table-cell>
        </table:table-row>
        <table:table-row table:style-name="ro1">
          <table:table-cell office:value-type="string">
            <text:p>^”</text:p>
          </table:table-cell>
          <table:table-cell office:value-type="string">
            <text:p>seguir</text:p>
          </table:table-cell>
          <table:table-cell office:value-type="string">
            <text:p>seguiría</text:p>
          </table:table-cell>
          <table:table-cell table:number-columns-repeated="2" office:value-type="string">
            <text:p>seguirías</text:p>
          </table:table-cell>
          <table:table-cell office:value-type="string">
            <text:p>seguiría</text:p>
          </table:table-cell>
          <table:table-cell office:value-type="string">
            <text:p>seguiríamos</text:p>
          </table:table-cell>
          <table:table-cell office:value-type="string">
            <text:p>seguirían</text:p>
          </table:table-cell>
        </table:table-row>
        <table:table-row table:style-name="ro1">
          <table:table-cell office:value-type="string">
            <text:p>/^</text:p>
          </table:table-cell>
          <table:table-cell office:value-type="string">
            <text:p>sentir</text:p>
          </table:table-cell>
          <table:table-cell office:value-type="string">
            <text:p>sentiría</text:p>
          </table:table-cell>
          <table:table-cell table:number-columns-repeated="2" office:value-type="string">
            <text:p>sentirías</text:p>
          </table:table-cell>
          <table:table-cell office:value-type="string">
            <text:p>sentiría</text:p>
          </table:table-cell>
          <table:table-cell office:value-type="string">
            <text:p>sentiríamos</text:p>
          </table:table-cell>
          <table:table-cell office:value-type="string">
            <text:p>sentirían</text:p>
          </table:table-cell>
        </table:table-row>
        <table:table-row table:style-name="ro1">
          <table:table-cell office:value-type="string">
            <text:p>/^</text:p>
          </table:table-cell>
          <table:table-cell office:value-type="string">
            <text:p>preferir</text:p>
          </table:table-cell>
          <table:table-cell office:value-type="string">
            <text:p>preferiría</text:p>
          </table:table-cell>
          <table:table-cell table:number-columns-repeated="2" office:value-type="string">
            <text:p>preferirías</text:p>
          </table:table-cell>
          <table:table-cell office:value-type="string">
            <text:p>preferiría</text:p>
          </table:table-cell>
          <table:table-cell office:value-type="string">
            <text:p>preferiríamos</text:p>
          </table:table-cell>
          <table:table-cell office:value-type="string">
            <text:p>preferirían</text:p>
          </table:table-cell>
        </table:table-row>
        <table:table-row table:style-name="ro1">
          <table:table-cell office:value-type="string">
            <text:p>g”</text:p>
          </table:table-cell>
          <table:table-cell office:value-type="string">
            <text:p>oír</text:p>
          </table:table-cell>
          <table:table-cell office:value-type="string">
            <text:p>oiría</text:p>
          </table:table-cell>
          <table:table-cell table:number-columns-repeated="2" office:value-type="string">
            <text:p>oirías</text:p>
          </table:table-cell>
          <table:table-cell office:value-type="string">
            <text:p>oiría</text:p>
          </table:table-cell>
          <table:table-cell office:value-type="string">
            <text:p>oiríamos</text:p>
          </table:table-cell>
          <table:table-cell office:value-type="string">
            <text:p>oirían</text:p>
          </table:table-cell>
        </table:table-row>
        <table:table-row table:style-name="ro1">
          <table:table-cell office:value-type="string">
            <text:p>&gt;g</text:p>
          </table:table-cell>
          <table:table-cell office:value-type="string">
            <text:p>salir</text:p>
          </table:table-cell>
          <table:table-cell table:style-name="ce10" office:value-type="string">
            <text:p>saldría &gt;</text:p>
          </table:table-cell>
          <table:table-cell table:style-name="ce10" office:value-type="string">
            <text:p>saldrías &gt;</text:p>
          </table:table-cell>
          <table:table-cell table:style-name="ce10" office:value-type="string">
            <text:p>saldrías &gt;</text:p>
          </table:table-cell>
          <table:table-cell table:style-name="ce10" office:value-type="string">
            <text:p>saldría &gt;</text:p>
          </table:table-cell>
          <table:table-cell table:style-name="ce10" office:value-type="string">
            <text:p>saldríamos &gt;</text:p>
          </table:table-cell>
          <table:table-cell table:style-name="ce10" office:value-type="string">
            <text:p>saldrían &gt;</text:p>
          </table:table-cell>
        </table:table-row>
        <table:table-row table:style-name="ro1">
          <table:table-cell office:value-type="string">
            <text:p>&lt;&gt;g/</text:p>
          </table:table-cell>
          <table:table-cell office:value-type="string">
            <text:p>venir</text:p>
          </table:table-cell>
          <table:table-cell table:style-name="ce10" office:value-type="string">
            <text:p>vendría &gt;</text:p>
          </table:table-cell>
          <table:table-cell table:style-name="ce10" office:value-type="string">
            <text:p>vendrías &gt;</text:p>
          </table:table-cell>
          <table:table-cell table:style-name="ce10" office:value-type="string">
            <text:p>vendrías &gt;</text:p>
          </table:table-cell>
          <table:table-cell table:style-name="ce10" office:value-type="string">
            <text:p>vendría &gt;</text:p>
          </table:table-cell>
          <table:table-cell table:style-name="ce10" office:value-type="string">
            <text:p>vendríamos &gt;</text:p>
          </table:table-cell>
          <table:table-cell table:style-name="ce10" office:value-type="string">
            <text:p>vendrían &gt;</text:p>
          </table:table-cell>
        </table:table-row>
        <table:table-row table:style-name="ro1">
          <table:table-cell office:value-type="string">
            <text:p>&lt;&gt;g^</text:p>
          </table:table-cell>
          <table:table-cell office:value-type="string">
            <text:p>decir</text:p>
          </table:table-cell>
          <table:table-cell table:style-name="ce10" office:value-type="string">
            <text:p>diría &gt;</text:p>
          </table:table-cell>
          <table:table-cell table:style-name="ce10" office:value-type="string">
            <text:p>dirías &gt;</text:p>
          </table:table-cell>
          <table:table-cell table:style-name="ce10" office:value-type="string">
            <text:p>dirías &gt;</text:p>
          </table:table-cell>
          <table:table-cell table:style-name="ce10" office:value-type="string">
            <text:p>diría &gt;</text:p>
          </table:table-cell>
          <table:table-cell table:style-name="ce10" office:value-type="string">
            <text:p>diríamos &gt;</text:p>
          </table:table-cell>
          <table:table-cell table:style-name="ce10" office:value-type="string">
            <text:p>dirían &gt;</text:p>
          </table:table-cell>
        </table:table-row>
        <table:table-row table:style-name="ro1">
          <table:table-cell office:value-type="string">
            <text:p>=&lt;~</text:p>
          </table:table-cell>
          <table:table-cell office:value-type="string">
            <text:p>ir</text:p>
          </table:table-cell>
          <table:table-cell office:value-type="string">
            <text:p>iría</text:p>
          </table:table-cell>
          <table:table-cell table:number-columns-repeated="2" office:value-type="string">
            <text:p>irías</text:p>
          </table:table-cell>
          <table:table-cell office:value-type="string">
            <text:p>iría</text:p>
          </table:table-cell>
          <table:table-cell office:value-type="string">
            <text:p>iríamos</text:p>
          </table:table-cell>
          <table:table-cell office:value-type="string">
            <text:p>irían</text:p>
          </table:table-cell>
        </table:table-row>
      </table:table>
      <table:table table:name="subjuntivo presente" table:style-name="ta1" table:print="false">
        <table:table-column table:style-name="co6" table:default-cell-style-name="ce7"/>
        <table:table-column table:style-name="co5" table:default-cell-style-name="ce9"/>
        <table:table-column table:style-name="co7" table:number-columns-repeated="4" table:default-cell-style-name="ce10"/>
        <table:table-column table:style-name="co7" table:default-cell-style-name="Default"/>
        <table:table-column table:style-name="co7" table:default-cell-style-name="ce10"/>
        <table:table-row table:style-name="ro1">
          <table:table-cell/>
          <table:table-cell table:style-name="ce1"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ce8"/>
          <table:table-cell table:style-name="ce1" office:value-type="string">
            <text:p>yo</text:p>
          </table:table-cell>
          <table:table-cell table:style-name="ce1" office:value-type="string">
            <text:p>tú</text:p>
          </table:table-cell>
          <table:table-cell table:style-name="ce1" office:value-type="string">
            <text:p>vos</text:p>
          </table:table-cell>
          <table:table-cell table:style-name="ce1" office:value-type="string">
            <text:p>él</text:p>
          </table:table-cell>
          <table:table-cell table:style-name="ce1" office:value-type="string">
            <text:p>nosotros</text:p>
          </table:table-cell>
          <table:table-cell table:style-name="ce1" office:value-type="string">
            <text:p>ellos / Uds</text:p>
          </table:table-cell>
        </table:table-row>
        <table:table-row table:style-name="ro1">
          <table:table-cell/>
          <table:table-cell office:value-type="string">
            <text:p>hablar</text:p>
          </table:table-cell>
          <table:table-cell table:style-name="Default" office:value-type="string">
            <text:p>hable</text:p>
          </table:table-cell>
          <table:table-cell table:style-name="Default" office:value-type="string">
            <text:p>hables</text:p>
          </table:table-cell>
          <table:table-cell table:style-name="Default" office:value-type="string">
            <text:p>hables</text:p>
          </table:table-cell>
          <table:table-cell table:style-name="Default" office:value-type="string">
            <text:p>hable</text:p>
          </table:table-cell>
          <table:table-cell office:value-type="string">
            <text:p>hablemos</text:p>
          </table:table-cell>
          <table:table-cell table:style-name="Default" office:value-type="string">
            <text:p>hablen</text:p>
          </table:table-cell>
        </table:table-row>
        <table:table-row table:style-name="ro1">
          <table:table-cell/>
          <table:table-cell office:value-type="string">
            <text:p>necesitar</text:p>
          </table:table-cell>
          <table:table-cell table:style-name="Default" office:value-type="string">
            <text:p>necesite</text:p>
          </table:table-cell>
          <table:table-cell table:style-name="Default" office:value-type="string">
            <text:p>necesites</text:p>
          </table:table-cell>
          <table:table-cell table:style-name="Default" office:value-type="string">
            <text:p>necesites</text:p>
          </table:table-cell>
          <table:table-cell table:style-name="Default" office:value-type="string">
            <text:p>necesite</text:p>
          </table:table-cell>
          <table:table-cell office:value-type="string">
            <text:p>necesitemos</text:p>
          </table:table-cell>
          <table:table-cell table:style-name="Default" office:value-type="string">
            <text:p>necesiten</text:p>
          </table:table-cell>
        </table:table-row>
        <table:table-row table:style-name="ro1">
          <table:table-cell/>
          <table:table-cell office:value-type="string">
            <text:p>usar</text:p>
          </table:table-cell>
          <table:table-cell table:style-name="Default" office:value-type="string">
            <text:p>use</text:p>
          </table:table-cell>
          <table:table-cell table:style-name="Default" office:value-type="string">
            <text:p>uses</text:p>
          </table:table-cell>
          <table:table-cell table:style-name="Default" office:value-type="string">
            <text:p>uses</text:p>
          </table:table-cell>
          <table:table-cell table:style-name="Default" office:value-type="string">
            <text:p>use</text:p>
          </table:table-cell>
          <table:table-cell office:value-type="string">
            <text:p>usemos</text:p>
          </table:table-cell>
          <table:table-cell table:style-name="Default" office:value-type="string">
            <text:p>usen</text:p>
          </table:table-cell>
        </table:table-row>
        <table:table-row table:style-name="ro1">
          <table:table-cell/>
          <table:table-cell office:value-type="string">
            <text:p>mirar</text:p>
          </table:table-cell>
          <table:table-cell table:style-name="Default" office:value-type="string">
            <text:p>mire</text:p>
          </table:table-cell>
          <table:table-cell table:style-name="Default" office:value-type="string">
            <text:p>mires</text:p>
          </table:table-cell>
          <table:table-cell table:style-name="Default" office:value-type="string">
            <text:p>mires</text:p>
          </table:table-cell>
          <table:table-cell table:style-name="Default" office:value-type="string">
            <text:p>mire</text:p>
          </table:table-cell>
          <table:table-cell office:value-type="string">
            <text:p>miremos</text:p>
          </table:table-cell>
          <table:table-cell table:style-name="Default" office:value-type="string">
            <text:p>miren</text:p>
          </table:table-cell>
        </table:table-row>
        <table:table-row table:style-name="ro1">
          <table:table-cell/>
          <table:table-cell office:value-type="string">
            <text:p>estudiar</text:p>
          </table:table-cell>
          <table:table-cell table:style-name="Default" office:value-type="string">
            <text:p>estudie</text:p>
          </table:table-cell>
          <table:table-cell table:style-name="Default" office:value-type="string">
            <text:p>estudies</text:p>
          </table:table-cell>
          <table:table-cell table:style-name="Default" office:value-type="string">
            <text:p>estudies</text:p>
          </table:table-cell>
          <table:table-cell table:style-name="Default" office:value-type="string">
            <text:p>estudie</text:p>
          </table:table-cell>
          <table:table-cell office:value-type="string">
            <text:p>estudiemos</text:p>
          </table:table-cell>
          <table:table-cell table:style-name="Default" office:value-type="string">
            <text:p>estudien</text:p>
          </table:table-cell>
        </table:table-row>
        <table:table-row table:style-name="ro1">
          <table:table-cell/>
          <table:table-cell office:value-type="string">
            <text:p>llevar</text:p>
          </table:table-cell>
          <table:table-cell table:style-name="Default" office:value-type="string">
            <text:p>lleve</text:p>
          </table:table-cell>
          <table:table-cell table:style-name="Default" office:value-type="string">
            <text:p>lleves</text:p>
          </table:table-cell>
          <table:table-cell table:style-name="Default" office:value-type="string">
            <text:p>lleves</text:p>
          </table:table-cell>
          <table:table-cell table:style-name="Default" office:value-type="string">
            <text:p>lleve</text:p>
          </table:table-cell>
          <table:table-cell office:value-type="string">
            <text:p>llevemos</text:p>
          </table:table-cell>
          <table:table-cell table:style-name="Default" office:value-type="string">
            <text:p>lleven</text:p>
          </table:table-cell>
        </table:table-row>
        <table:table-row table:style-name="ro1">
          <table:table-cell/>
          <table:table-cell office:value-type="string">
            <text:p>amar</text:p>
          </table:table-cell>
          <table:table-cell table:style-name="Default" office:value-type="string">
            <text:p>ame</text:p>
          </table:table-cell>
          <table:table-cell table:style-name="Default" office:value-type="string">
            <text:p>ames</text:p>
          </table:table-cell>
          <table:table-cell table:style-name="Default" office:value-type="string">
            <text:p>ames</text:p>
          </table:table-cell>
          <table:table-cell table:style-name="Default" office:value-type="string">
            <text:p>ame</text:p>
          </table:table-cell>
          <table:table-cell office:value-type="string">
            <text:p>amemos</text:p>
          </table:table-cell>
          <table:table-cell table:style-name="Default" office:value-type="string">
            <text:p>amen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llegar</text:p>
          </table:table-cell>
          <table:table-cell table:style-name="ce12" office:value-type="string">
            <text:p>llegue “</text:p>
          </table:table-cell>
          <table:table-cell table:style-name="ce12" office:value-type="string">
            <text:p>llegues “</text:p>
          </table:table-cell>
          <table:table-cell table:style-name="ce12" office:value-type="string">
            <text:p>llegues “</text:p>
          </table:table-cell>
          <table:table-cell table:style-name="ce12" office:value-type="string">
            <text:p>llegue “</text:p>
          </table:table-cell>
          <table:table-cell table:style-name="ce12" office:value-type="string">
            <text:p>lleguemos “</text:p>
          </table:table-cell>
          <table:table-cell table:style-name="ce12" office:value-type="string">
            <text:p>lleguen “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string">
            <text:p>pensar</text:p>
          </table:table-cell>
          <table:table-cell office:value-type="string">
            <text:p>piense /</text:p>
          </table:table-cell>
          <table:table-cell table:number-columns-repeated="2" office:value-type="string">
            <text:p>pienses /</text:p>
          </table:table-cell>
          <table:table-cell office:value-type="string">
            <text:p>piense /</text:p>
          </table:table-cell>
          <table:table-cell office:value-type="string">
            <text:p>pensemos</text:p>
          </table:table-cell>
          <table:table-cell office:value-type="string">
            <text:p>piensen /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string">
            <text:p>encontrar</text:p>
          </table:table-cell>
          <table:table-cell office:value-type="string">
            <text:p>encuentre /</text:p>
          </table:table-cell>
          <table:table-cell table:number-columns-repeated="2" office:value-type="string">
            <text:p>encuentres /</text:p>
          </table:table-cell>
          <table:table-cell office:value-type="string">
            <text:p>encuentre /</text:p>
          </table:table-cell>
          <table:table-cell office:value-type="string">
            <text:p>encontremos</text:p>
          </table:table-cell>
          <table:table-cell office:value-type="string">
            <text:p>encuentren /</text:p>
          </table:table-cell>
        </table:table-row>
        <table:table-row table:style-name="ro1">
          <table:table-cell office:value-type="string">
            <text:p>&lt;"</text:p>
          </table:table-cell>
          <table:table-cell office:value-type="string">
            <text:p>dar</text:p>
          </table:table-cell>
          <table:table-cell office:value-type="string">
            <text:p>dé *</text:p>
          </table:table-cell>
          <table:table-cell table:style-name="Default" office:value-type="string">
            <text:p>des</text:p>
          </table:table-cell>
          <table:table-cell table:style-name="Default" office:value-type="string">
            <text:p>des</text:p>
          </table:table-cell>
          <table:table-cell office:value-type="string">
            <text:p>dé *</text:p>
          </table:table-cell>
          <table:table-cell office:value-type="string">
            <text:p>demos</text:p>
          </table:table-cell>
          <table:table-cell table:style-name="Default" office:value-type="string">
            <text:p>den</text:p>
          </table:table-cell>
        </table:table-row>
        <table:table-row table:style-name="ro1">
          <table:table-cell office:value-type="string">
            <text:p>&lt;"</text:p>
          </table:table-cell>
          <table:table-cell office:value-type="string">
            <text:p>estar</text:p>
          </table:table-cell>
          <table:table-cell table:style-name="ce12" office:value-type="string">
            <text:p>esté “</text:p>
          </table:table-cell>
          <table:table-cell table:style-name="ce12" office:value-type="string">
            <text:p>estés “</text:p>
          </table:table-cell>
          <table:table-cell table:style-name="ce12" office:value-type="string">
            <text:p>estés “</text:p>
          </table:table-cell>
          <table:table-cell table:style-name="ce12" office:value-type="string">
            <text:p>esté “</text:p>
          </table:table-cell>
          <table:table-cell office:value-type="string">
            <text:p>estemos</text:p>
          </table:table-cell>
          <table:table-cell table:style-name="ce12" office:value-type="string">
            <text:p>estén “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office:value-type="string">
            <text:p>deber</text:p>
          </table:table-cell>
          <table:table-cell table:style-name="Default" office:value-type="string">
            <text:p>deba</text:p>
          </table:table-cell>
          <table:table-cell table:style-name="Default" office:value-type="string">
            <text:p>debas</text:p>
          </table:table-cell>
          <table:table-cell table:style-name="Default" office:value-type="string">
            <text:p>debas</text:p>
          </table:table-cell>
          <table:table-cell table:style-name="Default" office:value-type="string">
            <text:p>deba</text:p>
          </table:table-cell>
          <table:table-cell office:value-type="string">
            <text:p>debamos</text:p>
          </table:table-cell>
          <table:table-cell table:style-name="Default" office:value-type="string">
            <text:p>deban</text:p>
          </table:table-cell>
        </table:table-row>
        <table:table-row table:style-name="ro1">
          <table:table-cell/>
          <table:table-cell office:value-type="string">
            <text:p>comer</text:p>
          </table:table-cell>
          <table:table-cell table:style-name="Default" office:value-type="string">
            <text:p>coma</text:p>
          </table:table-cell>
          <table:table-cell table:style-name="Default" office:value-type="string">
            <text:p>comas</text:p>
          </table:table-cell>
          <table:table-cell table:style-name="Default" office:value-type="string">
            <text:p>comas</text:p>
          </table:table-cell>
          <table:table-cell table:style-name="Default" office:value-type="string">
            <text:p>coma</text:p>
          </table:table-cell>
          <table:table-cell office:value-type="string">
            <text:p>comamos</text:p>
          </table:table-cell>
          <table:table-cell table:style-name="Default" office:value-type="string">
            <text:p>coman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conocer</text:p>
          </table:table-cell>
          <table:table-cell table:style-name="ce12" office:value-type="string">
            <text:p>conozca “</text:p>
          </table:table-cell>
          <table:table-cell table:style-name="ce12" office:value-type="string">
            <text:p>conozcas “</text:p>
          </table:table-cell>
          <table:table-cell table:style-name="ce12" office:value-type="string">
            <text:p>conozcas “</text:p>
          </table:table-cell>
          <table:table-cell table:style-name="ce12" office:value-type="string">
            <text:p>conozca “</text:p>
          </table:table-cell>
          <table:table-cell table:style-name="ce12" office:value-type="string">
            <text:p>conozcamos “</text:p>
          </table:table-cell>
          <table:table-cell table:style-name="ce12" office:value-type="string">
            <text:p>conozcan “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parecer</text:p>
          </table:table-cell>
          <table:table-cell table:style-name="ce12" office:value-type="string">
            <text:p>parezca “</text:p>
          </table:table-cell>
          <table:table-cell table:style-name="ce12" office:value-type="string">
            <text:p>parezcas “</text:p>
          </table:table-cell>
          <table:table-cell table:style-name="ce12" office:value-type="string">
            <text:p>parezcas “</text:p>
          </table:table-cell>
          <table:table-cell table:style-name="ce12" office:value-type="string">
            <text:p>parezca “</text:p>
          </table:table-cell>
          <table:table-cell table:style-name="ce12" office:value-type="string">
            <text:p>parezcamos “</text:p>
          </table:table-cell>
          <table:table-cell table:style-name="ce12" office:value-type="string">
            <text:p>parezcan “</text:p>
          </table:table-cell>
        </table:table-row>
        <table:table-row table:style-name="ro1">
          <table:table-cell office:value-type="string">
            <text:p>&lt;&gt;/</text:p>
          </table:table-cell>
          <table:table-cell office:value-type="string">
            <text:p>querer</text:p>
          </table:table-cell>
          <table:table-cell office:value-type="string">
            <text:p>quiera /</text:p>
          </table:table-cell>
          <table:table-cell table:number-columns-repeated="2" office:value-type="string">
            <text:p>quieras /</text:p>
          </table:table-cell>
          <table:table-cell office:value-type="string">
            <text:p>quiera /</text:p>
          </table:table-cell>
          <table:table-cell office:value-type="string">
            <text:p>queramos</text:p>
          </table:table-cell>
          <table:table-cell office:value-type="string">
            <text:p>quieran /</text:p>
          </table:table-cell>
        </table:table-row>
        <table:table-row table:style-name="ro1">
          <table:table-cell office:value-type="string">
            <text:p>&lt;&gt;/</text:p>
          </table:table-cell>
          <table:table-cell office:value-type="string">
            <text:p>poder</text:p>
          </table:table-cell>
          <table:table-cell office:value-type="string">
            <text:p>pueda /</text:p>
          </table:table-cell>
          <table:table-cell table:number-columns-repeated="2" office:value-type="string">
            <text:p>puedas /</text:p>
          </table:table-cell>
          <table:table-cell office:value-type="string">
            <text:p>pueda /</text:p>
          </table:table-cell>
          <table:table-cell office:value-type="string">
            <text:p>podamos</text:p>
          </table:table-cell>
          <table:table-cell office:value-type="string">
            <text:p>puedan /</text:p>
          </table:table-cell>
        </table:table-row>
        <table:table-row table:style-name="ro1">
          <table:table-cell office:value-type="string">
            <text:p>&lt;&gt;g/</text:p>
          </table:table-cell>
          <table:table-cell office:value-type="string">
            <text:p>tener</text:p>
          </table:table-cell>
          <table:table-cell office:value-type="string">
            <text:p>tenga g</text:p>
          </table:table-cell>
          <table:table-cell office:value-type="string">
            <text:p>tengas g</text:p>
          </table:table-cell>
          <table:table-cell office:value-type="string">
            <text:p>tengas g</text:p>
          </table:table-cell>
          <table:table-cell office:value-type="string">
            <text:p>tenga g</text:p>
          </table:table-cell>
          <table:table-cell table:style-name="ce10" office:value-type="string">
            <text:p>tengamos g</text:p>
          </table:table-cell>
          <table:table-cell office:value-type="string">
            <text:p>tengan g</text:p>
          </table:table-cell>
        </table:table-row>
        <table:table-row table:style-name="ro1">
          <table:table-cell office:value-type="string">
            <text:p>&lt;&gt;g</text:p>
          </table:table-cell>
          <table:table-cell office:value-type="string">
            <text:p>poner</text:p>
          </table:table-cell>
          <table:table-cell office:value-type="string">
            <text:p>ponga g</text:p>
          </table:table-cell>
          <table:table-cell office:value-type="string">
            <text:p>pongas g</text:p>
          </table:table-cell>
          <table:table-cell office:value-type="string">
            <text:p>pongas g</text:p>
          </table:table-cell>
          <table:table-cell office:value-type="string">
            <text:p>ponga g</text:p>
          </table:table-cell>
          <table:table-cell table:style-name="ce10" office:value-type="string">
            <text:p>pongamos g</text:p>
          </table:table-cell>
          <table:table-cell office:value-type="string">
            <text:p>pongan g</text:p>
          </table:table-cell>
        </table:table-row>
        <table:table-row table:style-name="ro1">
          <table:table-cell office:value-type="string">
            <text:p>&lt;&gt;g</text:p>
          </table:table-cell>
          <table:table-cell office:value-type="string">
            <text:p>hacer</text:p>
          </table:table-cell>
          <table:table-cell office:value-type="string">
            <text:p>haga g</text:p>
          </table:table-cell>
          <table:table-cell office:value-type="string">
            <text:p>hagas g</text:p>
          </table:table-cell>
          <table:table-cell office:value-type="string">
            <text:p>hagas g</text:p>
          </table:table-cell>
          <table:table-cell office:value-type="string">
            <text:p>haga g</text:p>
          </table:table-cell>
          <table:table-cell table:style-name="ce10" office:value-type="string">
            <text:p>hagamos g</text:p>
          </table:table-cell>
          <table:table-cell office:value-type="string">
            <text:p>hagan g</text:p>
          </table:table-cell>
        </table:table-row>
        <table:table-row table:style-name="ro1">
          <table:table-cell office:value-type="string">
            <text:p>=&lt;&gt;</text:p>
          </table:table-cell>
          <table:table-cell office:value-type="string">
            <text:p>haber</text:p>
          </table:table-cell>
          <table:table-cell office:value-type="string">
            <text:p>haya =</text:p>
          </table:table-cell>
          <table:table-cell table:number-columns-repeated="2" office:value-type="string">
            <text:p>hayas =</text:p>
          </table:table-cell>
          <table:table-cell office:value-type="string">
            <text:p>haya =</text:p>
          </table:table-cell>
          <table:table-cell table:style-name="ce10" office:value-type="string">
            <text:p>hayamos =</text:p>
          </table:table-cell>
          <table:table-cell office:value-type="string">
            <text:p>hayan =</text:p>
          </table:table-cell>
        </table:table-row>
        <table:table-row table:style-name="ro1">
          <table:table-cell office:value-type="string">
            <text:p>=&lt;&gt;</text:p>
          </table:table-cell>
          <table:table-cell office:value-type="string">
            <text:p>saber</text:p>
          </table:table-cell>
          <table:table-cell office:value-type="string">
            <text:p>sepa =</text:p>
          </table:table-cell>
          <table:table-cell table:number-columns-repeated="2" office:value-type="string">
            <text:p>sepas =</text:p>
          </table:table-cell>
          <table:table-cell office:value-type="string">
            <text:p>sepa =</text:p>
          </table:table-cell>
          <table:table-cell table:style-name="ce10" office:value-type="string">
            <text:p>sepamos =</text:p>
          </table:table-cell>
          <table:table-cell office:value-type="string">
            <text:p>sepan =</text:p>
          </table:table-cell>
        </table:table-row>
        <table:table-row table:style-name="ro1">
          <table:table-cell office:value-type="string">
            <text:p>=&lt;~"</text:p>
          </table:table-cell>
          <table:table-cell office:value-type="string">
            <text:p>ser</text:p>
          </table:table-cell>
          <table:table-cell office:value-type="string">
            <text:p>sea =</text:p>
          </table:table-cell>
          <table:table-cell table:number-columns-repeated="2" office:value-type="string">
            <text:p>seas =</text:p>
          </table:table-cell>
          <table:table-cell office:value-type="string">
            <text:p>sea =</text:p>
          </table:table-cell>
          <table:table-cell table:style-name="ce10" office:value-type="string">
            <text:p>seamos =</text:p>
          </table:table-cell>
          <table:table-cell office:value-type="string">
            <text:p>sean =</text:p>
          </table:table-cell>
        </table:table-row>
        <table:table-row table:style-name="ro1">
          <table:table-cell office:value-type="string">
            <text:p>=~</text:p>
          </table:table-cell>
          <table:table-cell office:value-type="string">
            <text:p>ver</text:p>
          </table:table-cell>
          <table:table-cell office:value-type="string">
            <text:p>vea =</text:p>
          </table:table-cell>
          <table:table-cell table:number-columns-repeated="2" office:value-type="string">
            <text:p>veas =</text:p>
          </table:table-cell>
          <table:table-cell office:value-type="string">
            <text:p>vea =</text:p>
          </table:table-cell>
          <table:table-cell table:style-name="ce10" office:value-type="string">
            <text:p>veamos =</text:p>
          </table:table-cell>
          <table:table-cell office:value-type="string">
            <text:p>vean =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office:value-type="string">
            <text:p>vivir</text:p>
          </table:table-cell>
          <table:table-cell table:style-name="Default" office:value-type="string">
            <text:p>viva</text:p>
          </table:table-cell>
          <table:table-cell table:style-name="Default" office:value-type="string">
            <text:p>vivas</text:p>
          </table:table-cell>
          <table:table-cell table:style-name="Default" office:value-type="string">
            <text:p>vivas</text:p>
          </table:table-cell>
          <table:table-cell table:style-name="Default" office:value-type="string">
            <text:p>viva</text:p>
          </table:table-cell>
          <table:table-cell office:value-type="string">
            <text:p>vivamos</text:p>
          </table:table-cell>
          <table:table-cell table:style-name="Default" office:value-type="string">
            <text:p>vivan</text:p>
          </table:table-cell>
        </table:table-row>
        <table:table-row table:style-name="ro1">
          <table:table-cell/>
          <table:table-cell office:value-type="string">
            <text:p>escribir</text:p>
          </table:table-cell>
          <table:table-cell table:style-name="Default" office:value-type="string">
            <text:p>escriba</text:p>
          </table:table-cell>
          <table:table-cell table:style-name="Default" office:value-type="string">
            <text:p>escribas</text:p>
          </table:table-cell>
          <table:table-cell table:style-name="Default" office:value-type="string">
            <text:p>escribas</text:p>
          </table:table-cell>
          <table:table-cell table:style-name="Default" office:value-type="string">
            <text:p>escriba</text:p>
          </table:table-cell>
          <table:table-cell office:value-type="string">
            <text:p>escribamos</text:p>
          </table:table-cell>
          <table:table-cell table:style-name="Default" office:value-type="string">
            <text:p>escriban</text:p>
          </table:table-cell>
        </table:table-row>
        <table:table-row table:style-name="ro1">
          <table:table-cell/>
          <table:table-cell office:value-type="string">
            <text:p>abrir</text:p>
          </table:table-cell>
          <table:table-cell table:style-name="Default" office:value-type="string">
            <text:p>abra</text:p>
          </table:table-cell>
          <table:table-cell table:style-name="Default" office:value-type="string">
            <text:p>abras</text:p>
          </table:table-cell>
          <table:table-cell table:style-name="Default" office:value-type="string">
            <text:p>abras</text:p>
          </table:table-cell>
          <table:table-cell table:style-name="Default" office:value-type="string">
            <text:p>abra</text:p>
          </table:table-cell>
          <table:table-cell office:value-type="string">
            <text:p>abramos</text:p>
          </table:table-cell>
          <table:table-cell table:style-name="Default" office:value-type="string">
            <text:p>abran</text:p>
          </table:table-cell>
        </table:table-row>
        <table:table-row table:style-name="ro1">
          <table:table-cell/>
          <table:table-cell office:value-type="string">
            <text:p>existir</text:p>
          </table:table-cell>
          <table:table-cell table:style-name="Default" office:value-type="string">
            <text:p>exista</text:p>
          </table:table-cell>
          <table:table-cell table:style-name="Default" office:value-type="string">
            <text:p>existas</text:p>
          </table:table-cell>
          <table:table-cell table:style-name="Default" office:value-type="string">
            <text:p>existas</text:p>
          </table:table-cell>
          <table:table-cell table:style-name="Default" office:value-type="string">
            <text:p>exista</text:p>
          </table:table-cell>
          <table:table-cell office:value-type="string">
            <text:p>existamos</text:p>
          </table:table-cell>
          <table:table-cell table:style-name="Default" office:value-type="string">
            <text:p>existan</text:p>
          </table:table-cell>
        </table:table-row>
        <table:table-row table:style-name="ro1">
          <table:table-cell/>
          <table:table-cell office:value-type="string">
            <text:p>cumplir</text:p>
          </table:table-cell>
          <table:table-cell table:style-name="Default" office:value-type="string">
            <text:p>cumpla</text:p>
          </table:table-cell>
          <table:table-cell table:style-name="Default" office:value-type="string">
            <text:p>cumplas</text:p>
          </table:table-cell>
          <table:table-cell table:style-name="Default" office:value-type="string">
            <text:p>cumplas</text:p>
          </table:table-cell>
          <table:table-cell table:style-name="Default" office:value-type="string">
            <text:p>cumpla</text:p>
          </table:table-cell>
          <table:table-cell office:value-type="string">
            <text:p>cumplamos</text:p>
          </table:table-cell>
          <table:table-cell table:style-name="Default" office:value-type="string">
            <text:p>cumplan</text:p>
          </table:table-cell>
        </table:table-row>
        <table:table-row table:style-name="ro1">
          <table:table-cell office:value-type="string">
            <text:p>^</text:p>
          </table:table-cell>
          <table:table-cell office:value-type="string">
            <text:p>vestir</text:p>
          </table:table-cell>
          <table:table-cell office:value-type="string">
            <text:p>vista ^</text:p>
          </table:table-cell>
          <table:table-cell table:number-columns-repeated="2" office:value-type="string">
            <text:p>vistas ^</text:p>
          </table:table-cell>
          <table:table-cell office:value-type="string">
            <text:p>vista ^</text:p>
          </table:table-cell>
          <table:table-cell table:style-name="ce10" office:value-type="string">
            <text:p>vistamos ^</text:p>
          </table:table-cell>
          <table:table-cell office:value-type="string">
            <text:p>vistan ^</text:p>
          </table:table-cell>
        </table:table-row>
        <table:table-row table:style-name="ro1">
          <table:table-cell office:value-type="string">
            <text:p>^</text:p>
          </table:table-cell>
          <table:table-cell office:value-type="string">
            <text:p>pedir</text:p>
          </table:table-cell>
          <table:table-cell office:value-type="string">
            <text:p>pida ^</text:p>
          </table:table-cell>
          <table:table-cell table:number-columns-repeated="2" office:value-type="string">
            <text:p>pidas ^</text:p>
          </table:table-cell>
          <table:table-cell office:value-type="string">
            <text:p>pida ^</text:p>
          </table:table-cell>
          <table:table-cell table:style-name="ce10" office:value-type="string">
            <text:p>pidamos ^</text:p>
          </table:table-cell>
          <table:table-cell office:value-type="string">
            <text:p>pidan ^</text:p>
          </table:table-cell>
        </table:table-row>
        <table:table-row table:style-name="ro1">
          <table:table-cell office:value-type="string">
            <text:p>^”</text:p>
          </table:table-cell>
          <table:table-cell office:value-type="string">
            <text:p>seguir</text:p>
          </table:table-cell>
          <table:table-cell office:value-type="string">
            <text:p>siga ^</text:p>
          </table:table-cell>
          <table:table-cell table:number-columns-repeated="2" office:value-type="string">
            <text:p>sigas ^</text:p>
          </table:table-cell>
          <table:table-cell office:value-type="string">
            <text:p>siga ^</text:p>
          </table:table-cell>
          <table:table-cell table:style-name="ce10" office:value-type="string">
            <text:p>sigamos ^</text:p>
          </table:table-cell>
          <table:table-cell office:value-type="string">
            <text:p>sigan ^</text:p>
          </table:table-cell>
        </table:table-row>
        <table:table-row table:style-name="ro1">
          <table:table-cell office:value-type="string">
            <text:p>/^</text:p>
          </table:table-cell>
          <table:table-cell office:value-type="string">
            <text:p>sentir</text:p>
          </table:table-cell>
          <table:table-cell office:value-type="string">
            <text:p>sienta /</text:p>
          </table:table-cell>
          <table:table-cell table:number-columns-repeated="2" office:value-type="string">
            <text:p>sientas /</text:p>
          </table:table-cell>
          <table:table-cell office:value-type="string">
            <text:p>sienta /</text:p>
          </table:table-cell>
          <table:table-cell table:style-name="ce10" office:value-type="string">
            <text:p>sintamos ^</text:p>
          </table:table-cell>
          <table:table-cell office:value-type="string">
            <text:p>sientan /</text:p>
          </table:table-cell>
        </table:table-row>
        <table:table-row table:style-name="ro1">
          <table:table-cell office:value-type="string">
            <text:p>/^</text:p>
          </table:table-cell>
          <table:table-cell office:value-type="string">
            <text:p>preferir</text:p>
          </table:table-cell>
          <table:table-cell office:value-type="string">
            <text:p>prefiera /</text:p>
          </table:table-cell>
          <table:table-cell table:number-columns-repeated="2" office:value-type="string">
            <text:p>prefieras /</text:p>
          </table:table-cell>
          <table:table-cell office:value-type="string">
            <text:p>prefiera /</text:p>
          </table:table-cell>
          <table:table-cell table:style-name="ce10" office:value-type="string">
            <text:p>prefiramos ^</text:p>
          </table:table-cell>
          <table:table-cell office:value-type="string">
            <text:p>prefieran /</text:p>
          </table:table-cell>
        </table:table-row>
        <table:table-row table:style-name="ro1">
          <table:table-cell office:value-type="string">
            <text:p>g”</text:p>
          </table:table-cell>
          <table:table-cell office:value-type="string">
            <text:p>oír</text:p>
          </table:table-cell>
          <table:table-cell office:value-type="string">
            <text:p>oiga g</text:p>
          </table:table-cell>
          <table:table-cell office:value-type="string">
            <text:p>oigas g</text:p>
          </table:table-cell>
          <table:table-cell office:value-type="string">
            <text:p>oigas g</text:p>
          </table:table-cell>
          <table:table-cell office:value-type="string">
            <text:p>oiga g</text:p>
          </table:table-cell>
          <table:table-cell table:style-name="ce10" office:value-type="string">
            <text:p>oigamos g</text:p>
          </table:table-cell>
          <table:table-cell office:value-type="string">
            <text:p>oigan g</text:p>
          </table:table-cell>
        </table:table-row>
        <table:table-row table:style-name="ro1">
          <table:table-cell office:value-type="string">
            <text:p>&gt;g</text:p>
          </table:table-cell>
          <table:table-cell office:value-type="string">
            <text:p>salir</text:p>
          </table:table-cell>
          <table:table-cell office:value-type="string">
            <text:p>salga g</text:p>
          </table:table-cell>
          <table:table-cell office:value-type="string">
            <text:p>salgas g</text:p>
          </table:table-cell>
          <table:table-cell office:value-type="string">
            <text:p>salgas g</text:p>
          </table:table-cell>
          <table:table-cell office:value-type="string">
            <text:p>salga g</text:p>
          </table:table-cell>
          <table:table-cell table:style-name="ce10" office:value-type="string">
            <text:p>salgamos g</text:p>
          </table:table-cell>
          <table:table-cell office:value-type="string">
            <text:p>salgan g</text:p>
          </table:table-cell>
        </table:table-row>
        <table:table-row table:style-name="ro1">
          <table:table-cell office:value-type="string">
            <text:p>&lt;&gt;g/</text:p>
          </table:table-cell>
          <table:table-cell office:value-type="string">
            <text:p>venir</text:p>
          </table:table-cell>
          <table:table-cell office:value-type="string">
            <text:p>venga g</text:p>
          </table:table-cell>
          <table:table-cell office:value-type="string">
            <text:p>vengas g</text:p>
          </table:table-cell>
          <table:table-cell office:value-type="string">
            <text:p>vengas g</text:p>
          </table:table-cell>
          <table:table-cell office:value-type="string">
            <text:p>venga g</text:p>
          </table:table-cell>
          <table:table-cell table:style-name="ce10" office:value-type="string">
            <text:p>vengamos g</text:p>
          </table:table-cell>
          <table:table-cell office:value-type="string">
            <text:p>vengan g</text:p>
          </table:table-cell>
        </table:table-row>
        <table:table-row table:style-name="ro1">
          <table:table-cell office:value-type="string">
            <text:p>&lt;&gt;g^</text:p>
          </table:table-cell>
          <table:table-cell office:value-type="string">
            <text:p>decir</text:p>
          </table:table-cell>
          <table:table-cell office:value-type="string">
            <text:p>diga g^</text:p>
          </table:table-cell>
          <table:table-cell office:value-type="string">
            <text:p>digas g</text:p>
          </table:table-cell>
          <table:table-cell office:value-type="string">
            <text:p>digas g</text:p>
          </table:table-cell>
          <table:table-cell office:value-type="string">
            <text:p>diga g^</text:p>
          </table:table-cell>
          <table:table-cell table:style-name="ce10" office:value-type="string">
            <text:p>digamos g</text:p>
          </table:table-cell>
          <table:table-cell office:value-type="string">
            <text:p>digan g</text:p>
          </table:table-cell>
        </table:table-row>
        <table:table-row table:style-name="ro1">
          <table:table-cell office:value-type="string">
            <text:p>=&lt;~</text:p>
          </table:table-cell>
          <table:table-cell office:value-type="string">
            <text:p>ir</text:p>
          </table:table-cell>
          <table:table-cell office:value-type="string">
            <text:p>vaya =</text:p>
          </table:table-cell>
          <table:table-cell table:number-columns-repeated="2" office:value-type="string">
            <text:p>vayas =</text:p>
          </table:table-cell>
          <table:table-cell office:value-type="string">
            <text:p>vaya =</text:p>
          </table:table-cell>
          <table:table-cell table:style-name="ce10" office:value-type="string">
            <text:p>vayamos =</text:p>
          </table:table-cell>
          <table:table-cell office:value-type="string">
            <text:p>vayan =</text:p>
          </table:table-cell>
        </table:table-row>
      </table:table>
      <table:table table:name="subjuntivo imperfecto" table:style-name="ta1" table:print="false">
        <table:table-column table:style-name="co6" table:default-cell-style-name="ce7"/>
        <table:table-column table:style-name="co5" table:default-cell-style-name="ce9"/>
        <table:table-column table:style-name="co7" table:number-columns-repeated="6" table:default-cell-style-name="Default"/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8"/>
          <table:table-cell table:style-name="ce1" office:value-type="string">
            <text:p>yo</text:p>
          </table:table-cell>
          <table:table-cell table:style-name="ce1" office:value-type="string">
            <text:p>tú</text:p>
          </table:table-cell>
          <table:table-cell table:style-name="ce1" office:value-type="string">
            <text:p>vos</text:p>
          </table:table-cell>
          <table:table-cell table:style-name="ce1" office:value-type="string">
            <text:p>él</text:p>
          </table:table-cell>
          <table:table-cell table:style-name="ce1" office:value-type="string">
            <text:p>nosotros</text:p>
          </table:table-cell>
          <table:table-cell table:style-name="ce1" office:value-type="string">
            <text:p>ellos / Uds</text:p>
          </table:table-cell>
        </table:table-row>
        <table:table-row table:style-name="ro1">
          <table:table-cell/>
          <table:table-cell office:value-type="string">
            <text:p>hablar</text:p>
          </table:table-cell>
          <table:table-cell office:value-type="string">
            <text:p>hablara</text:p>
          </table:table-cell>
          <table:table-cell table:number-columns-repeated="2" office:value-type="string">
            <text:p>hablaras</text:p>
          </table:table-cell>
          <table:table-cell office:value-type="string">
            <text:p>hablara</text:p>
          </table:table-cell>
          <table:table-cell office:value-type="string">
            <text:p>habláramos</text:p>
          </table:table-cell>
          <table:table-cell office:value-type="string">
            <text:p>hablaran</text:p>
          </table:table-cell>
        </table:table-row>
        <table:table-row table:style-name="ro1">
          <table:table-cell/>
          <table:table-cell office:value-type="string">
            <text:p>necesitar</text:p>
          </table:table-cell>
          <table:table-cell office:value-type="string">
            <text:p>necesitara</text:p>
          </table:table-cell>
          <table:table-cell table:number-columns-repeated="2" office:value-type="string">
            <text:p>necesitaras</text:p>
          </table:table-cell>
          <table:table-cell office:value-type="string">
            <text:p>necesitara</text:p>
          </table:table-cell>
          <table:table-cell office:value-type="string">
            <text:p>necesitáramos</text:p>
          </table:table-cell>
          <table:table-cell office:value-type="string">
            <text:p>necesitaran</text:p>
          </table:table-cell>
        </table:table-row>
        <table:table-row table:style-name="ro1">
          <table:table-cell/>
          <table:table-cell office:value-type="string">
            <text:p>usar</text:p>
          </table:table-cell>
          <table:table-cell office:value-type="string">
            <text:p>usara</text:p>
          </table:table-cell>
          <table:table-cell table:number-columns-repeated="2" office:value-type="string">
            <text:p>usaras</text:p>
          </table:table-cell>
          <table:table-cell office:value-type="string">
            <text:p>usara</text:p>
          </table:table-cell>
          <table:table-cell office:value-type="string">
            <text:p>usáramos</text:p>
          </table:table-cell>
          <table:table-cell office:value-type="string">
            <text:p>usaran</text:p>
          </table:table-cell>
        </table:table-row>
        <table:table-row table:style-name="ro1">
          <table:table-cell/>
          <table:table-cell office:value-type="string">
            <text:p>mirar</text:p>
          </table:table-cell>
          <table:table-cell office:value-type="string">
            <text:p>mirara</text:p>
          </table:table-cell>
          <table:table-cell table:number-columns-repeated="2" office:value-type="string">
            <text:p>miraras</text:p>
          </table:table-cell>
          <table:table-cell office:value-type="string">
            <text:p>mirara</text:p>
          </table:table-cell>
          <table:table-cell office:value-type="string">
            <text:p>miráramos</text:p>
          </table:table-cell>
          <table:table-cell office:value-type="string">
            <text:p>miraran</text:p>
          </table:table-cell>
        </table:table-row>
        <table:table-row table:style-name="ro1">
          <table:table-cell/>
          <table:table-cell office:value-type="string">
            <text:p>estudiar</text:p>
          </table:table-cell>
          <table:table-cell office:value-type="string">
            <text:p>estudiara</text:p>
          </table:table-cell>
          <table:table-cell table:number-columns-repeated="2" office:value-type="string">
            <text:p>estudiaras</text:p>
          </table:table-cell>
          <table:table-cell office:value-type="string">
            <text:p>estudiara</text:p>
          </table:table-cell>
          <table:table-cell office:value-type="string">
            <text:p>estudiáramos</text:p>
          </table:table-cell>
          <table:table-cell office:value-type="string">
            <text:p>estudiaran</text:p>
          </table:table-cell>
        </table:table-row>
        <table:table-row table:style-name="ro1">
          <table:table-cell/>
          <table:table-cell office:value-type="string">
            <text:p>llevar</text:p>
          </table:table-cell>
          <table:table-cell office:value-type="string">
            <text:p>llevara</text:p>
          </table:table-cell>
          <table:table-cell table:number-columns-repeated="2" office:value-type="string">
            <text:p>llevaras</text:p>
          </table:table-cell>
          <table:table-cell office:value-type="string">
            <text:p>llevara</text:p>
          </table:table-cell>
          <table:table-cell office:value-type="string">
            <text:p>lleváramos</text:p>
          </table:table-cell>
          <table:table-cell office:value-type="string">
            <text:p>llevaran</text:p>
          </table:table-cell>
        </table:table-row>
        <table:table-row table:style-name="ro1">
          <table:table-cell/>
          <table:table-cell office:value-type="string">
            <text:p>amar</text:p>
          </table:table-cell>
          <table:table-cell office:value-type="string">
            <text:p>amara</text:p>
          </table:table-cell>
          <table:table-cell table:number-columns-repeated="2" office:value-type="string">
            <text:p>amaras</text:p>
          </table:table-cell>
          <table:table-cell office:value-type="string">
            <text:p>amara</text:p>
          </table:table-cell>
          <table:table-cell office:value-type="string">
            <text:p>amáramos</text:p>
          </table:table-cell>
          <table:table-cell office:value-type="string">
            <text:p>amaran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llegar</text:p>
          </table:table-cell>
          <table:table-cell office:value-type="string">
            <text:p>llegara</text:p>
          </table:table-cell>
          <table:table-cell table:number-columns-repeated="2" office:value-type="string">
            <text:p>llegaras</text:p>
          </table:table-cell>
          <table:table-cell office:value-type="string">
            <text:p>llegara</text:p>
          </table:table-cell>
          <table:table-cell office:value-type="string">
            <text:p>llegáramos</text:p>
          </table:table-cell>
          <table:table-cell office:value-type="string">
            <text:p>llegaran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string">
            <text:p>pensar</text:p>
          </table:table-cell>
          <table:table-cell office:value-type="string">
            <text:p>pensara</text:p>
          </table:table-cell>
          <table:table-cell table:number-columns-repeated="2" office:value-type="string">
            <text:p>pensaras</text:p>
          </table:table-cell>
          <table:table-cell office:value-type="string">
            <text:p>pensara</text:p>
          </table:table-cell>
          <table:table-cell office:value-type="string">
            <text:p>pensáramos</text:p>
          </table:table-cell>
          <table:table-cell office:value-type="string">
            <text:p>pensaran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string">
            <text:p>encontrar</text:p>
          </table:table-cell>
          <table:table-cell office:value-type="string">
            <text:p>encontrara</text:p>
          </table:table-cell>
          <table:table-cell table:number-columns-repeated="2" office:value-type="string">
            <text:p>encontraras</text:p>
          </table:table-cell>
          <table:table-cell office:value-type="string">
            <text:p>encontrara</text:p>
          </table:table-cell>
          <table:table-cell office:value-type="string">
            <text:p>encontráramos</text:p>
          </table:table-cell>
          <table:table-cell office:value-type="string">
            <text:p>encontraran</text:p>
          </table:table-cell>
        </table:table-row>
        <table:table-row table:style-name="ro1">
          <table:table-cell office:value-type="string">
            <text:p>&lt;"</text:p>
          </table:table-cell>
          <table:table-cell office:value-type="string">
            <text:p>dar</text:p>
          </table:table-cell>
          <table:table-cell table:style-name="ce10" office:value-type="string">
            <text:p>diera &lt;</text:p>
          </table:table-cell>
          <table:table-cell table:style-name="ce10" office:value-type="string">
            <text:p>dieras &lt;</text:p>
          </table:table-cell>
          <table:table-cell table:style-name="ce10" office:value-type="string">
            <text:p>dieras &lt;</text:p>
          </table:table-cell>
          <table:table-cell table:style-name="ce10" office:value-type="string">
            <text:p>diera &lt;</text:p>
          </table:table-cell>
          <table:table-cell table:style-name="ce10" office:value-type="string">
            <text:p>diéramos &lt;</text:p>
          </table:table-cell>
          <table:table-cell table:style-name="ce10" office:value-type="string">
            <text:p>dieran &lt;</text:p>
          </table:table-cell>
        </table:table-row>
        <table:table-row table:style-name="ro1">
          <table:table-cell office:value-type="string">
            <text:p>&lt;"</text:p>
          </table:table-cell>
          <table:table-cell office:value-type="string">
            <text:p>estar</text:p>
          </table:table-cell>
          <table:table-cell table:style-name="ce10" office:value-type="string">
            <text:p>estuviera &lt;</text:p>
          </table:table-cell>
          <table:table-cell table:style-name="ce10" office:value-type="string">
            <text:p>estuvieras &lt;</text:p>
          </table:table-cell>
          <table:table-cell table:style-name="ce10" office:value-type="string">
            <text:p>estuvieras &lt;</text:p>
          </table:table-cell>
          <table:table-cell table:style-name="ce10" office:value-type="string">
            <text:p>estuviera &lt;</text:p>
          </table:table-cell>
          <table:table-cell table:style-name="ce10" office:value-type="string">
            <text:p>estuviéramos &lt;</text:p>
          </table:table-cell>
          <table:table-cell table:style-name="ce10" office:value-type="string">
            <text:p>estuvieran &lt;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eber</text:p>
          </table:table-cell>
          <table:table-cell office:value-type="string">
            <text:p>debiera</text:p>
          </table:table-cell>
          <table:table-cell table:number-columns-repeated="2" office:value-type="string">
            <text:p>debieras</text:p>
          </table:table-cell>
          <table:table-cell office:value-type="string">
            <text:p>debiera</text:p>
          </table:table-cell>
          <table:table-cell office:value-type="string">
            <text:p>debiéramos</text:p>
          </table:table-cell>
          <table:table-cell office:value-type="string">
            <text:p>debieran</text:p>
          </table:table-cell>
        </table:table-row>
        <table:table-row table:style-name="ro1">
          <table:table-cell/>
          <table:table-cell office:value-type="string">
            <text:p>comer</text:p>
          </table:table-cell>
          <table:table-cell office:value-type="string">
            <text:p>comiera</text:p>
          </table:table-cell>
          <table:table-cell table:number-columns-repeated="2" office:value-type="string">
            <text:p>comieras</text:p>
          </table:table-cell>
          <table:table-cell office:value-type="string">
            <text:p>comiera</text:p>
          </table:table-cell>
          <table:table-cell office:value-type="string">
            <text:p>comiéramos</text:p>
          </table:table-cell>
          <table:table-cell office:value-type="string">
            <text:p>comieran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conocer</text:p>
          </table:table-cell>
          <table:table-cell office:value-type="string">
            <text:p>conociera</text:p>
          </table:table-cell>
          <table:table-cell table:number-columns-repeated="2" office:value-type="string">
            <text:p>conocieras</text:p>
          </table:table-cell>
          <table:table-cell office:value-type="string">
            <text:p>conociera</text:p>
          </table:table-cell>
          <table:table-cell office:value-type="string">
            <text:p>conociéramos</text:p>
          </table:table-cell>
          <table:table-cell office:value-type="string">
            <text:p>conocieran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string">
            <text:p>parecer</text:p>
          </table:table-cell>
          <table:table-cell office:value-type="string">
            <text:p>pareciera</text:p>
          </table:table-cell>
          <table:table-cell table:number-columns-repeated="2" office:value-type="string">
            <text:p>parecieras</text:p>
          </table:table-cell>
          <table:table-cell office:value-type="string">
            <text:p>pareciera</text:p>
          </table:table-cell>
          <table:table-cell office:value-type="string">
            <text:p>pareciéramos</text:p>
          </table:table-cell>
          <table:table-cell office:value-type="string">
            <text:p>parecieran</text:p>
          </table:table-cell>
        </table:table-row>
        <table:table-row table:style-name="ro1">
          <table:table-cell office:value-type="string">
            <text:p>&lt;&gt;/</text:p>
          </table:table-cell>
          <table:table-cell office:value-type="string">
            <text:p>querer</text:p>
          </table:table-cell>
          <table:table-cell table:style-name="ce10" office:value-type="string">
            <text:p>quisiera &lt;</text:p>
          </table:table-cell>
          <table:table-cell table:style-name="ce10" office:value-type="string">
            <text:p>quisieras &lt;</text:p>
          </table:table-cell>
          <table:table-cell table:style-name="ce10" office:value-type="string">
            <text:p>quisieras &lt;</text:p>
          </table:table-cell>
          <table:table-cell table:style-name="ce10" office:value-type="string">
            <text:p>quisiera &lt;</text:p>
          </table:table-cell>
          <table:table-cell table:style-name="ce10" office:value-type="string">
            <text:p>quisiéramos &lt;</text:p>
          </table:table-cell>
          <table:table-cell table:style-name="ce10" office:value-type="string">
            <text:p>quisieran &lt;</text:p>
          </table:table-cell>
        </table:table-row>
        <table:table-row table:style-name="ro1">
          <table:table-cell office:value-type="string">
            <text:p>&lt;&gt;/</text:p>
          </table:table-cell>
          <table:table-cell office:value-type="string">
            <text:p>poder</text:p>
          </table:table-cell>
          <table:table-cell table:style-name="ce10" office:value-type="string">
            <text:p>pudiera &lt;</text:p>
          </table:table-cell>
          <table:table-cell table:style-name="ce10" office:value-type="string">
            <text:p>pudieras &lt;</text:p>
          </table:table-cell>
          <table:table-cell table:style-name="ce10" office:value-type="string">
            <text:p>pudieras &lt;</text:p>
          </table:table-cell>
          <table:table-cell table:style-name="ce10" office:value-type="string">
            <text:p>pudiera &lt;</text:p>
          </table:table-cell>
          <table:table-cell table:style-name="ce10" office:value-type="string">
            <text:p>pudiéramos &lt;</text:p>
          </table:table-cell>
          <table:table-cell table:style-name="ce10" office:value-type="string">
            <text:p>pudieran &lt;</text:p>
          </table:table-cell>
        </table:table-row>
        <table:table-row table:style-name="ro1">
          <table:table-cell office:value-type="string">
            <text:p>&lt;&gt;g/</text:p>
          </table:table-cell>
          <table:table-cell office:value-type="string">
            <text:p>tener</text:p>
          </table:table-cell>
          <table:table-cell table:style-name="ce10" office:value-type="string">
            <text:p>tuviera &lt;</text:p>
          </table:table-cell>
          <table:table-cell table:style-name="ce10" office:value-type="string">
            <text:p>tuvieras &lt;</text:p>
          </table:table-cell>
          <table:table-cell table:style-name="ce10" office:value-type="string">
            <text:p>tuvieras &lt;</text:p>
          </table:table-cell>
          <table:table-cell table:style-name="ce10" office:value-type="string">
            <text:p>tuviera &lt;</text:p>
          </table:table-cell>
          <table:table-cell table:style-name="ce10" office:value-type="string">
            <text:p>tuviéramos &lt;</text:p>
          </table:table-cell>
          <table:table-cell table:style-name="ce10" office:value-type="string">
            <text:p>tuvieran &lt;</text:p>
          </table:table-cell>
        </table:table-row>
        <table:table-row table:style-name="ro1">
          <table:table-cell office:value-type="string">
            <text:p>&lt;&gt;g</text:p>
          </table:table-cell>
          <table:table-cell office:value-type="string">
            <text:p>poner</text:p>
          </table:table-cell>
          <table:table-cell table:style-name="ce10" office:value-type="string">
            <text:p>pusiera &lt;</text:p>
          </table:table-cell>
          <table:table-cell table:style-name="ce10" office:value-type="string">
            <text:p>pusieras &lt;</text:p>
          </table:table-cell>
          <table:table-cell table:style-name="ce10" office:value-type="string">
            <text:p>pusieras &lt;</text:p>
          </table:table-cell>
          <table:table-cell table:style-name="ce10" office:value-type="string">
            <text:p>pusiera &lt;</text:p>
          </table:table-cell>
          <table:table-cell table:style-name="ce10" office:value-type="string">
            <text:p>pusiéramos &lt;</text:p>
          </table:table-cell>
          <table:table-cell table:style-name="ce10" office:value-type="string">
            <text:p>pusieran &lt;</text:p>
          </table:table-cell>
        </table:table-row>
        <table:table-row table:style-name="ro1">
          <table:table-cell office:value-type="string">
            <text:p>&lt;&gt;g</text:p>
          </table:table-cell>
          <table:table-cell office:value-type="string">
            <text:p>hacer</text:p>
          </table:table-cell>
          <table:table-cell table:style-name="ce10" office:value-type="string">
            <text:p>hiciera &lt;</text:p>
          </table:table-cell>
          <table:table-cell table:style-name="ce10" office:value-type="string">
            <text:p>hicieras &lt;</text:p>
          </table:table-cell>
          <table:table-cell table:style-name="ce10" office:value-type="string">
            <text:p>hicieras &lt;</text:p>
          </table:table-cell>
          <table:table-cell table:style-name="ce10" office:value-type="string">
            <text:p>hiciera &lt;</text:p>
          </table:table-cell>
          <table:table-cell table:style-name="ce10" office:value-type="string">
            <text:p>hiciéramos &lt;</text:p>
          </table:table-cell>
          <table:table-cell table:style-name="ce10" office:value-type="string">
            <text:p>hicieran &lt;</text:p>
          </table:table-cell>
        </table:table-row>
        <table:table-row table:style-name="ro1">
          <table:table-cell office:value-type="string">
            <text:p>=&lt;&gt;</text:p>
          </table:table-cell>
          <table:table-cell office:value-type="string">
            <text:p>haber</text:p>
          </table:table-cell>
          <table:table-cell table:style-name="ce10" office:value-type="string">
            <text:p>hubiera &lt;</text:p>
          </table:table-cell>
          <table:table-cell table:style-name="ce10" office:value-type="string">
            <text:p>hubieras &lt;</text:p>
          </table:table-cell>
          <table:table-cell table:style-name="ce10" office:value-type="string">
            <text:p>hubieras &lt;</text:p>
          </table:table-cell>
          <table:table-cell table:style-name="ce10" office:value-type="string">
            <text:p>hubiera &lt;</text:p>
          </table:table-cell>
          <table:table-cell table:style-name="ce10" office:value-type="string">
            <text:p>hubiéramos &lt;</text:p>
          </table:table-cell>
          <table:table-cell table:style-name="ce10" office:value-type="string">
            <text:p>hubieran &lt;</text:p>
          </table:table-cell>
        </table:table-row>
        <table:table-row table:style-name="ro1">
          <table:table-cell office:value-type="string">
            <text:p>=&lt;&gt;</text:p>
          </table:table-cell>
          <table:table-cell office:value-type="string">
            <text:p>saber</text:p>
          </table:table-cell>
          <table:table-cell table:style-name="ce10" office:value-type="string">
            <text:p>supiera &lt;</text:p>
          </table:table-cell>
          <table:table-cell table:style-name="ce10" office:value-type="string">
            <text:p>supieras &lt;</text:p>
          </table:table-cell>
          <table:table-cell table:style-name="ce10" office:value-type="string">
            <text:p>supieras &lt;</text:p>
          </table:table-cell>
          <table:table-cell table:style-name="ce10" office:value-type="string">
            <text:p>supiera &lt;</text:p>
          </table:table-cell>
          <table:table-cell table:style-name="ce10" office:value-type="string">
            <text:p>supiéramos &lt;</text:p>
          </table:table-cell>
          <table:table-cell table:style-name="ce10" office:value-type="string">
            <text:p>supieran &lt;</text:p>
          </table:table-cell>
        </table:table-row>
        <table:table-row table:style-name="ro1">
          <table:table-cell office:value-type="string">
            <text:p>=&lt;~"</text:p>
          </table:table-cell>
          <table:table-cell office:value-type="string">
            <text:p>ser</text:p>
          </table:table-cell>
          <table:table-cell table:style-name="ce10" office:value-type="string">
            <text:p>fuera &lt;</text:p>
          </table:table-cell>
          <table:table-cell table:style-name="ce10" office:value-type="string">
            <text:p>fueras &lt;</text:p>
          </table:table-cell>
          <table:table-cell table:style-name="ce10" office:value-type="string">
            <text:p>fueras &lt;</text:p>
          </table:table-cell>
          <table:table-cell table:style-name="ce10" office:value-type="string">
            <text:p>fuera &lt;</text:p>
          </table:table-cell>
          <table:table-cell table:style-name="ce10" office:value-type="string">
            <text:p>fuéramos &lt;</text:p>
          </table:table-cell>
          <table:table-cell table:style-name="ce10" office:value-type="string">
            <text:p>fueran &lt;</text:p>
          </table:table-cell>
        </table:table-row>
        <table:table-row table:style-name="ro1">
          <table:table-cell office:value-type="string">
            <text:p>=~</text:p>
          </table:table-cell>
          <table:table-cell office:value-type="string">
            <text:p>ver</text:p>
          </table:table-cell>
          <table:table-cell office:value-type="string">
            <text:p>viera</text:p>
          </table:table-cell>
          <table:table-cell table:number-columns-repeated="2" office:value-type="string">
            <text:p>vieras</text:p>
          </table:table-cell>
          <table:table-cell office:value-type="string">
            <text:p>viera</text:p>
          </table:table-cell>
          <table:table-cell office:value-type="string">
            <text:p>viéramos</text:p>
          </table:table-cell>
          <table:table-cell office:value-type="string">
            <text:p>viera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vivir</text:p>
          </table:table-cell>
          <table:table-cell office:value-type="string">
            <text:p>viviera</text:p>
          </table:table-cell>
          <table:table-cell table:number-columns-repeated="2" office:value-type="string">
            <text:p>vivieras</text:p>
          </table:table-cell>
          <table:table-cell office:value-type="string">
            <text:p>viviera</text:p>
          </table:table-cell>
          <table:table-cell office:value-type="string">
            <text:p>viviéramos</text:p>
          </table:table-cell>
          <table:table-cell office:value-type="string">
            <text:p>vivieran</text:p>
          </table:table-cell>
        </table:table-row>
        <table:table-row table:style-name="ro1">
          <table:table-cell/>
          <table:table-cell office:value-type="string">
            <text:p>escribir</text:p>
          </table:table-cell>
          <table:table-cell office:value-type="string">
            <text:p>escribiera</text:p>
          </table:table-cell>
          <table:table-cell table:number-columns-repeated="2" office:value-type="string">
            <text:p>escribieras</text:p>
          </table:table-cell>
          <table:table-cell office:value-type="string">
            <text:p>escribiera</text:p>
          </table:table-cell>
          <table:table-cell office:value-type="string">
            <text:p>escribiéramos</text:p>
          </table:table-cell>
          <table:table-cell office:value-type="string">
            <text:p>escribieran</text:p>
          </table:table-cell>
        </table:table-row>
        <table:table-row table:style-name="ro1">
          <table:table-cell/>
          <table:table-cell office:value-type="string">
            <text:p>abrir</text:p>
          </table:table-cell>
          <table:table-cell office:value-type="string">
            <text:p>abriera</text:p>
          </table:table-cell>
          <table:table-cell table:number-columns-repeated="2" office:value-type="string">
            <text:p>abrieras</text:p>
          </table:table-cell>
          <table:table-cell office:value-type="string">
            <text:p>abriera</text:p>
          </table:table-cell>
          <table:table-cell office:value-type="string">
            <text:p>abriéramos</text:p>
          </table:table-cell>
          <table:table-cell office:value-type="string">
            <text:p>abrieran</text:p>
          </table:table-cell>
        </table:table-row>
        <table:table-row table:style-name="ro1">
          <table:table-cell/>
          <table:table-cell office:value-type="string">
            <text:p>existir</text:p>
          </table:table-cell>
          <table:table-cell office:value-type="string">
            <text:p>existiera</text:p>
          </table:table-cell>
          <table:table-cell table:number-columns-repeated="2" office:value-type="string">
            <text:p>existieras</text:p>
          </table:table-cell>
          <table:table-cell office:value-type="string">
            <text:p>existiera</text:p>
          </table:table-cell>
          <table:table-cell office:value-type="string">
            <text:p>existiéramos</text:p>
          </table:table-cell>
          <table:table-cell office:value-type="string">
            <text:p>existieran</text:p>
          </table:table-cell>
        </table:table-row>
        <table:table-row table:style-name="ro1">
          <table:table-cell/>
          <table:table-cell office:value-type="string">
            <text:p>cumplir</text:p>
          </table:table-cell>
          <table:table-cell office:value-type="string">
            <text:p>cumpliera</text:p>
          </table:table-cell>
          <table:table-cell table:number-columns-repeated="2" office:value-type="string">
            <text:p>cumplieras</text:p>
          </table:table-cell>
          <table:table-cell office:value-type="string">
            <text:p>cumpliera</text:p>
          </table:table-cell>
          <table:table-cell office:value-type="string">
            <text:p>cumpliéramos</text:p>
          </table:table-cell>
          <table:table-cell office:value-type="string">
            <text:p>cumplieran</text:p>
          </table:table-cell>
        </table:table-row>
        <table:table-row table:style-name="ro1">
          <table:table-cell office:value-type="string">
            <text:p>^</text:p>
          </table:table-cell>
          <table:table-cell office:value-type="string">
            <text:p>vestir</text:p>
          </table:table-cell>
          <table:table-cell table:style-name="ce10" office:value-type="string">
            <text:p>vistiera ^</text:p>
          </table:table-cell>
          <table:table-cell table:style-name="ce10" office:value-type="string">
            <text:p>vistieras ^</text:p>
          </table:table-cell>
          <table:table-cell table:style-name="ce10" office:value-type="string">
            <text:p>vistieras ^</text:p>
          </table:table-cell>
          <table:table-cell table:style-name="ce10" office:value-type="string">
            <text:p>vistiera ^</text:p>
          </table:table-cell>
          <table:table-cell table:style-name="ce10" office:value-type="string">
            <text:p>vistiéramos ^</text:p>
          </table:table-cell>
          <table:table-cell table:style-name="ce10" office:value-type="string">
            <text:p>vistieran ^</text:p>
          </table:table-cell>
        </table:table-row>
        <table:table-row table:style-name="ro1">
          <table:table-cell office:value-type="string">
            <text:p>^</text:p>
          </table:table-cell>
          <table:table-cell office:value-type="string">
            <text:p>pedir</text:p>
          </table:table-cell>
          <table:table-cell table:style-name="ce10" office:value-type="string">
            <text:p>pidiera ^</text:p>
          </table:table-cell>
          <table:table-cell table:style-name="ce10" office:value-type="string">
            <text:p>pidieras ^</text:p>
          </table:table-cell>
          <table:table-cell table:style-name="ce10" office:value-type="string">
            <text:p>pidieras ^</text:p>
          </table:table-cell>
          <table:table-cell table:style-name="ce10" office:value-type="string">
            <text:p>pidiera ^</text:p>
          </table:table-cell>
          <table:table-cell table:style-name="ce10" office:value-type="string">
            <text:p>pidiéramos ^</text:p>
          </table:table-cell>
          <table:table-cell table:style-name="ce10" office:value-type="string">
            <text:p>pidieran ^</text:p>
          </table:table-cell>
        </table:table-row>
        <table:table-row table:style-name="ro1">
          <table:table-cell office:value-type="string">
            <text:p>^”</text:p>
          </table:table-cell>
          <table:table-cell office:value-type="string">
            <text:p>seguir</text:p>
          </table:table-cell>
          <table:table-cell table:style-name="ce10" office:value-type="string">
            <text:p>siguiera ^</text:p>
          </table:table-cell>
          <table:table-cell table:style-name="ce10" office:value-type="string">
            <text:p>siguieras ^</text:p>
          </table:table-cell>
          <table:table-cell table:style-name="ce10" office:value-type="string">
            <text:p>siguieras ^</text:p>
          </table:table-cell>
          <table:table-cell table:style-name="ce10" office:value-type="string">
            <text:p>siguiera ^</text:p>
          </table:table-cell>
          <table:table-cell table:style-name="ce10" office:value-type="string">
            <text:p>siguiéramos ^</text:p>
          </table:table-cell>
          <table:table-cell table:style-name="ce10" office:value-type="string">
            <text:p>siguieran ^</text:p>
          </table:table-cell>
        </table:table-row>
        <table:table-row table:style-name="ro1">
          <table:table-cell office:value-type="string">
            <text:p>/^</text:p>
          </table:table-cell>
          <table:table-cell office:value-type="string">
            <text:p>sentir</text:p>
          </table:table-cell>
          <table:table-cell table:style-name="ce10" office:value-type="string">
            <text:p>sintiera ^</text:p>
          </table:table-cell>
          <table:table-cell table:style-name="ce10" office:value-type="string">
            <text:p>sintieras ^</text:p>
          </table:table-cell>
          <table:table-cell table:style-name="ce10" office:value-type="string">
            <text:p>sintieras ^</text:p>
          </table:table-cell>
          <table:table-cell table:style-name="ce10" office:value-type="string">
            <text:p>sintiera ^</text:p>
          </table:table-cell>
          <table:table-cell table:style-name="ce10" office:value-type="string">
            <text:p>sintiéramos ^</text:p>
          </table:table-cell>
          <table:table-cell table:style-name="ce10" office:value-type="string">
            <text:p>sintieran ^</text:p>
          </table:table-cell>
        </table:table-row>
        <table:table-row table:style-name="ro1">
          <table:table-cell office:value-type="string">
            <text:p>/^</text:p>
          </table:table-cell>
          <table:table-cell office:value-type="string">
            <text:p>preferir</text:p>
          </table:table-cell>
          <table:table-cell table:style-name="ce10" office:value-type="string">
            <text:p>prefiriera ^</text:p>
          </table:table-cell>
          <table:table-cell table:style-name="ce10" office:value-type="string">
            <text:p>prefirieras ^</text:p>
          </table:table-cell>
          <table:table-cell table:style-name="ce10" office:value-type="string">
            <text:p>prefirieras ^</text:p>
          </table:table-cell>
          <table:table-cell table:style-name="ce10" office:value-type="string">
            <text:p>prefiriera ^</text:p>
          </table:table-cell>
          <table:table-cell table:style-name="ce10" office:value-type="string">
            <text:p>prefiriéramos ^</text:p>
          </table:table-cell>
          <table:table-cell table:style-name="ce10" office:value-type="string">
            <text:p>prefirieran ^</text:p>
          </table:table-cell>
        </table:table-row>
        <table:table-row table:style-name="ro1">
          <table:table-cell office:value-type="string">
            <text:p>g”</text:p>
          </table:table-cell>
          <table:table-cell office:value-type="string">
            <text:p>oír</text:p>
          </table:table-cell>
          <table:table-cell table:style-name="ce12" office:value-type="string">
            <text:p>oyera “</text:p>
          </table:table-cell>
          <table:table-cell table:style-name="ce12" office:value-type="string">
            <text:p>oyeras “</text:p>
          </table:table-cell>
          <table:table-cell table:style-name="ce12" office:value-type="string">
            <text:p>oyeras “</text:p>
          </table:table-cell>
          <table:table-cell table:style-name="ce12" office:value-type="string">
            <text:p>oyera “</text:p>
          </table:table-cell>
          <table:table-cell table:style-name="ce12" office:value-type="string">
            <text:p>oyéramos “</text:p>
          </table:table-cell>
          <table:table-cell table:style-name="ce12" office:value-type="string">
            <text:p>oyeran “</text:p>
          </table:table-cell>
        </table:table-row>
        <table:table-row table:style-name="ro1">
          <table:table-cell office:value-type="string">
            <text:p>&gt;g</text:p>
          </table:table-cell>
          <table:table-cell office:value-type="string">
            <text:p>salir</text:p>
          </table:table-cell>
          <table:table-cell table:style-name="ce13" office:value-type="string">
            <text:p>saliera</text:p>
          </table:table-cell>
          <table:table-cell table:number-columns-repeated="2" office:value-type="string">
            <text:p>salieras</text:p>
          </table:table-cell>
          <table:table-cell table:style-name="ce13" office:value-type="string">
            <text:p>saliera</text:p>
          </table:table-cell>
          <table:table-cell office:value-type="string">
            <text:p>saliéramos</text:p>
          </table:table-cell>
          <table:table-cell office:value-type="string">
            <text:p>salieran</text:p>
          </table:table-cell>
        </table:table-row>
        <table:table-row table:style-name="ro1">
          <table:table-cell office:value-type="string">
            <text:p>&lt;&gt;g/</text:p>
          </table:table-cell>
          <table:table-cell office:value-type="string">
            <text:p>venir</text:p>
          </table:table-cell>
          <table:table-cell table:style-name="ce10" office:value-type="string">
            <text:p>viniera &lt;</text:p>
          </table:table-cell>
          <table:table-cell table:style-name="ce10" office:value-type="string">
            <text:p>vinieras &lt;</text:p>
          </table:table-cell>
          <table:table-cell table:style-name="ce10" office:value-type="string">
            <text:p>vinieras &lt;</text:p>
          </table:table-cell>
          <table:table-cell table:style-name="ce10" office:value-type="string">
            <text:p>viniera &lt;</text:p>
          </table:table-cell>
          <table:table-cell table:style-name="ce10" office:value-type="string">
            <text:p>viniéramos &lt;</text:p>
          </table:table-cell>
          <table:table-cell table:style-name="ce10" office:value-type="string">
            <text:p>vinieran &lt;</text:p>
          </table:table-cell>
        </table:table-row>
        <table:table-row table:style-name="ro1">
          <table:table-cell office:value-type="string">
            <text:p>&lt;&gt;g^</text:p>
          </table:table-cell>
          <table:table-cell office:value-type="string">
            <text:p>decir</text:p>
          </table:table-cell>
          <table:table-cell table:style-name="ce10" office:value-type="string">
            <text:p>dijera &lt;</text:p>
          </table:table-cell>
          <table:table-cell table:style-name="ce10" office:value-type="string">
            <text:p>dijeras &lt;</text:p>
          </table:table-cell>
          <table:table-cell table:style-name="ce10" office:value-type="string">
            <text:p>dijeras &lt;</text:p>
          </table:table-cell>
          <table:table-cell table:style-name="ce10" office:value-type="string">
            <text:p>dijera &lt;</text:p>
          </table:table-cell>
          <table:table-cell table:style-name="ce10" office:value-type="string">
            <text:p>dijéramos &lt;</text:p>
          </table:table-cell>
          <table:table-cell table:style-name="ce10" office:value-type="string">
            <text:p>dijeran &lt;</text:p>
          </table:table-cell>
        </table:table-row>
        <table:table-row table:style-name="ro1">
          <table:table-cell office:value-type="string">
            <text:p>=&lt;~</text:p>
          </table:table-cell>
          <table:table-cell office:value-type="string">
            <text:p>ir</text:p>
          </table:table-cell>
          <table:table-cell table:style-name="ce10" office:value-type="string">
            <text:p>fuera &lt;</text:p>
          </table:table-cell>
          <table:table-cell table:style-name="ce10" office:value-type="string">
            <text:p>fueras &lt;</text:p>
          </table:table-cell>
          <table:table-cell table:style-name="ce10" office:value-type="string">
            <text:p>fueras &lt;</text:p>
          </table:table-cell>
          <table:table-cell table:style-name="ce10" office:value-type="string">
            <text:p>fuera &lt;</text:p>
          </table:table-cell>
          <table:table-cell table:style-name="ce10" office:value-type="string">
            <text:p>fuéramos &lt;</text:p>
          </table:table-cell>
          <table:table-cell table:style-name="ce10" office:value-type="string">
            <text:p>fueran &lt;</text:p>
          </table:table-cell>
        </table:table-row>
      </table:table>
      <table:table table:name="imperativo" table:style-name="ta1" table:print="false">
        <table:table-column table:style-name="co6" table:default-cell-style-name="Default"/>
        <table:table-column table:style-name="co5" table:default-cell-style-name="Default"/>
        <table:table-column table:style-name="co7" table:default-cell-style-name="ce13"/>
        <table:table-column table:style-name="co7" table:number-columns-repeated="5" table:default-cell-style-name="Default"/>
        <table:table-row table:style-name="ro1">
          <table:table-cell table:style-name="ce7"/>
          <table:table-cell table:style-name="ce1"/>
          <table:table-cell table:style-name="ce17"/>
          <table:table-cell table:number-columns-repeated="5"/>
        </table:table-row>
        <table:table-row table:style-name="ro1">
          <table:table-cell table:style-name="ce7"/>
          <table:table-cell table:style-name="ce8"/>
          <table:table-cell table:style-name="ce17" office:value-type="string">
            <text:p>yo</text:p>
          </table:table-cell>
          <table:table-cell table:style-name="ce1" office:value-type="string">
            <text:p>tú</text:p>
          </table:table-cell>
          <table:table-cell table:style-name="ce1" office:value-type="string">
            <text:p>vos</text:p>
          </table:table-cell>
          <table:table-cell table:style-name="ce1" office:value-type="string">
            <text:p>él</text:p>
          </table:table-cell>
          <table:table-cell table:style-name="ce1" office:value-type="string">
            <text:p>nosotros</text:p>
          </table:table-cell>
          <table:table-cell table:style-name="ce1" office:value-type="string">
            <text:p>ellos / Uds</text:p>
          </table:table-cell>
        </table:table-row>
        <table:table-row table:style-name="ro1">
          <table:table-cell table:style-name="ce7"/>
          <table:table-cell table:style-name="ce9" office:value-type="string">
            <text:p>hablar</text:p>
          </table:table-cell>
          <table:table-cell/>
          <table:table-cell office:value-type="string">
            <text:p>habla</text:p>
          </table:table-cell>
          <table:table-cell office:value-type="string">
            <text:p>hablá</text:p>
          </table:table-cell>
          <table:table-cell office:value-type="string">
            <text:p>hable</text:p>
          </table:table-cell>
          <table:table-cell office:value-type="string">
            <text:p>hablemos</text:p>
          </table:table-cell>
          <table:table-cell office:value-type="string">
            <text:p>hablen</text:p>
          </table:table-cell>
        </table:table-row>
        <table:table-row table:style-name="ro1">
          <table:table-cell table:style-name="ce7"/>
          <table:table-cell table:style-name="ce9" office:value-type="string">
            <text:p>necesitar</text:p>
          </table:table-cell>
          <table:table-cell/>
          <table:table-cell office:value-type="string">
            <text:p>necesita</text:p>
          </table:table-cell>
          <table:table-cell office:value-type="string">
            <text:p>necesitá</text:p>
          </table:table-cell>
          <table:table-cell office:value-type="string">
            <text:p>necesite</text:p>
          </table:table-cell>
          <table:table-cell office:value-type="string">
            <text:p>necesitemos</text:p>
          </table:table-cell>
          <table:table-cell office:value-type="string">
            <text:p>necesiten</text:p>
          </table:table-cell>
        </table:table-row>
        <table:table-row table:style-name="ro1">
          <table:table-cell table:style-name="ce7"/>
          <table:table-cell table:style-name="ce9" office:value-type="string">
            <text:p>usar</text:p>
          </table:table-cell>
          <table:table-cell/>
          <table:table-cell office:value-type="string">
            <text:p>usa</text:p>
          </table:table-cell>
          <table:table-cell office:value-type="string">
            <text:p>usá</text:p>
          </table:table-cell>
          <table:table-cell office:value-type="string">
            <text:p>use</text:p>
          </table:table-cell>
          <table:table-cell office:value-type="string">
            <text:p>usemos</text:p>
          </table:table-cell>
          <table:table-cell office:value-type="string">
            <text:p>usen</text:p>
          </table:table-cell>
        </table:table-row>
        <table:table-row table:style-name="ro1">
          <table:table-cell table:style-name="ce7"/>
          <table:table-cell table:style-name="ce9" office:value-type="string">
            <text:p>mirar</text:p>
          </table:table-cell>
          <table:table-cell/>
          <table:table-cell office:value-type="string">
            <text:p>mira</text:p>
          </table:table-cell>
          <table:table-cell office:value-type="string">
            <text:p>mirá</text:p>
          </table:table-cell>
          <table:table-cell office:value-type="string">
            <text:p>mire</text:p>
          </table:table-cell>
          <table:table-cell office:value-type="string">
            <text:p>miremos</text:p>
          </table:table-cell>
          <table:table-cell office:value-type="string">
            <text:p>miren</text:p>
          </table:table-cell>
        </table:table-row>
        <table:table-row table:style-name="ro1">
          <table:table-cell table:style-name="ce7"/>
          <table:table-cell table:style-name="ce9" office:value-type="string">
            <text:p>estudiar</text:p>
          </table:table-cell>
          <table:table-cell/>
          <table:table-cell office:value-type="string">
            <text:p>estudia</text:p>
          </table:table-cell>
          <table:table-cell office:value-type="string">
            <text:p>estudiá</text:p>
          </table:table-cell>
          <table:table-cell office:value-type="string">
            <text:p>estudie</text:p>
          </table:table-cell>
          <table:table-cell office:value-type="string">
            <text:p>estudiemos</text:p>
          </table:table-cell>
          <table:table-cell office:value-type="string">
            <text:p>estudien</text:p>
          </table:table-cell>
        </table:table-row>
        <table:table-row table:style-name="ro1">
          <table:table-cell table:style-name="ce7"/>
          <table:table-cell table:style-name="ce9" office:value-type="string">
            <text:p>llevar</text:p>
          </table:table-cell>
          <table:table-cell/>
          <table:table-cell office:value-type="string">
            <text:p>lleva</text:p>
          </table:table-cell>
          <table:table-cell office:value-type="string">
            <text:p>llevá</text:p>
          </table:table-cell>
          <table:table-cell office:value-type="string">
            <text:p>lleve</text:p>
          </table:table-cell>
          <table:table-cell office:value-type="string">
            <text:p>llevemos</text:p>
          </table:table-cell>
          <table:table-cell office:value-type="string">
            <text:p>lleven</text:p>
          </table:table-cell>
        </table:table-row>
        <table:table-row table:style-name="ro1">
          <table:table-cell table:style-name="ce7"/>
          <table:table-cell table:style-name="ce9" office:value-type="string">
            <text:p>amar</text:p>
          </table:table-cell>
          <table:table-cell/>
          <table:table-cell office:value-type="string">
            <text:p>ama</text:p>
          </table:table-cell>
          <table:table-cell office:value-type="string">
            <text:p>amá</text:p>
          </table:table-cell>
          <table:table-cell office:value-type="string">
            <text:p>ame</text:p>
          </table:table-cell>
          <table:table-cell office:value-type="string">
            <text:p>amemos</text:p>
          </table:table-cell>
          <table:table-cell office:value-type="string">
            <text:p>amen</text:p>
          </table:table-cell>
        </table:table-row>
        <table:table-row table:style-name="ro1">
          <table:table-cell table:style-name="ce7" office:value-type="string">
            <text:p>“</text:p>
          </table:table-cell>
          <table:table-cell table:style-name="ce9" office:value-type="string">
            <text:p>llegar</text:p>
          </table:table-cell>
          <table:table-cell/>
          <table:table-cell office:value-type="string">
            <text:p>llega</text:p>
          </table:table-cell>
          <table:table-cell office:value-type="string">
            <text:p>llegá</text:p>
          </table:table-cell>
          <table:table-cell table:style-name="ce12" office:value-type="string">
            <text:p>llegue “</text:p>
          </table:table-cell>
          <table:table-cell table:style-name="ce12" office:value-type="string">
            <text:p>lleguemos “</text:p>
          </table:table-cell>
          <table:table-cell table:style-name="ce12" office:value-type="string">
            <text:p>lleguen “</text:p>
          </table:table-cell>
        </table:table-row>
        <table:table-row table:style-name="ro1">
          <table:table-cell table:style-name="ce7" office:value-type="string">
            <text:p>/</text:p>
          </table:table-cell>
          <table:table-cell table:style-name="ce9" office:value-type="string">
            <text:p>pensar</text:p>
          </table:table-cell>
          <table:table-cell/>
          <table:table-cell table:style-name="ce10" office:value-type="string">
            <text:p>piensa /</text:p>
          </table:table-cell>
          <table:table-cell office:value-type="string">
            <text:p>pensá</text:p>
          </table:table-cell>
          <table:table-cell table:style-name="ce10" office:value-type="string">
            <text:p>piense /</text:p>
          </table:table-cell>
          <table:table-cell office:value-type="string">
            <text:p>pensemos</text:p>
          </table:table-cell>
          <table:table-cell table:style-name="ce10" office:value-type="string">
            <text:p>piensen /</text:p>
          </table:table-cell>
        </table:table-row>
        <table:table-row table:style-name="ro1">
          <table:table-cell table:style-name="ce7" office:value-type="string">
            <text:p>/</text:p>
          </table:table-cell>
          <table:table-cell table:style-name="ce9" office:value-type="string">
            <text:p>encontrar</text:p>
          </table:table-cell>
          <table:table-cell/>
          <table:table-cell table:style-name="ce10" office:value-type="string">
            <text:p>encuentra /</text:p>
          </table:table-cell>
          <table:table-cell office:value-type="string">
            <text:p>encontrá</text:p>
          </table:table-cell>
          <table:table-cell table:style-name="ce10" office:value-type="string">
            <text:p>encuentre /</text:p>
          </table:table-cell>
          <table:table-cell office:value-type="string">
            <text:p>encontremos</text:p>
          </table:table-cell>
          <table:table-cell table:style-name="ce10" office:value-type="string">
            <text:p>encuentren /</text:p>
          </table:table-cell>
        </table:table-row>
        <table:table-row table:style-name="ro1">
          <table:table-cell table:style-name="ce7" office:value-type="string">
            <text:p>&lt;"</text:p>
          </table:table-cell>
          <table:table-cell table:style-name="ce9" office:value-type="string">
            <text:p>dar</text:p>
          </table:table-cell>
          <table:table-cell/>
          <table:table-cell office:value-type="string">
            <text:p>da</text:p>
          </table:table-cell>
          <table:table-cell office:value-type="string">
            <text:p>dá</text:p>
          </table:table-cell>
          <table:table-cell table:style-name="ce10" office:value-type="string">
            <text:p>dé *</text:p>
          </table:table-cell>
          <table:table-cell office:value-type="string">
            <text:p>demos</text:p>
          </table:table-cell>
          <table:table-cell office:value-type="string">
            <text:p>den</text:p>
          </table:table-cell>
        </table:table-row>
        <table:table-row table:style-name="ro1">
          <table:table-cell table:style-name="ce7" office:value-type="string">
            <text:p>&lt;"</text:p>
          </table:table-cell>
          <table:table-cell table:style-name="ce9" office:value-type="string">
            <text:p>estar</text:p>
          </table:table-cell>
          <table:table-cell/>
          <table:table-cell table:style-name="ce12" office:value-type="string">
            <text:p>está “</text:p>
          </table:table-cell>
          <table:table-cell office:value-type="string">
            <text:p>está</text:p>
          </table:table-cell>
          <table:table-cell table:style-name="ce12" office:value-type="string">
            <text:p>esté “</text:p>
          </table:table-cell>
          <table:table-cell office:value-type="string">
            <text:p>estemos</text:p>
          </table:table-cell>
          <table:table-cell table:style-name="ce12" office:value-type="string">
            <text:p>estén “</text:p>
          </table:table-cell>
        </table:table-row>
        <table:table-row table:style-name="ro1">
          <table:table-cell table:style-name="ce7"/>
          <table:table-cell table:style-name="ce9"/>
          <table:table-cell table:number-columns-repeated="6"/>
        </table:table-row>
        <table:table-row table:style-name="ro1">
          <table:table-cell table:style-name="ce7"/>
          <table:table-cell table:style-name="ce9" office:value-type="string">
            <text:p>deber</text:p>
          </table:table-cell>
          <table:table-cell/>
          <table:table-cell office:value-type="string">
            <text:p>debe</text:p>
          </table:table-cell>
          <table:table-cell office:value-type="string">
            <text:p>debé</text:p>
          </table:table-cell>
          <table:table-cell office:value-type="string">
            <text:p>deba</text:p>
          </table:table-cell>
          <table:table-cell office:value-type="string">
            <text:p>debamos</text:p>
          </table:table-cell>
          <table:table-cell office:value-type="string">
            <text:p>deban</text:p>
          </table:table-cell>
        </table:table-row>
        <table:table-row table:style-name="ro1">
          <table:table-cell table:style-name="ce7"/>
          <table:table-cell table:style-name="ce9" office:value-type="string">
            <text:p>comer</text:p>
          </table:table-cell>
          <table:table-cell/>
          <table:table-cell office:value-type="string">
            <text:p>come</text:p>
          </table:table-cell>
          <table:table-cell office:value-type="string">
            <text:p>comé</text:p>
          </table:table-cell>
          <table:table-cell office:value-type="string">
            <text:p>coma</text:p>
          </table:table-cell>
          <table:table-cell office:value-type="string">
            <text:p>comamos</text:p>
          </table:table-cell>
          <table:table-cell office:value-type="string">
            <text:p>coman</text:p>
          </table:table-cell>
        </table:table-row>
        <table:table-row table:style-name="ro1">
          <table:table-cell table:style-name="ce7" office:value-type="string">
            <text:p>“</text:p>
          </table:table-cell>
          <table:table-cell table:style-name="ce9" office:value-type="string">
            <text:p>conocer</text:p>
          </table:table-cell>
          <table:table-cell/>
          <table:table-cell office:value-type="string">
            <text:p>conoce</text:p>
          </table:table-cell>
          <table:table-cell office:value-type="string">
            <text:p>conocé</text:p>
          </table:table-cell>
          <table:table-cell table:style-name="ce12" office:value-type="string">
            <text:p>conozca “</text:p>
          </table:table-cell>
          <table:table-cell table:style-name="ce12" office:value-type="string">
            <text:p>conozcamos “</text:p>
          </table:table-cell>
          <table:table-cell table:style-name="ce12" office:value-type="string">
            <text:p>conozcan “</text:p>
          </table:table-cell>
        </table:table-row>
        <table:table-row table:style-name="ro1">
          <table:table-cell table:style-name="ce7" office:value-type="string">
            <text:p>“</text:p>
          </table:table-cell>
          <table:table-cell table:style-name="ce9" office:value-type="string">
            <text:p>parecer</text:p>
          </table:table-cell>
          <table:table-cell/>
          <table:table-cell office:value-type="string">
            <text:p>parece</text:p>
          </table:table-cell>
          <table:table-cell office:value-type="string">
            <text:p>parecé</text:p>
          </table:table-cell>
          <table:table-cell table:style-name="ce12" office:value-type="string">
            <text:p>parezca “</text:p>
          </table:table-cell>
          <table:table-cell table:style-name="ce12" office:value-type="string">
            <text:p>parezcamos “</text:p>
          </table:table-cell>
          <table:table-cell table:style-name="ce12" office:value-type="string">
            <text:p>parezcan “</text:p>
          </table:table-cell>
        </table:table-row>
        <table:table-row table:style-name="ro1">
          <table:table-cell table:style-name="ce7" office:value-type="string">
            <text:p>&lt;&gt;/</text:p>
          </table:table-cell>
          <table:table-cell table:style-name="ce9" office:value-type="string">
            <text:p>querer</text:p>
          </table:table-cell>
          <table:table-cell/>
          <table:table-cell table:style-name="ce10" office:value-type="string">
            <text:p>quiere /</text:p>
          </table:table-cell>
          <table:table-cell office:value-type="string">
            <text:p>queré</text:p>
          </table:table-cell>
          <table:table-cell table:style-name="ce10" office:value-type="string">
            <text:p>quiera /</text:p>
          </table:table-cell>
          <table:table-cell office:value-type="string">
            <text:p>queramos</text:p>
          </table:table-cell>
          <table:table-cell table:style-name="ce10" office:value-type="string">
            <text:p>quieran /</text:p>
          </table:table-cell>
        </table:table-row>
        <table:table-row table:style-name="ro1">
          <table:table-cell table:style-name="ce7" office:value-type="string">
            <text:p>&lt;&gt;/</text:p>
          </table:table-cell>
          <table:table-cell table:style-name="ce9" office:value-type="string">
            <text:p>poder</text:p>
          </table:table-cell>
          <table:table-cell/>
          <table:table-cell table:style-name="ce10" office:value-type="string">
            <text:p>puede /</text:p>
          </table:table-cell>
          <table:table-cell office:value-type="string">
            <text:p>podé</text:p>
          </table:table-cell>
          <table:table-cell table:style-name="ce10" office:value-type="string">
            <text:p>pueda /</text:p>
          </table:table-cell>
          <table:table-cell office:value-type="string">
            <text:p>podamos</text:p>
          </table:table-cell>
          <table:table-cell table:style-name="ce10" office:value-type="string">
            <text:p>puedan /</text:p>
          </table:table-cell>
        </table:table-row>
        <table:table-row table:style-name="ro1">
          <table:table-cell table:style-name="ce7" office:value-type="string">
            <text:p>&lt;&gt;g/</text:p>
          </table:table-cell>
          <table:table-cell table:style-name="ce9" office:value-type="string">
            <text:p>tener</text:p>
          </table:table-cell>
          <table:table-cell/>
          <table:table-cell table:style-name="ce10" office:value-type="string">
            <text:p>tiene /</text:p>
          </table:table-cell>
          <table:table-cell office:value-type="string">
            <text:p>tené</text:p>
          </table:table-cell>
          <table:table-cell table:style-name="ce10" office:value-type="string">
            <text:p>tenga g</text:p>
          </table:table-cell>
          <table:table-cell table:style-name="ce10" office:value-type="string">
            <text:p>tengamos g</text:p>
          </table:table-cell>
          <table:table-cell table:style-name="ce10" office:value-type="string">
            <text:p>tengan g</text:p>
          </table:table-cell>
        </table:table-row>
        <table:table-row table:style-name="ro1">
          <table:table-cell table:style-name="ce7" office:value-type="string">
            <text:p>&lt;&gt;g</text:p>
          </table:table-cell>
          <table:table-cell table:style-name="ce9" office:value-type="string">
            <text:p>poner</text:p>
          </table:table-cell>
          <table:table-cell/>
          <table:table-cell table:style-name="ce10" office:value-type="string">
            <text:p>pone</text:p>
          </table:table-cell>
          <table:table-cell office:value-type="string">
            <text:p>poné</text:p>
          </table:table-cell>
          <table:table-cell table:style-name="ce10" office:value-type="string">
            <text:p>ponga g</text:p>
          </table:table-cell>
          <table:table-cell table:style-name="ce10" office:value-type="string">
            <text:p>pongamos g</text:p>
          </table:table-cell>
          <table:table-cell table:style-name="ce10" office:value-type="string">
            <text:p>pongan g</text:p>
          </table:table-cell>
        </table:table-row>
        <table:table-row table:style-name="ro1">
          <table:table-cell table:style-name="ce7" office:value-type="string">
            <text:p>&lt;&gt;g</text:p>
          </table:table-cell>
          <table:table-cell table:style-name="ce9" office:value-type="string">
            <text:p>hacer</text:p>
          </table:table-cell>
          <table:table-cell/>
          <table:table-cell table:style-name="ce10" office:value-type="string">
            <text:p>haz *</text:p>
          </table:table-cell>
          <table:table-cell office:value-type="string">
            <text:p>hacé</text:p>
          </table:table-cell>
          <table:table-cell table:style-name="ce10" office:value-type="string">
            <text:p>haga g</text:p>
          </table:table-cell>
          <table:table-cell table:style-name="ce10" office:value-type="string">
            <text:p>hagamos g</text:p>
          </table:table-cell>
          <table:table-cell table:style-name="ce10" office:value-type="string">
            <text:p>hagan g</text:p>
          </table:table-cell>
        </table:table-row>
        <table:table-row table:style-name="ro1">
          <table:table-cell table:style-name="ce7" office:value-type="string">
            <text:p>=&lt;&gt;</text:p>
          </table:table-cell>
          <table:table-cell table:style-name="ce9" office:value-type="string">
            <text:p>haber</text:p>
          </table:table-cell>
          <table:table-cell/>
          <table:table-cell table:style-name="ce10" office:value-type="string">
            <text:p>he *</text:p>
          </table:table-cell>
          <table:table-cell office:value-type="string">
            <text:p>habé</text:p>
          </table:table-cell>
          <table:table-cell table:style-name="ce10" office:value-type="string">
            <text:p>haya =</text:p>
          </table:table-cell>
          <table:table-cell table:style-name="ce10" office:value-type="string">
            <text:p>hayamos =</text:p>
          </table:table-cell>
          <table:table-cell table:style-name="ce10" office:value-type="string">
            <text:p>hayan =</text:p>
          </table:table-cell>
        </table:table-row>
        <table:table-row table:style-name="ro1">
          <table:table-cell table:style-name="ce7" office:value-type="string">
            <text:p>=&lt;&gt;</text:p>
          </table:table-cell>
          <table:table-cell table:style-name="ce9" office:value-type="string">
            <text:p>saber</text:p>
          </table:table-cell>
          <table:table-cell/>
          <table:table-cell office:value-type="string">
            <text:p>sabe</text:p>
          </table:table-cell>
          <table:table-cell office:value-type="string">
            <text:p>sabé</text:p>
          </table:table-cell>
          <table:table-cell table:style-name="ce10" office:value-type="string">
            <text:p>sepa =</text:p>
          </table:table-cell>
          <table:table-cell table:style-name="ce10" office:value-type="string">
            <text:p>sepamos =</text:p>
          </table:table-cell>
          <table:table-cell table:style-name="ce10" office:value-type="string">
            <text:p>sepan =</text:p>
          </table:table-cell>
        </table:table-row>
        <table:table-row table:style-name="ro1">
          <table:table-cell table:style-name="ce7" office:value-type="string">
            <text:p>=&lt;~"</text:p>
          </table:table-cell>
          <table:table-cell table:style-name="ce9" office:value-type="string">
            <text:p>ser</text:p>
          </table:table-cell>
          <table:table-cell/>
          <table:table-cell table:number-columns-repeated="2" office:value-type="string">
            <text:p>sé</text:p>
          </table:table-cell>
          <table:table-cell table:style-name="ce10" office:value-type="string">
            <text:p>sea =</text:p>
          </table:table-cell>
          <table:table-cell table:style-name="ce10" office:value-type="string">
            <text:p>seamos =</text:p>
          </table:table-cell>
          <table:table-cell table:style-name="ce10" office:value-type="string">
            <text:p>sean =</text:p>
          </table:table-cell>
        </table:table-row>
        <table:table-row table:style-name="ro1">
          <table:table-cell table:style-name="ce7" office:value-type="string">
            <text:p>=~</text:p>
          </table:table-cell>
          <table:table-cell table:style-name="ce9" office:value-type="string">
            <text:p>ver</text:p>
          </table:table-cell>
          <table:table-cell/>
          <table:table-cell office:value-type="string">
            <text:p>ve</text:p>
          </table:table-cell>
          <table:table-cell office:value-type="string">
            <text:p>vé</text:p>
          </table:table-cell>
          <table:table-cell table:style-name="ce10" office:value-type="string">
            <text:p>vea =</text:p>
          </table:table-cell>
          <table:table-cell table:style-name="ce10" office:value-type="string">
            <text:p>veamos =</text:p>
          </table:table-cell>
          <table:table-cell table:style-name="ce10" office:value-type="string">
            <text:p>vean =</text:p>
          </table:table-cell>
        </table:table-row>
        <table:table-row table:style-name="ro1">
          <table:table-cell table:style-name="ce7"/>
          <table:table-cell table:style-name="ce9"/>
          <table:table-cell table:number-columns-repeated="6"/>
        </table:table-row>
        <table:table-row table:style-name="ro1">
          <table:table-cell table:style-name="ce7"/>
          <table:table-cell table:style-name="ce9" office:value-type="string">
            <text:p>vivir</text:p>
          </table:table-cell>
          <table:table-cell/>
          <table:table-cell office:value-type="string">
            <text:p>vive</text:p>
          </table:table-cell>
          <table:table-cell office:value-type="string">
            <text:p>viví</text:p>
          </table:table-cell>
          <table:table-cell office:value-type="string">
            <text:p>viva</text:p>
          </table:table-cell>
          <table:table-cell office:value-type="string">
            <text:p>vivamos</text:p>
          </table:table-cell>
          <table:table-cell office:value-type="string">
            <text:p>vivan</text:p>
          </table:table-cell>
        </table:table-row>
        <table:table-row table:style-name="ro1">
          <table:table-cell table:style-name="ce7"/>
          <table:table-cell table:style-name="ce9" office:value-type="string">
            <text:p>escribir</text:p>
          </table:table-cell>
          <table:table-cell/>
          <table:table-cell office:value-type="string">
            <text:p>escribe</text:p>
          </table:table-cell>
          <table:table-cell office:value-type="string">
            <text:p>escribí</text:p>
          </table:table-cell>
          <table:table-cell office:value-type="string">
            <text:p>escriba</text:p>
          </table:table-cell>
          <table:table-cell office:value-type="string">
            <text:p>escribamos</text:p>
          </table:table-cell>
          <table:table-cell office:value-type="string">
            <text:p>escriban</text:p>
          </table:table-cell>
        </table:table-row>
        <table:table-row table:style-name="ro1">
          <table:table-cell table:style-name="ce7"/>
          <table:table-cell table:style-name="ce9" office:value-type="string">
            <text:p>abrir</text:p>
          </table:table-cell>
          <table:table-cell/>
          <table:table-cell office:value-type="string">
            <text:p>abre</text:p>
          </table:table-cell>
          <table:table-cell office:value-type="string">
            <text:p>abrí</text:p>
          </table:table-cell>
          <table:table-cell office:value-type="string">
            <text:p>abra</text:p>
          </table:table-cell>
          <table:table-cell office:value-type="string">
            <text:p>abramos</text:p>
          </table:table-cell>
          <table:table-cell office:value-type="string">
            <text:p>abran</text:p>
          </table:table-cell>
        </table:table-row>
        <table:table-row table:style-name="ro1">
          <table:table-cell table:style-name="ce7"/>
          <table:table-cell table:style-name="ce9" office:value-type="string">
            <text:p>existir</text:p>
          </table:table-cell>
          <table:table-cell/>
          <table:table-cell office:value-type="string">
            <text:p>existe</text:p>
          </table:table-cell>
          <table:table-cell office:value-type="string">
            <text:p>existí</text:p>
          </table:table-cell>
          <table:table-cell office:value-type="string">
            <text:p>exista</text:p>
          </table:table-cell>
          <table:table-cell office:value-type="string">
            <text:p>existamos</text:p>
          </table:table-cell>
          <table:table-cell office:value-type="string">
            <text:p>existan</text:p>
          </table:table-cell>
        </table:table-row>
        <table:table-row table:style-name="ro1">
          <table:table-cell table:style-name="ce7"/>
          <table:table-cell table:style-name="ce9" office:value-type="string">
            <text:p>cumplir</text:p>
          </table:table-cell>
          <table:table-cell/>
          <table:table-cell office:value-type="string">
            <text:p>cumple</text:p>
          </table:table-cell>
          <table:table-cell office:value-type="string">
            <text:p>cumplí</text:p>
          </table:table-cell>
          <table:table-cell office:value-type="string">
            <text:p>cumpla</text:p>
          </table:table-cell>
          <table:table-cell office:value-type="string">
            <text:p>cumplamos</text:p>
          </table:table-cell>
          <table:table-cell office:value-type="string">
            <text:p>cumplan</text:p>
          </table:table-cell>
        </table:table-row>
        <table:table-row table:style-name="ro1">
          <table:table-cell table:style-name="ce7" office:value-type="string">
            <text:p>^</text:p>
          </table:table-cell>
          <table:table-cell table:style-name="ce9" office:value-type="string">
            <text:p>vestir</text:p>
          </table:table-cell>
          <table:table-cell/>
          <table:table-cell table:style-name="ce10" office:value-type="string">
            <text:p>viste ^</text:p>
          </table:table-cell>
          <table:table-cell office:value-type="string">
            <text:p>vestí</text:p>
          </table:table-cell>
          <table:table-cell table:style-name="ce10" office:value-type="string">
            <text:p>vista ^</text:p>
          </table:table-cell>
          <table:table-cell table:style-name="ce10" office:value-type="string">
            <text:p>vistamos ^</text:p>
          </table:table-cell>
          <table:table-cell table:style-name="ce10" office:value-type="string">
            <text:p>vistan ^</text:p>
          </table:table-cell>
        </table:table-row>
        <table:table-row table:style-name="ro1">
          <table:table-cell table:style-name="ce7" office:value-type="string">
            <text:p>^</text:p>
          </table:table-cell>
          <table:table-cell table:style-name="ce9" office:value-type="string">
            <text:p>pedir</text:p>
          </table:table-cell>
          <table:table-cell/>
          <table:table-cell table:style-name="ce10" office:value-type="string">
            <text:p>pide ^</text:p>
          </table:table-cell>
          <table:table-cell office:value-type="string">
            <text:p>pedí</text:p>
          </table:table-cell>
          <table:table-cell table:style-name="ce10" office:value-type="string">
            <text:p>pida ^</text:p>
          </table:table-cell>
          <table:table-cell table:style-name="ce10" office:value-type="string">
            <text:p>pidamos ^</text:p>
          </table:table-cell>
          <table:table-cell table:style-name="ce10" office:value-type="string">
            <text:p>pidan ^</text:p>
          </table:table-cell>
        </table:table-row>
        <table:table-row table:style-name="ro1">
          <table:table-cell table:style-name="ce7" office:value-type="string">
            <text:p>^”</text:p>
          </table:table-cell>
          <table:table-cell table:style-name="ce9" office:value-type="string">
            <text:p>seguir</text:p>
          </table:table-cell>
          <table:table-cell/>
          <table:table-cell table:style-name="ce10" office:value-type="string">
            <text:p>sigue ^</text:p>
          </table:table-cell>
          <table:table-cell office:value-type="string">
            <text:p>seguí</text:p>
          </table:table-cell>
          <table:table-cell table:style-name="ce10" office:value-type="string">
            <text:p>siga ^</text:p>
          </table:table-cell>
          <table:table-cell table:style-name="ce10" office:value-type="string">
            <text:p>sigamos ^</text:p>
          </table:table-cell>
          <table:table-cell table:style-name="ce10" office:value-type="string">
            <text:p>sigan ^</text:p>
          </table:table-cell>
        </table:table-row>
        <table:table-row table:style-name="ro1">
          <table:table-cell table:style-name="ce7" office:value-type="string">
            <text:p>/^</text:p>
          </table:table-cell>
          <table:table-cell table:style-name="ce9" office:value-type="string">
            <text:p>sentir</text:p>
          </table:table-cell>
          <table:table-cell/>
          <table:table-cell table:style-name="ce10" office:value-type="string">
            <text:p>siente /</text:p>
          </table:table-cell>
          <table:table-cell office:value-type="string">
            <text:p>sentí</text:p>
          </table:table-cell>
          <table:table-cell table:style-name="ce10" office:value-type="string">
            <text:p>sienta /</text:p>
          </table:table-cell>
          <table:table-cell table:style-name="ce10" office:value-type="string">
            <text:p>sintamos ^</text:p>
          </table:table-cell>
          <table:table-cell table:style-name="ce10" office:value-type="string">
            <text:p>sientan /</text:p>
          </table:table-cell>
        </table:table-row>
        <table:table-row table:style-name="ro1">
          <table:table-cell table:style-name="ce7" office:value-type="string">
            <text:p>/^</text:p>
          </table:table-cell>
          <table:table-cell table:style-name="ce9" office:value-type="string">
            <text:p>preferir</text:p>
          </table:table-cell>
          <table:table-cell/>
          <table:table-cell table:style-name="ce10" office:value-type="string">
            <text:p>prefiere /</text:p>
          </table:table-cell>
          <table:table-cell office:value-type="string">
            <text:p>preferí</text:p>
          </table:table-cell>
          <table:table-cell table:style-name="ce10" office:value-type="string">
            <text:p>prefiera /</text:p>
          </table:table-cell>
          <table:table-cell table:style-name="ce10" office:value-type="string">
            <text:p>prefiramos ^</text:p>
          </table:table-cell>
          <table:table-cell table:style-name="ce10" office:value-type="string">
            <text:p>prefieran /</text:p>
          </table:table-cell>
        </table:table-row>
        <table:table-row table:style-name="ro1">
          <table:table-cell table:style-name="ce7" office:value-type="string">
            <text:p>g”</text:p>
          </table:table-cell>
          <table:table-cell table:style-name="ce9" office:value-type="string">
            <text:p>oír</text:p>
          </table:table-cell>
          <table:table-cell/>
          <table:table-cell table:style-name="ce10" office:value-type="string">
            <text:p>oye “</text:p>
          </table:table-cell>
          <table:table-cell office:value-type="string">
            <text:p>oí</text:p>
          </table:table-cell>
          <table:table-cell table:style-name="ce10" office:value-type="string">
            <text:p>oiga g</text:p>
          </table:table-cell>
          <table:table-cell table:style-name="ce10" office:value-type="string">
            <text:p>oigamos g</text:p>
          </table:table-cell>
          <table:table-cell table:style-name="ce10" office:value-type="string">
            <text:p>oigan g</text:p>
          </table:table-cell>
        </table:table-row>
        <table:table-row table:style-name="ro1">
          <table:table-cell table:style-name="ce7" office:value-type="string">
            <text:p>&gt;g</text:p>
          </table:table-cell>
          <table:table-cell table:style-name="ce9" office:value-type="string">
            <text:p>salir</text:p>
          </table:table-cell>
          <table:table-cell/>
          <table:table-cell table:style-name="ce10" office:value-type="string">
            <text:p>sal *</text:p>
          </table:table-cell>
          <table:table-cell office:value-type="string">
            <text:p>salí</text:p>
          </table:table-cell>
          <table:table-cell table:style-name="ce10" office:value-type="string">
            <text:p>salga g</text:p>
          </table:table-cell>
          <table:table-cell table:style-name="ce10" office:value-type="string">
            <text:p>salgamos g</text:p>
          </table:table-cell>
          <table:table-cell table:style-name="ce10" office:value-type="string">
            <text:p>salgan g</text:p>
          </table:table-cell>
        </table:table-row>
        <table:table-row table:style-name="ro1">
          <table:table-cell table:style-name="ce7" office:value-type="string">
            <text:p>&lt;&gt;g/</text:p>
          </table:table-cell>
          <table:table-cell table:style-name="ce9" office:value-type="string">
            <text:p>venir</text:p>
          </table:table-cell>
          <table:table-cell/>
          <table:table-cell table:style-name="ce10" office:value-type="string">
            <text:p>ven *</text:p>
          </table:table-cell>
          <table:table-cell office:value-type="string">
            <text:p>vení</text:p>
          </table:table-cell>
          <table:table-cell table:style-name="ce10" office:value-type="string">
            <text:p>venga g</text:p>
          </table:table-cell>
          <table:table-cell table:style-name="ce10" office:value-type="string">
            <text:p>vengamos g</text:p>
          </table:table-cell>
          <table:table-cell table:style-name="ce10" office:value-type="string">
            <text:p>vengan g</text:p>
          </table:table-cell>
        </table:table-row>
        <table:table-row table:style-name="ro1">
          <table:table-cell table:style-name="ce7" office:value-type="string">
            <text:p>&lt;&gt;g^</text:p>
          </table:table-cell>
          <table:table-cell table:style-name="ce9" office:value-type="string">
            <text:p>decir</text:p>
          </table:table-cell>
          <table:table-cell/>
          <table:table-cell table:style-name="ce10" office:value-type="string">
            <text:p>di *</text:p>
          </table:table-cell>
          <table:table-cell office:value-type="string">
            <text:p>decí</text:p>
          </table:table-cell>
          <table:table-cell table:style-name="ce10" office:value-type="string">
            <text:p>diga g^</text:p>
          </table:table-cell>
          <table:table-cell table:style-name="ce10" office:value-type="string">
            <text:p>digamos g</text:p>
          </table:table-cell>
          <table:table-cell table:style-name="ce10" office:value-type="string">
            <text:p>digan g</text:p>
          </table:table-cell>
        </table:table-row>
        <table:table-row table:style-name="ro1">
          <table:table-cell table:style-name="ce7" office:value-type="string">
            <text:p>=&lt;~</text:p>
          </table:table-cell>
          <table:table-cell table:style-name="ce9" office:value-type="string">
            <text:p>ir</text:p>
          </table:table-cell>
          <table:table-cell/>
          <table:table-cell table:style-name="ce10" office:value-type="string">
            <text:p>ve *</text:p>
          </table:table-cell>
          <table:table-cell table:style-name="ce10" office:value-type="string">
            <text:p>andá *</text:p>
          </table:table-cell>
          <table:table-cell table:style-name="ce10" office:value-type="string">
            <text:p>vaya =</text:p>
          </table:table-cell>
          <table:table-cell table:style-name="ce10" office:value-type="string">
            <text:p>vayamos =</text:p>
          </table:table-cell>
          <table:table-cell table:style-name="ce10" office:value-type="string">
            <text:p>vayan =</text:p>
          </table:table-cell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mperativo negativo" table:style-name="ta1" table:print="false">
        <table:table-column table:style-name="co6" table:default-cell-style-name="Default"/>
        <table:table-column table:style-name="co5" table:default-cell-style-name="Default"/>
        <table:table-column table:style-name="co7" table:default-cell-style-name="ce13"/>
        <table:table-column table:style-name="co7" table:number-columns-repeated="5" table:default-cell-style-name="Default"/>
        <table:table-row table:style-name="ro1">
          <table:table-cell table:style-name="ce7"/>
          <table:table-cell table:style-name="ce1"/>
          <table:table-cell table:style-name="ce17"/>
          <table:table-cell table:number-columns-repeated="5"/>
        </table:table-row>
        <table:table-row table:style-name="ro1">
          <table:table-cell table:style-name="ce7"/>
          <table:table-cell table:style-name="ce8"/>
          <table:table-cell table:style-name="ce17" office:value-type="string">
            <text:p>yo</text:p>
          </table:table-cell>
          <table:table-cell table:style-name="ce1" office:value-type="string">
            <text:p>tú</text:p>
          </table:table-cell>
          <table:table-cell table:style-name="ce1" office:value-type="string">
            <text:p>vos</text:p>
          </table:table-cell>
          <table:table-cell table:style-name="ce1" office:value-type="string">
            <text:p>él</text:p>
          </table:table-cell>
          <table:table-cell table:style-name="ce1" office:value-type="string">
            <text:p>nosotros</text:p>
          </table:table-cell>
          <table:table-cell table:style-name="ce1" office:value-type="string">
            <text:p>ellos / Uds</text:p>
          </table:table-cell>
        </table:table-row>
        <table:table-row table:style-name="ro1">
          <table:table-cell table:style-name="ce7"/>
          <table:table-cell table:style-name="ce9" office:value-type="string">
            <text:p>hablar</text:p>
          </table:table-cell>
          <table:table-cell/>
          <table:table-cell table:number-columns-repeated="2" office:value-type="string">
            <text:p>no hables</text:p>
          </table:table-cell>
          <table:table-cell office:value-type="string">
            <text:p>no hable</text:p>
          </table:table-cell>
          <table:table-cell office:value-type="string">
            <text:p>no hablemos</text:p>
          </table:table-cell>
          <table:table-cell office:value-type="string">
            <text:p>no hablen</text:p>
          </table:table-cell>
        </table:table-row>
        <table:table-row table:style-name="ro1">
          <table:table-cell table:style-name="ce7"/>
          <table:table-cell table:style-name="ce9" office:value-type="string">
            <text:p>necesitar</text:p>
          </table:table-cell>
          <table:table-cell/>
          <table:table-cell table:number-columns-repeated="2" office:value-type="string">
            <text:p>no necesites</text:p>
          </table:table-cell>
          <table:table-cell office:value-type="string">
            <text:p>no necesite</text:p>
          </table:table-cell>
          <table:table-cell office:value-type="string">
            <text:p>no necesitemos</text:p>
          </table:table-cell>
          <table:table-cell office:value-type="string">
            <text:p>no necesiten</text:p>
          </table:table-cell>
        </table:table-row>
        <table:table-row table:style-name="ro1">
          <table:table-cell table:style-name="ce7"/>
          <table:table-cell table:style-name="ce9" office:value-type="string">
            <text:p>usar</text:p>
          </table:table-cell>
          <table:table-cell/>
          <table:table-cell table:number-columns-repeated="2" office:value-type="string">
            <text:p>no uses</text:p>
          </table:table-cell>
          <table:table-cell office:value-type="string">
            <text:p>no use</text:p>
          </table:table-cell>
          <table:table-cell office:value-type="string">
            <text:p>no usemos</text:p>
          </table:table-cell>
          <table:table-cell office:value-type="string">
            <text:p>no usen</text:p>
          </table:table-cell>
        </table:table-row>
        <table:table-row table:style-name="ro1">
          <table:table-cell table:style-name="ce7"/>
          <table:table-cell table:style-name="ce9" office:value-type="string">
            <text:p>mirar</text:p>
          </table:table-cell>
          <table:table-cell/>
          <table:table-cell table:number-columns-repeated="2" office:value-type="string">
            <text:p>no mires</text:p>
          </table:table-cell>
          <table:table-cell office:value-type="string">
            <text:p>no mire</text:p>
          </table:table-cell>
          <table:table-cell office:value-type="string">
            <text:p>no miremos</text:p>
          </table:table-cell>
          <table:table-cell office:value-type="string">
            <text:p>no miren</text:p>
          </table:table-cell>
        </table:table-row>
        <table:table-row table:style-name="ro1">
          <table:table-cell table:style-name="ce7"/>
          <table:table-cell table:style-name="ce9" office:value-type="string">
            <text:p>estudiar</text:p>
          </table:table-cell>
          <table:table-cell/>
          <table:table-cell table:number-columns-repeated="2" office:value-type="string">
            <text:p>no estudies</text:p>
          </table:table-cell>
          <table:table-cell office:value-type="string">
            <text:p>no estudie</text:p>
          </table:table-cell>
          <table:table-cell office:value-type="string">
            <text:p>no estudiemos</text:p>
          </table:table-cell>
          <table:table-cell office:value-type="string">
            <text:p>no estudien</text:p>
          </table:table-cell>
        </table:table-row>
        <table:table-row table:style-name="ro1">
          <table:table-cell table:style-name="ce7"/>
          <table:table-cell table:style-name="ce9" office:value-type="string">
            <text:p>llevar</text:p>
          </table:table-cell>
          <table:table-cell/>
          <table:table-cell table:number-columns-repeated="2" office:value-type="string">
            <text:p>no lleves</text:p>
          </table:table-cell>
          <table:table-cell office:value-type="string">
            <text:p>no lleve</text:p>
          </table:table-cell>
          <table:table-cell office:value-type="string">
            <text:p>no llevemos</text:p>
          </table:table-cell>
          <table:table-cell office:value-type="string">
            <text:p>no lleven</text:p>
          </table:table-cell>
        </table:table-row>
        <table:table-row table:style-name="ro1">
          <table:table-cell table:style-name="ce7"/>
          <table:table-cell table:style-name="ce9" office:value-type="string">
            <text:p>amar</text:p>
          </table:table-cell>
          <table:table-cell/>
          <table:table-cell table:number-columns-repeated="2" office:value-type="string">
            <text:p>no ames</text:p>
          </table:table-cell>
          <table:table-cell office:value-type="string">
            <text:p>no ame</text:p>
          </table:table-cell>
          <table:table-cell office:value-type="string">
            <text:p>no amemos</text:p>
          </table:table-cell>
          <table:table-cell office:value-type="string">
            <text:p>no amen</text:p>
          </table:table-cell>
        </table:table-row>
        <table:table-row table:style-name="ro1">
          <table:table-cell table:style-name="ce7" office:value-type="string">
            <text:p>“</text:p>
          </table:table-cell>
          <table:table-cell table:style-name="ce9" office:value-type="string">
            <text:p>llegar</text:p>
          </table:table-cell>
          <table:table-cell/>
          <table:table-cell table:style-name="ce12" office:value-type="string">
            <text:p>no llegues “</text:p>
          </table:table-cell>
          <table:table-cell table:style-name="ce12" office:value-type="string">
            <text:p>no llegues “</text:p>
          </table:table-cell>
          <table:table-cell table:style-name="ce12" office:value-type="string">
            <text:p>no llegue “</text:p>
          </table:table-cell>
          <table:table-cell table:style-name="ce12" office:value-type="string">
            <text:p>no lleguemos “</text:p>
          </table:table-cell>
          <table:table-cell table:style-name="ce12" office:value-type="string">
            <text:p>no lleguen “</text:p>
          </table:table-cell>
        </table:table-row>
        <table:table-row table:style-name="ro1">
          <table:table-cell table:style-name="ce7" office:value-type="string">
            <text:p>/</text:p>
          </table:table-cell>
          <table:table-cell table:style-name="ce9" office:value-type="string">
            <text:p>pensar</text:p>
          </table:table-cell>
          <table:table-cell/>
          <table:table-cell table:style-name="ce10" office:value-type="string">
            <text:p>no pienses /</text:p>
          </table:table-cell>
          <table:table-cell table:style-name="ce10" office:value-type="string">
            <text:p>no pienses /</text:p>
          </table:table-cell>
          <table:table-cell table:style-name="ce10" office:value-type="string">
            <text:p>no piense /</text:p>
          </table:table-cell>
          <table:table-cell office:value-type="string">
            <text:p>no pensemos</text:p>
          </table:table-cell>
          <table:table-cell table:style-name="ce10" office:value-type="string">
            <text:p>no piensen /</text:p>
          </table:table-cell>
        </table:table-row>
        <table:table-row table:style-name="ro1">
          <table:table-cell table:style-name="ce7" office:value-type="string">
            <text:p>/</text:p>
          </table:table-cell>
          <table:table-cell table:style-name="ce9" office:value-type="string">
            <text:p>encontrar</text:p>
          </table:table-cell>
          <table:table-cell/>
          <table:table-cell table:style-name="ce10" office:value-type="string">
            <text:p>no encuentres /</text:p>
          </table:table-cell>
          <table:table-cell table:style-name="ce10" office:value-type="string">
            <text:p>no encuentres /</text:p>
          </table:table-cell>
          <table:table-cell table:style-name="ce10" office:value-type="string">
            <text:p>no encuentre /</text:p>
          </table:table-cell>
          <table:table-cell office:value-type="string">
            <text:p>no encontremos</text:p>
          </table:table-cell>
          <table:table-cell table:style-name="ce10" office:value-type="string">
            <text:p>no encuentren /</text:p>
          </table:table-cell>
        </table:table-row>
        <table:table-row table:style-name="ro1">
          <table:table-cell table:style-name="ce7" office:value-type="string">
            <text:p>&lt;"</text:p>
          </table:table-cell>
          <table:table-cell table:style-name="ce9" office:value-type="string">
            <text:p>dar</text:p>
          </table:table-cell>
          <table:table-cell/>
          <table:table-cell table:number-columns-repeated="2" office:value-type="string">
            <text:p>no des</text:p>
          </table:table-cell>
          <table:table-cell table:style-name="ce10" office:value-type="string">
            <text:p>no dé *</text:p>
          </table:table-cell>
          <table:table-cell office:value-type="string">
            <text:p>no demos</text:p>
          </table:table-cell>
          <table:table-cell office:value-type="string">
            <text:p>no den</text:p>
          </table:table-cell>
        </table:table-row>
        <table:table-row table:style-name="ro1">
          <table:table-cell table:style-name="ce7" office:value-type="string">
            <text:p>&lt;"</text:p>
          </table:table-cell>
          <table:table-cell table:style-name="ce9" office:value-type="string">
            <text:p>estar</text:p>
          </table:table-cell>
          <table:table-cell/>
          <table:table-cell table:style-name="ce12" office:value-type="string">
            <text:p>no estés “</text:p>
          </table:table-cell>
          <table:table-cell table:style-name="ce12" office:value-type="string">
            <text:p>no estés “</text:p>
          </table:table-cell>
          <table:table-cell table:style-name="ce12" office:value-type="string">
            <text:p>no esté “</text:p>
          </table:table-cell>
          <table:table-cell office:value-type="string">
            <text:p>no estemos</text:p>
          </table:table-cell>
          <table:table-cell table:style-name="ce12" office:value-type="string">
            <text:p>no estén “</text:p>
          </table:table-cell>
        </table:table-row>
        <table:table-row table:style-name="ro1">
          <table:table-cell table:style-name="ce7"/>
          <table:table-cell table:style-name="ce9"/>
          <table:table-cell table:number-columns-repeated="6"/>
        </table:table-row>
        <table:table-row table:style-name="ro1">
          <table:table-cell table:style-name="ce7"/>
          <table:table-cell table:style-name="ce9" office:value-type="string">
            <text:p>deber</text:p>
          </table:table-cell>
          <table:table-cell/>
          <table:table-cell table:number-columns-repeated="2" office:value-type="string">
            <text:p>no debas</text:p>
          </table:table-cell>
          <table:table-cell office:value-type="string">
            <text:p>no deba</text:p>
          </table:table-cell>
          <table:table-cell office:value-type="string">
            <text:p>no debamos</text:p>
          </table:table-cell>
          <table:table-cell office:value-type="string">
            <text:p>no deban</text:p>
          </table:table-cell>
        </table:table-row>
        <table:table-row table:style-name="ro1">
          <table:table-cell table:style-name="ce7"/>
          <table:table-cell table:style-name="ce9" office:value-type="string">
            <text:p>comer</text:p>
          </table:table-cell>
          <table:table-cell/>
          <table:table-cell table:number-columns-repeated="2" office:value-type="string">
            <text:p>no comas</text:p>
          </table:table-cell>
          <table:table-cell office:value-type="string">
            <text:p>no coma</text:p>
          </table:table-cell>
          <table:table-cell office:value-type="string">
            <text:p>no comamos</text:p>
          </table:table-cell>
          <table:table-cell office:value-type="string">
            <text:p>no coman</text:p>
          </table:table-cell>
        </table:table-row>
        <table:table-row table:style-name="ro1">
          <table:table-cell table:style-name="ce7" office:value-type="string">
            <text:p>“</text:p>
          </table:table-cell>
          <table:table-cell table:style-name="ce9" office:value-type="string">
            <text:p>conocer</text:p>
          </table:table-cell>
          <table:table-cell/>
          <table:table-cell table:style-name="ce12" office:value-type="string">
            <text:p>no conozcas “</text:p>
          </table:table-cell>
          <table:table-cell table:style-name="ce12" office:value-type="string">
            <text:p>no conozcas “</text:p>
          </table:table-cell>
          <table:table-cell table:style-name="ce12" office:value-type="string">
            <text:p>no conozca “</text:p>
          </table:table-cell>
          <table:table-cell table:style-name="ce12" office:value-type="string">
            <text:p>no conozcamos “</text:p>
          </table:table-cell>
          <table:table-cell table:style-name="ce12" office:value-type="string">
            <text:p>no conozcan “</text:p>
          </table:table-cell>
        </table:table-row>
        <table:table-row table:style-name="ro1">
          <table:table-cell table:style-name="ce7" office:value-type="string">
            <text:p>“</text:p>
          </table:table-cell>
          <table:table-cell table:style-name="ce9" office:value-type="string">
            <text:p>parecer</text:p>
          </table:table-cell>
          <table:table-cell/>
          <table:table-cell table:style-name="ce12" office:value-type="string">
            <text:p>no parezcas “</text:p>
          </table:table-cell>
          <table:table-cell table:style-name="ce12" office:value-type="string">
            <text:p>no parezcas “</text:p>
          </table:table-cell>
          <table:table-cell table:style-name="ce12" office:value-type="string">
            <text:p>no parezca “</text:p>
          </table:table-cell>
          <table:table-cell table:style-name="ce12" office:value-type="string">
            <text:p>no parezcamos “</text:p>
          </table:table-cell>
          <table:table-cell table:style-name="ce12" office:value-type="string">
            <text:p>no parezcan “</text:p>
          </table:table-cell>
        </table:table-row>
        <table:table-row table:style-name="ro1">
          <table:table-cell table:style-name="ce7" office:value-type="string">
            <text:p>&lt;&gt;/</text:p>
          </table:table-cell>
          <table:table-cell table:style-name="ce9" office:value-type="string">
            <text:p>querer</text:p>
          </table:table-cell>
          <table:table-cell/>
          <table:table-cell table:style-name="ce10" office:value-type="string">
            <text:p>no quieras /</text:p>
          </table:table-cell>
          <table:table-cell table:style-name="ce10" office:value-type="string">
            <text:p>no quieras /</text:p>
          </table:table-cell>
          <table:table-cell table:style-name="ce10" office:value-type="string">
            <text:p>no quiera /</text:p>
          </table:table-cell>
          <table:table-cell office:value-type="string">
            <text:p>no queramos</text:p>
          </table:table-cell>
          <table:table-cell table:style-name="ce10" office:value-type="string">
            <text:p>no quieran /</text:p>
          </table:table-cell>
        </table:table-row>
        <table:table-row table:style-name="ro1">
          <table:table-cell table:style-name="ce7" office:value-type="string">
            <text:p>&lt;&gt;/</text:p>
          </table:table-cell>
          <table:table-cell table:style-name="ce9" office:value-type="string">
            <text:p>poder</text:p>
          </table:table-cell>
          <table:table-cell/>
          <table:table-cell table:style-name="ce10" office:value-type="string">
            <text:p>no puedas /</text:p>
          </table:table-cell>
          <table:table-cell table:style-name="ce10" office:value-type="string">
            <text:p>no puedas /</text:p>
          </table:table-cell>
          <table:table-cell table:style-name="ce10" office:value-type="string">
            <text:p>no pueda /</text:p>
          </table:table-cell>
          <table:table-cell office:value-type="string">
            <text:p>no podamos</text:p>
          </table:table-cell>
          <table:table-cell table:style-name="ce10" office:value-type="string">
            <text:p>no puedan /</text:p>
          </table:table-cell>
        </table:table-row>
        <table:table-row table:style-name="ro1">
          <table:table-cell table:style-name="ce7" office:value-type="string">
            <text:p>&lt;&gt;g/</text:p>
          </table:table-cell>
          <table:table-cell table:style-name="ce9" office:value-type="string">
            <text:p>tener</text:p>
          </table:table-cell>
          <table:table-cell/>
          <table:table-cell table:style-name="ce10" office:value-type="string">
            <text:p>no tengas g</text:p>
          </table:table-cell>
          <table:table-cell table:style-name="ce10" office:value-type="string">
            <text:p>no tengas g</text:p>
          </table:table-cell>
          <table:table-cell table:style-name="ce10" office:value-type="string">
            <text:p>no tenga g</text:p>
          </table:table-cell>
          <table:table-cell table:style-name="ce10" office:value-type="string">
            <text:p>no tengamos g</text:p>
          </table:table-cell>
          <table:table-cell table:style-name="ce10" office:value-type="string">
            <text:p>no tengan g</text:p>
          </table:table-cell>
        </table:table-row>
        <table:table-row table:style-name="ro1">
          <table:table-cell table:style-name="ce7" office:value-type="string">
            <text:p>&lt;&gt;g</text:p>
          </table:table-cell>
          <table:table-cell table:style-name="ce9" office:value-type="string">
            <text:p>poner</text:p>
          </table:table-cell>
          <table:table-cell/>
          <table:table-cell table:style-name="ce10" office:value-type="string">
            <text:p>no pongas g</text:p>
          </table:table-cell>
          <table:table-cell table:style-name="ce10" office:value-type="string">
            <text:p>no pongas g</text:p>
          </table:table-cell>
          <table:table-cell table:style-name="ce10" office:value-type="string">
            <text:p>no ponga g</text:p>
          </table:table-cell>
          <table:table-cell table:style-name="ce10" office:value-type="string">
            <text:p>no pongamos g</text:p>
          </table:table-cell>
          <table:table-cell table:style-name="ce10" office:value-type="string">
            <text:p>no pongan g</text:p>
          </table:table-cell>
        </table:table-row>
        <table:table-row table:style-name="ro1">
          <table:table-cell table:style-name="ce7" office:value-type="string">
            <text:p>&lt;&gt;g</text:p>
          </table:table-cell>
          <table:table-cell table:style-name="ce9" office:value-type="string">
            <text:p>hacer</text:p>
          </table:table-cell>
          <table:table-cell/>
          <table:table-cell table:style-name="ce10" office:value-type="string">
            <text:p>no hagas g</text:p>
          </table:table-cell>
          <table:table-cell table:style-name="ce10" office:value-type="string">
            <text:p>no hagas g</text:p>
          </table:table-cell>
          <table:table-cell table:style-name="ce10" office:value-type="string">
            <text:p>no haga g</text:p>
          </table:table-cell>
          <table:table-cell table:style-name="ce10" office:value-type="string">
            <text:p>no hagamos g</text:p>
          </table:table-cell>
          <table:table-cell table:style-name="ce10" office:value-type="string">
            <text:p>no hagan g</text:p>
          </table:table-cell>
        </table:table-row>
        <table:table-row table:style-name="ro1">
          <table:table-cell table:style-name="ce7" office:value-type="string">
            <text:p>=&lt;&gt;</text:p>
          </table:table-cell>
          <table:table-cell table:style-name="ce9" office:value-type="string">
            <text:p>haber</text:p>
          </table:table-cell>
          <table:table-cell/>
          <table:table-cell table:style-name="ce10" office:value-type="string">
            <text:p>no hayas =</text:p>
          </table:table-cell>
          <table:table-cell table:style-name="ce10" office:value-type="string">
            <text:p>no hayas =</text:p>
          </table:table-cell>
          <table:table-cell table:style-name="ce10" office:value-type="string">
            <text:p>no haya =</text:p>
          </table:table-cell>
          <table:table-cell table:style-name="ce10" office:value-type="string">
            <text:p>no hayamos =</text:p>
          </table:table-cell>
          <table:table-cell table:style-name="ce10" office:value-type="string">
            <text:p>no hayan =</text:p>
          </table:table-cell>
        </table:table-row>
        <table:table-row table:style-name="ro1">
          <table:table-cell table:style-name="ce7" office:value-type="string">
            <text:p>=&lt;&gt;</text:p>
          </table:table-cell>
          <table:table-cell table:style-name="ce9" office:value-type="string">
            <text:p>saber</text:p>
          </table:table-cell>
          <table:table-cell/>
          <table:table-cell table:style-name="ce10" office:value-type="string">
            <text:p>no sepas =</text:p>
          </table:table-cell>
          <table:table-cell table:style-name="ce10" office:value-type="string">
            <text:p>no sepas =</text:p>
          </table:table-cell>
          <table:table-cell table:style-name="ce10" office:value-type="string">
            <text:p>no sepa =</text:p>
          </table:table-cell>
          <table:table-cell table:style-name="ce10" office:value-type="string">
            <text:p>no sepamos =</text:p>
          </table:table-cell>
          <table:table-cell table:style-name="ce10" office:value-type="string">
            <text:p>no sepan =</text:p>
          </table:table-cell>
        </table:table-row>
        <table:table-row table:style-name="ro1">
          <table:table-cell table:style-name="ce7" office:value-type="string">
            <text:p>=&lt;~"</text:p>
          </table:table-cell>
          <table:table-cell table:style-name="ce9" office:value-type="string">
            <text:p>ser</text:p>
          </table:table-cell>
          <table:table-cell/>
          <table:table-cell table:style-name="ce10" office:value-type="string">
            <text:p>no seas =</text:p>
          </table:table-cell>
          <table:table-cell table:style-name="ce10" office:value-type="string">
            <text:p>no seas =</text:p>
          </table:table-cell>
          <table:table-cell table:style-name="ce10" office:value-type="string">
            <text:p>no sea =</text:p>
          </table:table-cell>
          <table:table-cell table:style-name="ce10" office:value-type="string">
            <text:p>no seamos =</text:p>
          </table:table-cell>
          <table:table-cell table:style-name="ce10" office:value-type="string">
            <text:p>no sean =</text:p>
          </table:table-cell>
        </table:table-row>
        <table:table-row table:style-name="ro1">
          <table:table-cell table:style-name="ce7" office:value-type="string">
            <text:p>=~</text:p>
          </table:table-cell>
          <table:table-cell table:style-name="ce9" office:value-type="string">
            <text:p>ver</text:p>
          </table:table-cell>
          <table:table-cell/>
          <table:table-cell table:style-name="ce10" office:value-type="string">
            <text:p>no veas =</text:p>
          </table:table-cell>
          <table:table-cell table:style-name="ce10" office:value-type="string">
            <text:p>no veas =</text:p>
          </table:table-cell>
          <table:table-cell table:style-name="ce10" office:value-type="string">
            <text:p>no vea =</text:p>
          </table:table-cell>
          <table:table-cell table:style-name="ce10" office:value-type="string">
            <text:p>no veamos =</text:p>
          </table:table-cell>
          <table:table-cell table:style-name="ce10" office:value-type="string">
            <text:p>no vean =</text:p>
          </table:table-cell>
        </table:table-row>
        <table:table-row table:style-name="ro1">
          <table:table-cell table:style-name="ce7"/>
          <table:table-cell table:style-name="ce9"/>
          <table:table-cell table:number-columns-repeated="6"/>
        </table:table-row>
        <table:table-row table:style-name="ro1">
          <table:table-cell table:style-name="ce7"/>
          <table:table-cell table:style-name="ce9" office:value-type="string">
            <text:p>vivir</text:p>
          </table:table-cell>
          <table:table-cell/>
          <table:table-cell table:number-columns-repeated="2" office:value-type="string">
            <text:p>no vivas</text:p>
          </table:table-cell>
          <table:table-cell office:value-type="string">
            <text:p>no viva</text:p>
          </table:table-cell>
          <table:table-cell office:value-type="string">
            <text:p>no vivamos</text:p>
          </table:table-cell>
          <table:table-cell office:value-type="string">
            <text:p>no vivan</text:p>
          </table:table-cell>
        </table:table-row>
        <table:table-row table:style-name="ro1">
          <table:table-cell table:style-name="ce7"/>
          <table:table-cell table:style-name="ce9" office:value-type="string">
            <text:p>escribir</text:p>
          </table:table-cell>
          <table:table-cell/>
          <table:table-cell table:number-columns-repeated="2" office:value-type="string">
            <text:p>no escribas</text:p>
          </table:table-cell>
          <table:table-cell office:value-type="string">
            <text:p>no escriba</text:p>
          </table:table-cell>
          <table:table-cell office:value-type="string">
            <text:p>no escribamos</text:p>
          </table:table-cell>
          <table:table-cell office:value-type="string">
            <text:p>no escriban</text:p>
          </table:table-cell>
        </table:table-row>
        <table:table-row table:style-name="ro1">
          <table:table-cell table:style-name="ce7"/>
          <table:table-cell table:style-name="ce9" office:value-type="string">
            <text:p>abrir</text:p>
          </table:table-cell>
          <table:table-cell/>
          <table:table-cell table:number-columns-repeated="2" office:value-type="string">
            <text:p>no abras</text:p>
          </table:table-cell>
          <table:table-cell office:value-type="string">
            <text:p>no abra</text:p>
          </table:table-cell>
          <table:table-cell office:value-type="string">
            <text:p>no abramos</text:p>
          </table:table-cell>
          <table:table-cell office:value-type="string">
            <text:p>no abran</text:p>
          </table:table-cell>
        </table:table-row>
        <table:table-row table:style-name="ro1">
          <table:table-cell table:style-name="ce7"/>
          <table:table-cell table:style-name="ce9" office:value-type="string">
            <text:p>existir</text:p>
          </table:table-cell>
          <table:table-cell/>
          <table:table-cell table:number-columns-repeated="2" office:value-type="string">
            <text:p>no existas</text:p>
          </table:table-cell>
          <table:table-cell office:value-type="string">
            <text:p>no exista</text:p>
          </table:table-cell>
          <table:table-cell office:value-type="string">
            <text:p>no existamos</text:p>
          </table:table-cell>
          <table:table-cell office:value-type="string">
            <text:p>no existan</text:p>
          </table:table-cell>
        </table:table-row>
        <table:table-row table:style-name="ro1">
          <table:table-cell table:style-name="ce7"/>
          <table:table-cell table:style-name="ce9" office:value-type="string">
            <text:p>cumplir</text:p>
          </table:table-cell>
          <table:table-cell/>
          <table:table-cell table:number-columns-repeated="2" office:value-type="string">
            <text:p>no cumplas</text:p>
          </table:table-cell>
          <table:table-cell office:value-type="string">
            <text:p>no cumpla</text:p>
          </table:table-cell>
          <table:table-cell office:value-type="string">
            <text:p>no cumplamos</text:p>
          </table:table-cell>
          <table:table-cell office:value-type="string">
            <text:p>no cumplan</text:p>
          </table:table-cell>
        </table:table-row>
        <table:table-row table:style-name="ro1">
          <table:table-cell table:style-name="ce7" office:value-type="string">
            <text:p>^</text:p>
          </table:table-cell>
          <table:table-cell table:style-name="ce9" office:value-type="string">
            <text:p>vestir</text:p>
          </table:table-cell>
          <table:table-cell/>
          <table:table-cell table:style-name="ce10" office:value-type="string">
            <text:p>no vistas ^</text:p>
          </table:table-cell>
          <table:table-cell table:style-name="ce10" office:value-type="string">
            <text:p>no vistas ^</text:p>
          </table:table-cell>
          <table:table-cell table:style-name="ce10" office:value-type="string">
            <text:p>no vista ^</text:p>
          </table:table-cell>
          <table:table-cell table:style-name="ce10" office:value-type="string">
            <text:p>no vistamos ^</text:p>
          </table:table-cell>
          <table:table-cell table:style-name="ce10" office:value-type="string">
            <text:p>no vistan ^</text:p>
          </table:table-cell>
        </table:table-row>
        <table:table-row table:style-name="ro1">
          <table:table-cell table:style-name="ce7" office:value-type="string">
            <text:p>^</text:p>
          </table:table-cell>
          <table:table-cell table:style-name="ce9" office:value-type="string">
            <text:p>pedir</text:p>
          </table:table-cell>
          <table:table-cell/>
          <table:table-cell table:style-name="ce10" office:value-type="string">
            <text:p>no pidas ^</text:p>
          </table:table-cell>
          <table:table-cell table:style-name="ce10" office:value-type="string">
            <text:p>no pidas ^</text:p>
          </table:table-cell>
          <table:table-cell table:style-name="ce10" office:value-type="string">
            <text:p>no pida ^</text:p>
          </table:table-cell>
          <table:table-cell table:style-name="ce10" office:value-type="string">
            <text:p>no pidamos ^</text:p>
          </table:table-cell>
          <table:table-cell table:style-name="ce10" office:value-type="string">
            <text:p>no pidan ^</text:p>
          </table:table-cell>
        </table:table-row>
        <table:table-row table:style-name="ro1">
          <table:table-cell table:style-name="ce7" office:value-type="string">
            <text:p>^”</text:p>
          </table:table-cell>
          <table:table-cell table:style-name="ce9" office:value-type="string">
            <text:p>seguir</text:p>
          </table:table-cell>
          <table:table-cell/>
          <table:table-cell table:style-name="ce10" office:value-type="string">
            <text:p>no sigas ^</text:p>
          </table:table-cell>
          <table:table-cell table:style-name="ce10" office:value-type="string">
            <text:p>no sigas ^</text:p>
          </table:table-cell>
          <table:table-cell table:style-name="ce10" office:value-type="string">
            <text:p>no siga ^</text:p>
          </table:table-cell>
          <table:table-cell table:style-name="ce10" office:value-type="string">
            <text:p>no sigamos ^</text:p>
          </table:table-cell>
          <table:table-cell table:style-name="ce10" office:value-type="string">
            <text:p>no sigan ^</text:p>
          </table:table-cell>
        </table:table-row>
        <table:table-row table:style-name="ro1">
          <table:table-cell table:style-name="ce7" office:value-type="string">
            <text:p>/^</text:p>
          </table:table-cell>
          <table:table-cell table:style-name="ce9" office:value-type="string">
            <text:p>sentir</text:p>
          </table:table-cell>
          <table:table-cell/>
          <table:table-cell table:style-name="ce10" office:value-type="string">
            <text:p>no sientas /</text:p>
          </table:table-cell>
          <table:table-cell table:style-name="ce10" office:value-type="string">
            <text:p>no sientas /</text:p>
          </table:table-cell>
          <table:table-cell table:style-name="ce10" office:value-type="string">
            <text:p>no sienta /</text:p>
          </table:table-cell>
          <table:table-cell table:style-name="ce10" office:value-type="string">
            <text:p>no sintamos ^</text:p>
          </table:table-cell>
          <table:table-cell table:style-name="ce10" office:value-type="string">
            <text:p>no sientan /</text:p>
          </table:table-cell>
        </table:table-row>
        <table:table-row table:style-name="ro1">
          <table:table-cell table:style-name="ce7" office:value-type="string">
            <text:p>/^</text:p>
          </table:table-cell>
          <table:table-cell table:style-name="ce9" office:value-type="string">
            <text:p>preferir</text:p>
          </table:table-cell>
          <table:table-cell/>
          <table:table-cell table:style-name="ce10" office:value-type="string">
            <text:p>no prefieras /</text:p>
          </table:table-cell>
          <table:table-cell table:style-name="ce10" office:value-type="string">
            <text:p>no prefieras /</text:p>
          </table:table-cell>
          <table:table-cell table:style-name="ce10" office:value-type="string">
            <text:p>no prefiera /</text:p>
          </table:table-cell>
          <table:table-cell table:style-name="ce10" office:value-type="string">
            <text:p>no prefiramos ^</text:p>
          </table:table-cell>
          <table:table-cell table:style-name="ce10" office:value-type="string">
            <text:p>no prefieran /</text:p>
          </table:table-cell>
        </table:table-row>
        <table:table-row table:style-name="ro1">
          <table:table-cell table:style-name="ce7" office:value-type="string">
            <text:p>g”</text:p>
          </table:table-cell>
          <table:table-cell table:style-name="ce9" office:value-type="string">
            <text:p>oír</text:p>
          </table:table-cell>
          <table:table-cell/>
          <table:table-cell table:style-name="ce10" office:value-type="string">
            <text:p>no oigas g</text:p>
          </table:table-cell>
          <table:table-cell table:style-name="ce10" office:value-type="string">
            <text:p>no oigas g</text:p>
          </table:table-cell>
          <table:table-cell table:style-name="ce10" office:value-type="string">
            <text:p>no oiga g</text:p>
          </table:table-cell>
          <table:table-cell table:style-name="ce10" office:value-type="string">
            <text:p>no oigamos g</text:p>
          </table:table-cell>
          <table:table-cell table:style-name="ce10" office:value-type="string">
            <text:p>no oigan g</text:p>
          </table:table-cell>
        </table:table-row>
        <table:table-row table:style-name="ro1">
          <table:table-cell table:style-name="ce7" office:value-type="string">
            <text:p>&gt;g</text:p>
          </table:table-cell>
          <table:table-cell table:style-name="ce9" office:value-type="string">
            <text:p>salir</text:p>
          </table:table-cell>
          <table:table-cell/>
          <table:table-cell table:style-name="ce10" office:value-type="string">
            <text:p>no salgas g</text:p>
          </table:table-cell>
          <table:table-cell table:style-name="ce10" office:value-type="string">
            <text:p>no salgas g</text:p>
          </table:table-cell>
          <table:table-cell table:style-name="ce10" office:value-type="string">
            <text:p>no salga g</text:p>
          </table:table-cell>
          <table:table-cell table:style-name="ce10" office:value-type="string">
            <text:p>no salgamos g</text:p>
          </table:table-cell>
          <table:table-cell table:style-name="ce10" office:value-type="string">
            <text:p>no salgan g</text:p>
          </table:table-cell>
        </table:table-row>
        <table:table-row table:style-name="ro1">
          <table:table-cell table:style-name="ce7" office:value-type="string">
            <text:p>&lt;&gt;g/</text:p>
          </table:table-cell>
          <table:table-cell table:style-name="ce9" office:value-type="string">
            <text:p>venir</text:p>
          </table:table-cell>
          <table:table-cell/>
          <table:table-cell table:style-name="ce10" office:value-type="string">
            <text:p>no vengas g</text:p>
          </table:table-cell>
          <table:table-cell table:style-name="ce10" office:value-type="string">
            <text:p>no vengas g</text:p>
          </table:table-cell>
          <table:table-cell table:style-name="ce10" office:value-type="string">
            <text:p>no venga g</text:p>
          </table:table-cell>
          <table:table-cell table:style-name="ce10" office:value-type="string">
            <text:p>no vengamos g</text:p>
          </table:table-cell>
          <table:table-cell table:style-name="ce10" office:value-type="string">
            <text:p>no vengan g</text:p>
          </table:table-cell>
        </table:table-row>
        <table:table-row table:style-name="ro1">
          <table:table-cell table:style-name="ce7" office:value-type="string">
            <text:p>&lt;&gt;g^</text:p>
          </table:table-cell>
          <table:table-cell table:style-name="ce9" office:value-type="string">
            <text:p>decir</text:p>
          </table:table-cell>
          <table:table-cell/>
          <table:table-cell table:style-name="ce10" office:value-type="string">
            <text:p>no digas g</text:p>
          </table:table-cell>
          <table:table-cell table:style-name="ce10" office:value-type="string">
            <text:p>no digas g</text:p>
          </table:table-cell>
          <table:table-cell table:style-name="ce10" office:value-type="string">
            <text:p>no diga g^</text:p>
          </table:table-cell>
          <table:table-cell table:style-name="ce10" office:value-type="string">
            <text:p>no digamos g</text:p>
          </table:table-cell>
          <table:table-cell table:style-name="ce10" office:value-type="string">
            <text:p>no digan g</text:p>
          </table:table-cell>
        </table:table-row>
        <table:table-row table:style-name="ro1">
          <table:table-cell table:style-name="ce7" office:value-type="string">
            <text:p>=&lt;~</text:p>
          </table:table-cell>
          <table:table-cell table:style-name="ce9" office:value-type="string">
            <text:p>ir</text:p>
          </table:table-cell>
          <table:table-cell/>
          <table:table-cell table:style-name="ce10" office:value-type="string">
            <text:p>no vayas =</text:p>
          </table:table-cell>
          <table:table-cell table:style-name="ce10" office:value-type="string">
            <text:p>no vayas =</text:p>
          </table:table-cell>
          <table:table-cell table:style-name="ce10" office:value-type="string">
            <text:p>no vaya =</text:p>
          </table:table-cell>
          <table:table-cell table:style-name="ce10" office:value-type="string">
            <text:p>no vayamos =</text:p>
          </table:table-cell>
          <table:table-cell table:style-name="ce10" office:value-type="string">
            <text:p>no vayan =</text:p>
          </table:table-cell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nfinitivos" table:style-name="ta1" table:print="false">
        <table:table-column table:style-name="co8" table:default-cell-style-name="ce7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ce1"/>
          <table:table-cell table:number-columns-repeated="9"/>
        </table:table-row>
        <table:table-row table:style-name="ro1">
          <table:table-cell/>
          <table:table-cell table:style-name="ce8"/>
          <table:table-cell table:style-name="ce1" office:value-type="string">
            <text:p>gerundio</text:p>
          </table:table-cell>
          <table:table-cell table:style-name="ce1" office:value-type="string">
            <text:p>participio</text:p>
          </table:table-cell>
          <table:table-cell table:style-name="ce1" table:number-columns-repeated="3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9" office:value-type="string">
            <text:p>hablar</text:p>
          </table:table-cell>
          <table:table-cell table:style-name="ce13" office:value-type="string">
            <text:p>hablando</text:p>
          </table:table-cell>
          <table:table-cell table:style-name="ce13" office:value-type="string">
            <text:p>hablado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>
            <text:p>necesitar</text:p>
          </table:table-cell>
          <table:table-cell table:style-name="ce13" office:value-type="string">
            <text:p>necesitando</text:p>
          </table:table-cell>
          <table:table-cell table:style-name="ce13" office:value-type="string">
            <text:p>necesitado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>
            <text:p>usar</text:p>
          </table:table-cell>
          <table:table-cell table:style-name="ce13" office:value-type="string">
            <text:p>usando</text:p>
          </table:table-cell>
          <table:table-cell table:style-name="ce13" office:value-type="string">
            <text:p>usado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>
            <text:p>mirar</text:p>
          </table:table-cell>
          <table:table-cell table:style-name="ce13" office:value-type="string">
            <text:p>mirando</text:p>
          </table:table-cell>
          <table:table-cell table:style-name="ce13" office:value-type="string">
            <text:p>mirado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>
            <text:p>estudiar</text:p>
          </table:table-cell>
          <table:table-cell table:style-name="ce13" office:value-type="string">
            <text:p>estudiando</text:p>
          </table:table-cell>
          <table:table-cell table:style-name="ce13" office:value-type="string">
            <text:p>estudiado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>
            <text:p>llevar</text:p>
          </table:table-cell>
          <table:table-cell table:style-name="ce13" office:value-type="string">
            <text:p>llevando</text:p>
          </table:table-cell>
          <table:table-cell table:style-name="ce13" office:value-type="string">
            <text:p>llevado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>
            <text:p>amar</text:p>
          </table:table-cell>
          <table:table-cell table:style-name="ce13" office:value-type="string">
            <text:p>amando</text:p>
          </table:table-cell>
          <table:table-cell table:style-name="ce13" office:value-type="string">
            <text:p>amado</text:p>
          </table:table-cell>
          <table:table-cell table:number-columns-repeated="7"/>
        </table:table-row>
        <table:table-row table:style-name="ro1">
          <table:table-cell office:value-type="string">
            <text:p>“</text:p>
          </table:table-cell>
          <table:table-cell table:style-name="ce9" office:value-type="string">
            <text:p>llegar</text:p>
          </table:table-cell>
          <table:table-cell table:style-name="ce13" office:value-type="string">
            <text:p>llegando</text:p>
          </table:table-cell>
          <table:table-cell table:style-name="ce13" office:value-type="string">
            <text:p>llegado</text:p>
          </table:table-cell>
          <table:table-cell table:style-name="ce10"/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office:value-type="string">
            <text:p>/</text:p>
          </table:table-cell>
          <table:table-cell table:style-name="ce9" office:value-type="string">
            <text:p>pensar</text:p>
          </table:table-cell>
          <table:table-cell table:style-name="ce13" office:value-type="string">
            <text:p>pensando</text:p>
          </table:table-cell>
          <table:table-cell table:style-name="ce13" office:value-type="string">
            <text:p>pensado</text:p>
          </table:table-cell>
          <table:table-cell table:number-columns-repeated="4"/>
          <table:table-cell table:style-name="ce10"/>
          <table:table-cell table:number-columns-repeated="2"/>
        </table:table-row>
        <table:table-row table:style-name="ro1">
          <table:table-cell office:value-type="string">
            <text:p>/</text:p>
          </table:table-cell>
          <table:table-cell table:style-name="ce9" office:value-type="string">
            <text:p>encontrar</text:p>
          </table:table-cell>
          <table:table-cell table:style-name="ce13" office:value-type="string">
            <text:p>encontrando</text:p>
          </table:table-cell>
          <table:table-cell table:style-name="ce13" office:value-type="string">
            <text:p>encontrado</text:p>
          </table:table-cell>
          <table:table-cell table:number-columns-repeated="4"/>
          <table:table-cell table:style-name="ce10"/>
          <table:table-cell table:number-columns-repeated="2"/>
        </table:table-row>
        <table:table-row table:style-name="ro1">
          <table:table-cell office:value-type="string">
            <text:p>&lt;"</text:p>
          </table:table-cell>
          <table:table-cell table:style-name="ce9" office:value-type="string">
            <text:p>dar</text:p>
          </table:table-cell>
          <table:table-cell table:style-name="ce14" office:value-type="string">
            <text:p>dando</text:p>
          </table:table-cell>
          <table:table-cell table:style-name="ce13" office:value-type="string">
            <text:p>dado</text:p>
          </table:table-cell>
          <table:table-cell table:style-name="ce10"/>
          <table:table-cell table:number-columns-repeated="3"/>
          <table:table-cell table:style-name="ce10" table:number-columns-repeated="2"/>
          <table:table-cell/>
        </table:table-row>
        <table:table-row table:style-name="ro1">
          <table:table-cell office:value-type="string">
            <text:p>&lt;"</text:p>
          </table:table-cell>
          <table:table-cell table:style-name="ce9" office:value-type="string">
            <text:p>estar</text:p>
          </table:table-cell>
          <table:table-cell table:style-name="ce13" office:value-type="string">
            <text:p>estando</text:p>
          </table:table-cell>
          <table:table-cell table:style-name="ce13" office:value-type="string">
            <text:p>estado</text:p>
          </table:table-cell>
          <table:table-cell table:style-name="ce10"/>
          <table:table-cell table:number-columns-repeated="3"/>
          <table:table-cell table:style-name="ce10" table:number-columns-repeated="2"/>
          <table:table-cell/>
        </table:table-row>
        <table:table-row table:style-name="ro1">
          <table:table-cell/>
          <table:table-cell table:style-name="ce9"/>
          <table:table-cell table:style-name="ce13" table:number-columns-repeated="2"/>
          <table:table-cell table:number-columns-repeated="7"/>
        </table:table-row>
        <table:table-row table:style-name="ro1">
          <table:table-cell/>
          <table:table-cell table:style-name="ce9" office:value-type="string">
            <text:p>deber</text:p>
          </table:table-cell>
          <table:table-cell table:style-name="ce13" office:value-type="string">
            <text:p>debiendo</text:p>
          </table:table-cell>
          <table:table-cell table:style-name="ce13" office:value-type="string">
            <text:p>debido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>
            <text:p>comer</text:p>
          </table:table-cell>
          <table:table-cell table:style-name="ce13" office:value-type="string">
            <text:p>comiendo</text:p>
          </table:table-cell>
          <table:table-cell table:style-name="ce13" office:value-type="string">
            <text:p>comido</text:p>
          </table:table-cell>
          <table:table-cell table:number-columns-repeated="7"/>
        </table:table-row>
        <table:table-row table:style-name="ro1">
          <table:table-cell office:value-type="string">
            <text:p>“</text:p>
          </table:table-cell>
          <table:table-cell table:style-name="ce9" office:value-type="string">
            <text:p>conocer</text:p>
          </table:table-cell>
          <table:table-cell table:style-name="ce13" office:value-type="string">
            <text:p>conociendo</text:p>
          </table:table-cell>
          <table:table-cell table:style-name="ce13" office:value-type="string">
            <text:p>conocido</text:p>
          </table:table-cell>
          <table:table-cell table:number-columns-repeated="4"/>
          <table:table-cell table:style-name="ce10"/>
          <table:table-cell table:number-columns-repeated="2"/>
        </table:table-row>
        <table:table-row table:style-name="ro1">
          <table:table-cell office:value-type="string">
            <text:p>“</text:p>
          </table:table-cell>
          <table:table-cell table:style-name="ce9" office:value-type="string">
            <text:p>parecer</text:p>
          </table:table-cell>
          <table:table-cell table:style-name="ce13" office:value-type="string">
            <text:p>pareciendo</text:p>
          </table:table-cell>
          <table:table-cell table:style-name="ce13" office:value-type="string">
            <text:p>parecido</text:p>
          </table:table-cell>
          <table:table-cell table:number-columns-repeated="4"/>
          <table:table-cell table:style-name="ce10"/>
          <table:table-cell table:number-columns-repeated="2"/>
        </table:table-row>
        <table:table-row table:style-name="ro1">
          <table:table-cell office:value-type="string">
            <text:p>&lt;&gt;/</text:p>
          </table:table-cell>
          <table:table-cell table:style-name="ce9" office:value-type="string">
            <text:p>querer</text:p>
          </table:table-cell>
          <table:table-cell table:style-name="ce13" office:value-type="string">
            <text:p>queriendo</text:p>
          </table:table-cell>
          <table:table-cell table:style-name="ce13" office:value-type="string">
            <text:p>querido</text:p>
          </table:table-cell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/>
        </table:table-row>
        <table:table-row table:style-name="ro1">
          <table:table-cell office:value-type="string">
            <text:p>&lt;&gt;/</text:p>
          </table:table-cell>
          <table:table-cell table:style-name="ce9" office:value-type="string">
            <text:p>poder</text:p>
          </table:table-cell>
          <table:table-cell table:style-name="ce10" office:value-type="string">
            <text:p>pudiendo *</text:p>
          </table:table-cell>
          <table:table-cell table:style-name="ce13" office:value-type="string">
            <text:p>podido</text:p>
          </table:table-cell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/>
        </table:table-row>
        <table:table-row table:style-name="ro1">
          <table:table-cell office:value-type="string">
            <text:p>&lt;&gt;g/</text:p>
          </table:table-cell>
          <table:table-cell table:style-name="ce9" office:value-type="string">
            <text:p>tener</text:p>
          </table:table-cell>
          <table:table-cell table:style-name="ce13" office:value-type="string">
            <text:p>teniendo</text:p>
          </table:table-cell>
          <table:table-cell table:style-name="ce13" office:value-type="string">
            <text:p>tenido</text:p>
          </table:table-cell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/>
        </table:table-row>
        <table:table-row table:style-name="ro1">
          <table:table-cell office:value-type="string">
            <text:p>&lt;&gt;g</text:p>
          </table:table-cell>
          <table:table-cell table:style-name="ce9" office:value-type="string">
            <text:p>poner</text:p>
          </table:table-cell>
          <table:table-cell table:style-name="ce13" office:value-type="string">
            <text:p>poniendo</text:p>
          </table:table-cell>
          <table:table-cell table:style-name="ce10" office:value-type="string">
            <text:p>puesto *</text:p>
          </table:table-cell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/>
        </table:table-row>
        <table:table-row table:style-name="ro1">
          <table:table-cell office:value-type="string">
            <text:p>&lt;&gt;g</text:p>
          </table:table-cell>
          <table:table-cell table:style-name="ce9" office:value-type="string">
            <text:p>hacer</text:p>
          </table:table-cell>
          <table:table-cell table:style-name="ce13" office:value-type="string">
            <text:p>haciendo</text:p>
          </table:table-cell>
          <table:table-cell table:style-name="ce10" office:value-type="string">
            <text:p>hecho *</text:p>
          </table:table-cell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/>
        </table:table-row>
        <table:table-row table:style-name="ro1">
          <table:table-cell office:value-type="string">
            <text:p>=&lt;&gt;</text:p>
          </table:table-cell>
          <table:table-cell table:style-name="ce9" office:value-type="string">
            <text:p>haber</text:p>
          </table:table-cell>
          <table:table-cell table:style-name="ce13" office:value-type="string">
            <text:p>habiendo</text:p>
          </table:table-cell>
          <table:table-cell table:style-name="ce13" office:value-type="string">
            <text:p>habido</text:p>
          </table:table-cell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/>
        </table:table-row>
        <table:table-row table:style-name="ro1">
          <table:table-cell office:value-type="string">
            <text:p>=&lt;&gt;</text:p>
          </table:table-cell>
          <table:table-cell table:style-name="ce9" office:value-type="string">
            <text:p>saber</text:p>
          </table:table-cell>
          <table:table-cell table:style-name="ce13" office:value-type="string">
            <text:p>sabiendo</text:p>
          </table:table-cell>
          <table:table-cell table:style-name="ce13" office:value-type="string">
            <text:p>sabido</text:p>
          </table:table-cell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/>
        </table:table-row>
        <table:table-row table:style-name="ro1">
          <table:table-cell office:value-type="string">
            <text:p>=&lt;~"</text:p>
          </table:table-cell>
          <table:table-cell table:style-name="ce9" office:value-type="string">
            <text:p>ser</text:p>
          </table:table-cell>
          <table:table-cell table:style-name="ce13" office:value-type="string">
            <text:p>siendo</text:p>
          </table:table-cell>
          <table:table-cell table:style-name="ce13" office:value-type="string">
            <text:p>sido</text:p>
          </table:table-cell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/>
        </table:table-row>
        <table:table-row table:style-name="ro1">
          <table:table-cell office:value-type="string">
            <text:p>=~</text:p>
          </table:table-cell>
          <table:table-cell table:style-name="ce9" office:value-type="string">
            <text:p>ver</text:p>
          </table:table-cell>
          <table:table-cell table:style-name="ce13" office:value-type="string">
            <text:p>viendo</text:p>
          </table:table-cell>
          <table:table-cell table:style-name="ce10" office:value-type="string">
            <text:p>visto *</text:p>
          </table:table-cell>
          <table:table-cell table:style-name="ce10"/>
          <table:table-cell/>
          <table:table-cell table:style-name="ce13"/>
          <table:table-cell/>
          <table:table-cell table:style-name="ce10"/>
          <table:table-cell table:number-columns-repeated="2"/>
        </table:table-row>
        <table:table-row table:style-name="ro1">
          <table:table-cell/>
          <table:table-cell table:style-name="ce9"/>
          <table:table-cell table:style-name="ce13" table:number-columns-repeated="2"/>
          <table:table-cell table:number-columns-repeated="7"/>
        </table:table-row>
        <table:table-row table:style-name="ro1">
          <table:table-cell/>
          <table:table-cell table:style-name="ce9" office:value-type="string">
            <text:p>vivir</text:p>
          </table:table-cell>
          <table:table-cell table:style-name="ce13" office:value-type="string">
            <text:p>viviendo</text:p>
          </table:table-cell>
          <table:table-cell table:style-name="ce13" office:value-type="string">
            <text:p>vivido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>
            <text:p>escribir</text:p>
          </table:table-cell>
          <table:table-cell table:style-name="ce13" office:value-type="string">
            <text:p>escribiendo</text:p>
          </table:table-cell>
          <table:table-cell table:style-name="ce10" office:value-type="string">
            <text:p>escrito *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>
            <text:p>abrir</text:p>
          </table:table-cell>
          <table:table-cell table:style-name="ce13" office:value-type="string">
            <text:p>abriendo</text:p>
          </table:table-cell>
          <table:table-cell table:style-name="ce10" office:value-type="string">
            <text:p>abierto *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>
            <text:p>existir</text:p>
          </table:table-cell>
          <table:table-cell table:style-name="ce13" office:value-type="string">
            <text:p>existiendo</text:p>
          </table:table-cell>
          <table:table-cell table:style-name="ce13" office:value-type="string">
            <text:p>existido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>
            <text:p>cumplir</text:p>
          </table:table-cell>
          <table:table-cell table:style-name="ce13" office:value-type="string">
            <text:p>cumpliendo</text:p>
          </table:table-cell>
          <table:table-cell table:style-name="ce13" office:value-type="string">
            <text:p>cumplido</text:p>
          </table:table-cell>
          <table:table-cell table:number-columns-repeated="7"/>
        </table:table-row>
        <table:table-row table:style-name="ro1">
          <table:table-cell office:value-type="string">
            <text:p>^</text:p>
          </table:table-cell>
          <table:table-cell table:style-name="ce9" office:value-type="string">
            <text:p>vestir</text:p>
          </table:table-cell>
          <table:table-cell table:style-name="ce10" office:value-type="string">
            <text:p>vistiendo ^</text:p>
          </table:table-cell>
          <table:table-cell table:style-name="ce13" office:value-type="string">
            <text:p>vestido</text:p>
          </table:table-cell>
          <table:table-cell table:number-columns-repeated="4"/>
          <table:table-cell table:style-name="ce10" table:number-columns-repeated="2"/>
          <table:table-cell/>
        </table:table-row>
        <table:table-row table:style-name="ro1">
          <table:table-cell office:value-type="string">
            <text:p>^</text:p>
          </table:table-cell>
          <table:table-cell table:style-name="ce9" office:value-type="string">
            <text:p>pedir</text:p>
          </table:table-cell>
          <table:table-cell table:style-name="ce10" office:value-type="string">
            <text:p>pidiendo ^</text:p>
          </table:table-cell>
          <table:table-cell table:style-name="ce13" office:value-type="string">
            <text:p>pedido</text:p>
          </table:table-cell>
          <table:table-cell table:number-columns-repeated="4"/>
          <table:table-cell table:style-name="ce10" table:number-columns-repeated="2"/>
          <table:table-cell/>
        </table:table-row>
        <table:table-row table:style-name="ro1">
          <table:table-cell office:value-type="string">
            <text:p>^”</text:p>
          </table:table-cell>
          <table:table-cell table:style-name="ce9" office:value-type="string">
            <text:p>seguir</text:p>
          </table:table-cell>
          <table:table-cell table:style-name="ce10" office:value-type="string">
            <text:p>siguiendo ^</text:p>
          </table:table-cell>
          <table:table-cell table:style-name="ce13" office:value-type="string">
            <text:p>seguido</text:p>
          </table:table-cell>
          <table:table-cell table:number-columns-repeated="4"/>
          <table:table-cell table:style-name="ce10" table:number-columns-repeated="2"/>
          <table:table-cell/>
        </table:table-row>
        <table:table-row table:style-name="ro1">
          <table:table-cell office:value-type="string">
            <text:p>/^</text:p>
          </table:table-cell>
          <table:table-cell table:style-name="ce9" office:value-type="string">
            <text:p>sentir</text:p>
          </table:table-cell>
          <table:table-cell table:style-name="ce10" office:value-type="string">
            <text:p>sintiendo ^</text:p>
          </table:table-cell>
          <table:table-cell table:style-name="ce13" office:value-type="string">
            <text:p>sentido</text:p>
          </table:table-cell>
          <table:table-cell table:number-columns-repeated="4"/>
          <table:table-cell table:style-name="ce10" table:number-columns-repeated="2"/>
          <table:table-cell/>
        </table:table-row>
        <table:table-row table:style-name="ro1">
          <table:table-cell office:value-type="string">
            <text:p>/^</text:p>
          </table:table-cell>
          <table:table-cell table:style-name="ce9" office:value-type="string">
            <text:p>preferir</text:p>
          </table:table-cell>
          <table:table-cell table:style-name="ce10" office:value-type="string">
            <text:p>prefiriendo ^</text:p>
          </table:table-cell>
          <table:table-cell table:style-name="ce13" office:value-type="string">
            <text:p>preferido</text:p>
          </table:table-cell>
          <table:table-cell table:number-columns-repeated="4"/>
          <table:table-cell table:style-name="ce10" table:number-columns-repeated="2"/>
          <table:table-cell/>
        </table:table-row>
        <table:table-row table:style-name="ro1">
          <table:table-cell office:value-type="string">
            <text:p>g”</text:p>
          </table:table-cell>
          <table:table-cell table:style-name="ce9" office:value-type="string">
            <text:p>oír</text:p>
          </table:table-cell>
          <table:table-cell table:style-name="ce12" office:value-type="string">
            <text:p>oyendo “</text:p>
          </table:table-cell>
          <table:table-cell table:style-name="ce13" office:value-type="string">
            <text:p>oído</text:p>
          </table:table-cell>
          <table:table-cell table:number-columns-repeated="4"/>
          <table:table-cell table:style-name="ce10" table:number-columns-repeated="2"/>
          <table:table-cell/>
        </table:table-row>
        <table:table-row table:style-name="ro1">
          <table:table-cell office:value-type="string">
            <text:p>&gt;g</text:p>
          </table:table-cell>
          <table:table-cell table:style-name="ce9" office:value-type="string">
            <text:p>salir</text:p>
          </table:table-cell>
          <table:table-cell table:style-name="ce13" office:value-type="string">
            <text:p>saliendo</text:p>
          </table:table-cell>
          <table:table-cell table:style-name="ce13" office:value-type="string">
            <text:p>salido</text:p>
          </table:table-cell>
          <table:table-cell table:number-columns-repeated="2"/>
          <table:table-cell table:style-name="ce10"/>
          <table:table-cell/>
          <table:table-cell table:style-name="ce10"/>
          <table:table-cell table:style-name="ce13"/>
          <table:table-cell/>
        </table:table-row>
        <table:table-row table:style-name="ro1">
          <table:table-cell office:value-type="string">
            <text:p>&lt;&gt;g/</text:p>
          </table:table-cell>
          <table:table-cell table:style-name="ce9" office:value-type="string">
            <text:p>venir</text:p>
          </table:table-cell>
          <table:table-cell table:style-name="ce10" office:value-type="string">
            <text:p>viniendo ^</text:p>
          </table:table-cell>
          <table:table-cell table:style-name="ce13" office:value-type="string">
            <text:p>venido</text:p>
          </table:table-cell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/>
        </table:table-row>
        <table:table-row table:style-name="ro1">
          <table:table-cell office:value-type="string">
            <text:p>&lt;&gt;g^</text:p>
          </table:table-cell>
          <table:table-cell table:style-name="ce9" office:value-type="string">
            <text:p>decir</text:p>
          </table:table-cell>
          <table:table-cell table:style-name="ce10" office:value-type="string">
            <text:p>diciendo ^</text:p>
          </table:table-cell>
          <table:table-cell table:style-name="ce10" office:value-type="string">
            <text:p>dicho *</text:p>
          </table:table-cell>
          <table:table-cell table:style-name="ce10" table:number-columns-repeated="3"/>
          <table:table-cell/>
          <table:table-cell table:style-name="ce10" table:number-columns-repeated="2"/>
          <table:table-cell/>
        </table:table-row>
        <table:table-row table:style-name="ro1">
          <table:table-cell office:value-type="string">
            <text:p>=&lt;~</text:p>
          </table:table-cell>
          <table:table-cell table:style-name="ce9" office:value-type="string">
            <text:p>ir</text:p>
          </table:table-cell>
          <table:table-cell table:style-name="ce12" office:value-type="string">
            <text:p>yendo “</text:p>
          </table:table-cell>
          <table:table-cell table:style-name="ce13" office:value-type="string">
            <text:p>ido</text:p>
          </table:table-cell>
          <table:table-cell table:style-name="ce10"/>
          <table:table-cell table:number-columns-repeated="3"/>
          <table:table-cell table:style-name="ce10" table:number-columns-repeated="2"/>
          <table:table-cell/>
        </table:table-row>
        <table:table-row table:style-name="ro1" table:number-rows-repeated="1048531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L PGothic" svg:font-family="'VL PGothic'" style:font-family-generic="swiss" style:font-pitch="variable"/>
    <style:font-face style:name="DejaVu Sans" svg:font-family="'DejaVu Sans'" style:font-family-generic="system" style:font-pitch="variable"/>
    <style:font-face style:name="VL PGothic1" svg:font-family="'VL PGothi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PGothic" fo:language="es" fo:country="AR" style:font-name-asian="DejaVu Sans" style:language-asian="ja" style:country-asian="JP" style:font-name-complex="VL PGothic1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VL PGothic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23/09/2011</text:date>, <text:time>16:31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ger Keays</meta:initial-creator>
    <meta:creation-date>2011-06-23T03:04:37</meta:creation-date>
    <dc:date>2011-09-23T16:16:07</dc:date>
    <dc:creator>Roger Keays</dc:creator>
    <meta:editing-duration>PT196H23M54S</meta:editing-duration>
    <meta:editing-cycles>34</meta:editing-cycles>
    <meta:generator>OpenOffice.org/3.1$Linux OpenOffice.org_project/310m19$Build-9420</meta:generator>
    <meta:document-statistic meta:table-count="11" meta:cell-count="2899" meta:object-count="0"/>
  </office:meta>
</office:document-meta>
</file>